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5cm" svg:stroke-color="#000000" draw:marker-start-width="0.425cm" draw:marker-end-width="0.425cm" draw:fill="solid" draw:fill-color="#ffffcc" draw:textarea-horizontal-align="justify" draw:textarea-vertical-align="middle" draw:auto-grow-height="false" fo:padding-top="0.2cm" fo:padding-bottom="0.2cm" fo:padding-left="0.325cm" fo:padding-right="0.325cm"/>
    </style:style>
    <style:style style:name="gr2" style:family="graphic" style:parent-style-name="standard">
      <style:graphic-properties svg:stroke-width="0.05cm" svg:stroke-color="#000000" draw:marker-start-width="0.425cm" draw:marker-end-width="0.42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svg:stroke-color="#000000" draw:marker-start-width="0.275cm" draw:marker-end-width="0.275cm" draw:fill="solid" draw:fill-color="#dddddd" draw:textarea-horizontal-align="justify" draw:textarea-vertical-align="middle" draw:auto-grow-height="false" fo:padding-top="0.15cm" fo:padding-bottom="0.15cm" fo:padding-left="0.275cm" fo:padding-right="0.275cm"/>
    </style:style>
    <style:style style:name="gr6"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7" style:family="graphic" style:parent-style-name="standard">
      <style:graphic-properties svg:stroke-width="0.05cm" svg:stroke-color="#000000" draw:marker-start-width="0.275cm" draw:marker-end-width="0.275cm" draw:fill="solid" draw:fill-color="#b2b2b2"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svg:stroke-color="#000000" draw:marker-start-width="0.35cm" draw:marker-end-width="0.35cm" draw:fill="none"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1" style:family="graphic" style:parent-style-name="standard">
      <style:graphic-properties svg:stroke-width="0.05cm" svg:stroke-color="#000000" draw:marker-start-width="0.275cm" draw:marker-end-width="0.275cm" draw:fill="solid" draw:fill-color="#00cc00"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svg:stroke-width="0.05cm" svg:stroke-color="#000000" draw:marker-start-width="0.275cm" draw:marker-end-width="0.275cm" draw:fill="none" draw:fill-color="#ffffff" fo:min-height="0.39cm"/>
    </style:style>
    <style:style style:name="gr13"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14" style:family="graphic" style:parent-style-name="standard">
      <style:graphic-properties svg:stroke-width="0.02cm" svg:stroke-color="#000000" draw:marker-start-width="0.23cm" draw:marker-end-width="0.23cm" draw:fill="solid" draw:fill-color="#ff3333" draw:textarea-horizontal-align="justify" draw:textarea-vertical-align="middle" draw:auto-grow-height="false" fo:padding-top="0.135cm" fo:padding-bottom="0.135cm" fo:padding-left="0.26cm" fo:padding-right="0.26cm"/>
    </style:style>
    <style:style style:name="gr15"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16" style:family="graphic" style:parent-style-name="objectwithoutfill">
      <style:graphic-properties draw:fill="none" draw:textarea-vertical-align="middle"/>
    </style:style>
    <style:style style:name="gr17" style:family="graphic" style:parent-style-name="standard">
      <style:graphic-properties svg:stroke-width="0.05cm" svg:stroke-color="#000000" draw:marker-start-width="0.275cm" draw:marker-end-width="0.275cm" draw:fill="solid" draw:fill-color="#0066ff"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3cm" svg:stroke-color="#000000" draw:marker-start-width="0.245cm" draw:marker-end-width="0.245cm" draw:fill="none" draw:textarea-vertical-align="middle" fo:padding-top="0.14cm" fo:padding-bottom="0.14cm" fo:padding-left="0.265cm" fo:padding-right="0.265cm"/>
    </style:style>
    <style:style style:name="gr19" style:family="graphic" style:parent-style-name="objectwithoutfill">
      <style:graphic-properties svg:stroke-width="0.08cm" svg:stroke-color="#000000" draw:marker-start-width="0.32cm" draw:marker-end-width="0.32cm" draw:fill="none" draw:textarea-vertical-align="middle" fo:padding-top="0.165cm" fo:padding-bottom="0.165cm" fo:padding-left="0.29cm" fo:padding-right="0.29cm"/>
    </style:style>
    <style:style style:name="gr20" style:family="graphic" style:parent-style-name="objectwithoutfill">
      <style:graphic-properties svg:stroke-width="0.05cm" svg:stroke-color="#00ccff" draw:marker-start-width="0.275cm" draw:marker-end="Arrow" draw:marker-end-width="0.2cm" draw:fill="none" draw:textarea-vertical-align="middle" fo:padding-top="0.15cm" fo:padding-bottom="0.15cm" fo:padding-left="0.275cm" fo:padding-right="0.275cm"/>
    </style:style>
    <style:style style:name="gr21" style:family="graphic" style:parent-style-name="standard">
      <style:graphic-properties svg:stroke-width="0.03cm" svg:stroke-color="#3333ff" draw:marker-start-width="0.245cm" draw:marker-end-width="0.245cm" draw:fill="solid" draw:fill-color="#eeeeee" draw:textarea-horizontal-align="justify" draw:textarea-vertical-align="middle" draw:auto-grow-height="false" fo:padding-top="0.14cm" fo:padding-bottom="0.14cm" fo:padding-left="0.265cm" fo:padding-right="0.265cm"/>
    </style:style>
    <style:style style:name="gr22" style:family="graphic" style:parent-style-name="standard">
      <style:graphic-properties svg:stroke-width="0.02cm" svg:stroke-color="#000000" draw:marker-start-width="0.23cm" draw:marker-end-width="0.23cm" draw:fill="solid" draw:fill-color="#b2b2b2" draw:textarea-horizontal-align="justify" draw:textarea-vertical-align="middle" draw:auto-grow-height="false" fo:padding-top="0.135cm" fo:padding-bottom="0.135cm" fo:padding-left="0.26cm" fo:padding-right="0.26cm"/>
    </style:style>
    <style:style style:name="gr23" style:family="graphic" style:parent-style-name="standard">
      <style:graphic-properties draw:stroke="none" svg:stroke-width="0.05cm" svg:stroke-color="#000000" draw:marker-start-width="0.275cm" draw:marker-end-width="0.275cm" draw:fill="none" draw:fill-color="#ffffff" fo:min-height="0.319cm"/>
    </style:style>
    <style:style style:name="gr24"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25" style:family="graphic" style:parent-style-name="standard">
      <style:graphic-properties draw:stroke="none" svg:stroke-width="0.05cm" svg:stroke-color="#000000" draw:marker-start-width="0.275cm" draw:marker-end-width="0.275cm" draw:fill="none" draw:fill-color="#ffffff" fo:min-height="0.637cm"/>
    </style:style>
    <style:style style:name="gr26" style:family="graphic" style:parent-style-name="standard">
      <style:graphic-properties svg:stroke-width="0.03cm" svg:stroke-color="#ffffff" draw:marker-start-width="0.245cm" draw:marker-end-width="0.245cm" draw:fill="solid" draw:fill-color="#ffffff" draw:textarea-horizontal-align="justify" draw:textarea-vertical-align="middle" draw:auto-grow-height="false" fo:padding-top="0.14cm" fo:padding-bottom="0.14cm" fo:padding-left="0.265cm" fo:padding-right="0.265cm"/>
    </style:style>
    <style:style style:name="gr27" style:family="graphic" style:parent-style-name="standard">
      <style:graphic-properties svg:stroke-width="0.15cm" svg:stroke-color="#000000" draw:marker-start-width="0.425cm" draw:marker-end-width="0.425cm" draw:fill="solid" draw:fill-color="#000000"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03cm" svg:stroke-color="#000000" draw:marker-start-width="0.245cm" draw:marker-end-width="0.245cm" draw:fill="solid" draw:fill-color="#999999" draw:textarea-horizontal-align="justify" draw:textarea-vertical-align="middle" draw:auto-grow-height="false" fo:padding-top="0.14cm" fo:padding-bottom="0.14cm" fo:padding-left="0.265cm" fo:padding-right="0.265cm"/>
    </style:style>
    <style:style style:name="gr29" style:family="graphic" style:parent-style-name="standard">
      <style:graphic-properties svg:stroke-width="0.03cm" svg:stroke-color="#000000" draw:marker-start-width="0.245cm" draw:marker-end-width="0.245cm" draw:fill-color="#999999" draw:textarea-horizontal-align="justify" draw:textarea-vertical-align="middle" draw:auto-grow-height="false" fo:padding-top="0.14cm" fo:padding-bottom="0.14cm" fo:padding-left="0.265cm" fo:padding-right="0.265cm"/>
    </style:style>
    <style:style style:name="gr30" style:family="graphic" style:parent-style-name="standard">
      <style:graphic-properties svg:stroke-width="0.03cm" svg:stroke-color="#000000" draw:marker-start-width="0.245cm" draw:marker-end-width="0.245cm" draw:fill="solid" draw:fill-color="#666666" draw:textarea-horizontal-align="justify" draw:textarea-vertical-align="middle" draw:auto-grow-height="false" fo:padding-top="0.14cm" fo:padding-bottom="0.14cm" fo:padding-left="0.265cm" fo:padding-right="0.265cm"/>
    </style:style>
    <style:style style:name="gr31" style:family="graphic" style:parent-style-name="standard">
      <style:graphic-properties svg:stroke-width="0.03cm" svg:stroke-color="#000000" draw:marker-start-width="0.29cm" draw:marker-end-width="0.29cm" draw:fill="solid" draw:fill-color="#333333" draw:textarea-horizontal-align="justify" draw:textarea-vertical-align="middle" draw:auto-grow-height="false" fo:padding-top="0.14cm" fo:padding-bottom="0.14cm" fo:padding-left="0.265cm" fo:padding-right="0.265cm"/>
    </style:style>
    <style:style style:name="gr32"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33" style:family="graphic" style:parent-style-name="standard">
      <style:graphic-properties svg:stroke-width="0.02cm" svg:stroke-color="#000000" draw:marker-start-width="0.275cm" draw:marker-end-width="0.275cm" draw:fill="solid" draw:fill-color="#ffffff" draw:textarea-horizontal-align="justify" draw:textarea-vertical-align="middle" draw:auto-grow-height="false" fo:padding-top="0.135cm" fo:padding-bottom="0.135cm" fo:padding-left="0.26cm" fo:padding-right="0.26cm"/>
    </style:style>
    <style:style style:name="gr34" style:family="graphic" style:parent-style-name="standard">
      <style:graphic-properties svg:stroke-width="0.03cm" svg:stroke-color="#000000" draw:marker-start-width="0.245cm" draw:marker-end-width="0.245cm" draw:fill="solid" draw:fill-color="#ffcc00" draw:textarea-horizontal-align="justify" draw:textarea-vertical-align="middle" draw:auto-grow-height="false" fo:padding-top="0.14cm" fo:padding-bottom="0.14cm" fo:padding-left="0.265cm" fo:padding-right="0.265cm"/>
    </style:style>
    <style:style style:name="gr35" style:family="graphic" style:parent-style-name="standard">
      <style:graphic-properties svg:stroke-width="0.02cm" svg:stroke-color="#000000" draw:marker-start-width="0.275cm" draw:marker-end-width="0.275cm" draw:fill-color="#ffcc00" draw:textarea-horizontal-align="justify" draw:textarea-vertical-align="middle" draw:auto-grow-height="false" fo:padding-top="0.135cm" fo:padding-bottom="0.135cm" fo:padding-left="0.26cm" fo:padding-right="0.26cm"/>
    </style:style>
    <style:style style:name="gr36" style:family="graphic" style:parent-style-name="standard">
      <style:graphic-properties svg:stroke-width="0.02cm" svg:stroke-color="#000000" draw:marker-start-width="0.23cm" draw:marker-end-width="0.23cm" draw:fill="solid" draw:fill-color="#ffcc00" draw:textarea-horizontal-align="justify" draw:textarea-vertical-align="middle" draw:auto-grow-height="false" fo:padding-top="0.135cm" fo:padding-bottom="0.135cm" fo:padding-left="0.26cm" fo:padding-right="0.26cm"/>
    </style:style>
    <style:style style:name="gr37" style:family="graphic" style:parent-style-name="standard">
      <style:graphic-properties svg:stroke-width="0.02cm" svg:stroke-color="#000000" draw:marker-start-width="0.275cm" draw:marker-end-width="0.275cm" draw:fill="solid" draw:fill-color="#ffcc00" draw:textarea-horizontal-align="justify" draw:textarea-vertical-align="middle" draw:auto-grow-height="false" fo:padding-top="0.135cm" fo:padding-bottom="0.135cm" fo:padding-left="0.26cm" fo:padding-right="0.26cm"/>
    </style:style>
    <style:style style:name="gr38" style:family="graphic" style:parent-style-name="standard">
      <style:graphic-properties draw:stroke="none" svg:stroke-width="0.05cm" svg:stroke-color="#000000" draw:marker-start-width="0.275cm" draw:marker-end-width="0.275cm" draw:fill="none" draw:fill-color="#ffffff" fo:min-height="0.475cm"/>
    </style:style>
    <style:style style:name="gr39" style:family="graphic" style:parent-style-name="standard">
      <style:graphic-properties draw:stroke="none" svg:stroke-width="0.05cm" svg:stroke-color="#000000" draw:marker-start-width="0.275cm" draw:marker-end-width="0.275cm" draw:fill="none" draw:fill-color="#ffffff" fo:min-height="0.949cm"/>
    </style:style>
    <style:style style:name="gr40" style:family="graphic" style:parent-style-name="standard">
      <style:graphic-properties svg:stroke-width="0.03cm" svg:stroke-color="#000000" draw:marker-start-width="0.29cm" draw:marker-end-width="0.29cm" draw:fill="solid" draw:fill-color="#666666" draw:textarea-horizontal-align="justify" draw:textarea-vertical-align="middle" draw:auto-grow-height="false" fo:padding-top="0.14cm" fo:padding-bottom="0.14cm" fo:padding-left="0.265cm" fo:padding-right="0.265cm"/>
    </style:style>
    <style:style style:name="gr41" style:family="graphic" style:parent-style-name="standard">
      <style:graphic-properties svg:stroke-width="0.03cm" svg:stroke-color="#000000" draw:marker-start-width="0.29cm" draw:marker-end-width="0.29cm" draw:fill="solid" draw:fill-color="#808080" draw:textarea-horizontal-align="justify" draw:textarea-vertical-align="middle" draw:auto-grow-height="false" fo:padding-top="0.14cm" fo:padding-bottom="0.14cm" fo:padding-left="0.265cm" fo:padding-right="0.265cm"/>
    </style:style>
    <style:style style:name="gr42" style:family="graphic" style:parent-style-name="standard">
      <style:graphic-properties svg:stroke-width="0.02cm" svg:stroke-color="#000000" draw:marker-start-width="0.23cm" draw:marker-end-width="0.23cm" draw:fill="solid" draw:fill-color="#333333" draw:textarea-horizontal-align="justify" draw:textarea-vertical-align="middle" draw:auto-grow-height="false" fo:padding-top="0.135cm" fo:padding-bottom="0.135cm" fo:padding-left="0.26cm" fo:padding-right="0.26cm"/>
    </style:style>
    <style:style style:name="gr4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4" style:family="graphic" style:parent-style-name="standard">
      <style:graphic-properties svg:stroke-width="0.02cm" svg:stroke-color="#000000" draw:marker-start-width="0.23cm" draw:marker-end-width="0.23cm" draw:fill="solid" draw:fill-color="#dddddd" draw:textarea-horizontal-align="justify" draw:textarea-vertical-align="middle" draw:auto-grow-height="false" fo:padding-top="0.135cm" fo:padding-bottom="0.135cm" fo:padding-left="0.26cm" fo:padding-right="0.26cm"/>
    </style:style>
    <style:style style:name="gr45" style:family="graphic" style:parent-style-name="standard">
      <style:graphic-properties svg:stroke-width="0.03cm" svg:stroke-color="#000000" draw:marker-start-width="0.335cm" draw:marker-end-width="0.335cm" draw:fill-color="#666666" draw:textarea-horizontal-align="justify" draw:textarea-vertical-align="middle" draw:auto-grow-height="false" fo:padding-top="0.14cm" fo:padding-bottom="0.14cm" fo:padding-left="0.265cm" fo:padding-right="0.265cm"/>
    </style:style>
    <style:style style:name="gr46" style:family="graphic" style:parent-style-name="standard">
      <style:graphic-properties svg:stroke-width="0.03cm" svg:stroke-color="#000000" draw:marker-start-width="0.38cm" draw:marker-end-width="0.38cm" draw:fill="solid" draw:fill-color="#dddddd" draw:textarea-horizontal-align="justify" draw:textarea-vertical-align="middle" draw:auto-grow-height="false" fo:padding-top="0.14cm" fo:padding-bottom="0.14cm" fo:padding-left="0.265cm" fo:padding-right="0.265cm"/>
    </style:style>
    <style:style style:name="gr47" style:family="graphic" style:parent-style-name="standard">
      <style:graphic-properties svg:stroke-width="0.03cm" svg:stroke-color="#000000" draw:marker-start-width="0.335cm" draw:marker-end-width="0.335cm" draw:fill="solid" draw:fill-color="#cccccc" draw:textarea-horizontal-align="justify" draw:textarea-vertical-align="middle" draw:auto-grow-height="false" fo:padding-top="0.14cm" fo:padding-bottom="0.14cm" fo:padding-left="0.265cm" fo:padding-right="0.265cm"/>
    </style:style>
    <style:style style:name="gr48"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49" style:family="graphic" style:parent-style-name="standard">
      <style:graphic-properties svg:stroke-width="0.05cm" svg:stroke-color="#666666" draw:marker-start-width="0.425cm" draw:marker-end-width="0.425cm" draw:fill="none" draw:textarea-horizontal-align="justify" draw:textarea-vertical-align="middle" draw:auto-grow-height="false" fo:padding-top="0.15cm" fo:padding-bottom="0.15cm" fo:padding-left="0.275cm" fo:padding-right="0.275cm"/>
    </style:style>
    <style:style style:name="gr50" style:family="graphic" style:parent-style-name="standard">
      <style:graphic-properties svg:stroke-width="0.03cm" svg:stroke-color="#000000" draw:marker-start-width="0.29cm" draw:marker-end-width="0.29cm" draw:fill-color="#666666" draw:textarea-horizontal-align="justify" draw:textarea-vertical-align="middle" draw:auto-grow-height="false" fo:padding-top="0.14cm" fo:padding-bottom="0.14cm" fo:padding-left="0.265cm" fo:padding-right="0.265cm"/>
    </style:style>
    <style:style style:name="gr51" style:family="graphic" style:parent-style-name="standard">
      <style:graphic-properties svg:stroke-color="#000000" draw:fill="solid" draw:fill-color="#000000" draw:textarea-horizontal-align="justify" draw:textarea-vertical-align="middle" draw:auto-grow-height="false"/>
    </style:style>
    <style:style style:name="gr52" style:family="graphic" style:parent-style-name="standard">
      <style:graphic-properties draw:stroke="none" svg:stroke-width="0.05cm" svg:stroke-color="#000000" draw:marker-start-width="0.275cm" draw:marker-end-width="0.275cm" draw:fill="none" draw:fill-color="#ffffff" fo:min-height="0.488cm"/>
    </style:style>
    <style:style style:name="gr53" style:family="graphic" style:parent-style-name="standard">
      <style:graphic-properties draw:stroke="none" svg:stroke-color="#000000" draw:fill="solid" draw:fill-color="#000000" draw:textarea-horizontal-align="justify" draw:textarea-vertical-align="middle" draw:auto-grow-height="false"/>
    </style:style>
    <style:style style:name="gr54" style:family="graphic" style:parent-style-name="objectwithoutfill">
      <style:graphic-properties svg:stroke-color="#000000" draw:marker-end="Arrow" draw:marker-end-width="0.1cm" draw:fill="none" draw:textarea-vertical-align="middle"/>
    </style:style>
    <style:style style:name="gr55" style:family="graphic" style:parent-style-name="standard">
      <style:graphic-properties draw:stroke="none" svg:stroke-color="#000000" draw:fill="none" fo:min-height="1.055cm"/>
    </style:style>
    <style:style style:name="gr56" style:family="graphic" style:parent-style-name="standard">
      <style:graphic-properties draw:stroke="none" svg:stroke-width="0.05cm" svg:stroke-color="#000000" draw:marker-start-width="0.275cm" draw:marker-end-width="0.275cm" draw:fill="none" draw:fill-color="#ffffff" fo:min-height="1.557cm"/>
    </style:style>
    <style:style style:name="gr57" style:family="graphic" style:parent-style-name="standard">
      <style:graphic-properties draw:stroke="none" svg:stroke-width="0.05cm" svg:stroke-color="#000000" draw:marker-start-width="0.275cm" draw:marker-end-width="0.275cm" draw:fill="none" draw:fill-color="#ffffff" fo:min-height="0.779cm"/>
    </style:style>
    <style:style style:name="gr58" style:family="graphic" style:parent-style-name="standard">
      <style:graphic-properties draw:stroke="none" svg:stroke-width="0.05cm" svg:stroke-color="#000000" draw:marker-start-width="0.275cm" draw:marker-end-width="0.275cm" draw:fill="none" draw:fill-color="#ffffff" fo:min-height="1.168cm"/>
    </style:style>
    <style:style style:name="gr59" style:family="graphic" style:parent-style-name="standard">
      <style:graphic-properties draw:stroke="none" svg:stroke-color="#000000" draw:fill="none" fo:min-height="0.488cm"/>
    </style:style>
    <style:style style:name="gr60" style:family="graphic" style:parent-style-name="standard">
      <style:graphic-properties draw:stroke="none" svg:stroke-width="0.05cm" svg:stroke-color="#000000" draw:marker-start-width="0.275cm" draw:marker-end-width="0.275cm" draw:fill="none" draw:fill-color="#ffffff" fo:min-height="3.113cm"/>
    </style:style>
    <style:style style:name="gr61" style:family="graphic" style:parent-style-name="standard">
      <style:graphic-properties draw:stroke="none" svg:stroke-width="0.05cm" svg:stroke-color="#000000" draw:marker-start-width="0.275cm" draw:marker-end-width="0.275cm" draw:fill="solid" draw:fill-color="#ffffff" fo:min-height="0.319cm"/>
    </style:style>
    <style:style style:name="gr62" style:family="graphic" style:parent-style-name="standard">
      <style:graphic-properties svg:stroke-color="#000000" draw:fill="solid" draw:fill-color="#ff3333" draw:textarea-horizontal-align="justify" draw:textarea-vertical-align="middle" draw:auto-grow-height="false"/>
    </style:style>
    <style:style style:name="gr63" style:family="graphic" style:parent-style-name="standard">
      <style:graphic-properties draw:stroke="none" svg:stroke-color="#ff3333" draw:fill="solid" draw:fill-color="#ff3333" draw:textarea-horizontal-align="justify" draw:textarea-vertical-align="middle" draw:auto-grow-height="false"/>
    </style:style>
    <style:style style:name="gr64" style:family="graphic" style:parent-style-name="objectwithoutfill">
      <style:graphic-properties svg:stroke-color="#ff3333" draw:marker-end="Arrow" draw:marker-end-width="0.1cm" draw:fill="none" draw:textarea-vertical-align="middle"/>
    </style:style>
    <style:style style:name="gr65" style:family="graphic" style:parent-style-name="standard">
      <style:graphic-properties svg:stroke-width="0.02cm" svg:stroke-color="#000000" draw:marker-start-width="0.23cm" draw:marker-end-width="0.23cm" draw:fill="solid" draw:fill-color="#cccccc" draw:textarea-horizontal-align="justify" draw:textarea-vertical-align="middle" draw:auto-grow-height="false" fo:padding-top="0.135cm" fo:padding-bottom="0.135cm" fo:padding-left="0.26cm" fo:padding-right="0.26cm"/>
    </style:style>
    <style:style style:name="gr66" style:family="graphic" style:parent-style-name="standard">
      <style:graphic-properties draw:stroke="none" svg:stroke-width="0.05cm" svg:stroke-color="#000000" draw:marker-start-width="0.275cm" draw:marker-end-width="0.275cm" draw:fill="solid" draw:fill-color="#ffffff" draw:opacity="80%" fo:min-height="1.131cm" draw:shadow-opacity="80%"/>
    </style:style>
    <style:style style:name="gr67" style:family="graphic" style:parent-style-name="standard">
      <style:graphic-properties draw:stroke="none" svg:stroke-color="#ffffff" draw:fill="solid" draw:fill-color="#ffffff" draw:opacity="70%" draw:textarea-horizontal-align="justify" draw:textarea-vertical-align="middle" draw:auto-grow-height="false" draw:shadow-opacity="70%"/>
    </style:style>
    <style:style style:name="gr68" style:family="graphic" style:parent-style-name="standard">
      <style:graphic-properties draw:stroke="none" svg:stroke-width="0.05cm" svg:stroke-color="#000000" draw:marker-start-width="0.275cm" draw:marker-end-width="0.275cm" draw:fill="none" draw:fill-color="#ffffff" fo:min-height="2.724cm"/>
    </style:style>
    <style:style style:name="gr69" style:family="graphic" style:parent-style-name="standard">
      <style:graphic-properties draw:stroke="none" draw:fill="solid" draw:fill-color="#ffffff" draw:opacity="70%" draw:textarea-horizontal-align="justify" draw:textarea-vertical-align="middle" draw:auto-grow-height="false" draw:shadow-opacity="70%"/>
    </style:style>
    <style:style style:name="P1" style:family="paragraph">
      <loext:graphic-properties draw:fill="solid" draw:fill-color="#ffffcc"/>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solid" draw:fill-color="#dddddd"/>
      <style:paragraph-properties fo:text-align="center"/>
    </style:style>
    <style:style style:name="P5" style:family="paragraph">
      <loext:graphic-properties draw:fill="solid" draw:fill-color="#b2b2b2"/>
      <style:paragraph-properties fo:text-align="center"/>
    </style:style>
    <style:style style:name="P6" style:family="paragraph">
      <loext:graphic-properties draw:fill="solid" draw:fill-color="#00cc00"/>
      <style:paragraph-properties fo:text-align="center"/>
    </style:style>
    <style:style style:name="P7" style:family="paragraph">
      <loext:graphic-properties draw:fill="none" draw:fill-color="#ffffff"/>
      <style:text-properties style:font-name="Arial" fo:font-size="10pt" style:font-size-asian="10pt" style:font-size-complex="10pt"/>
    </style:style>
    <style:style style:name="P8" style:family="paragraph">
      <loext:graphic-properties draw:fill="solid" draw:fill-color="#ff3333"/>
      <style:paragraph-properties fo:text-align="center"/>
    </style:style>
    <style:style style:name="P9" style:family="paragraph">
      <style:paragraph-properties fo:text-align="center"/>
    </style:style>
    <style:style style:name="P10" style:family="paragraph">
      <loext:graphic-properties draw:fill="solid" draw:fill-color="#0066ff"/>
      <style:paragraph-properties fo:text-align="center"/>
    </style:style>
    <style:style style:name="P11" style:family="paragraph">
      <loext:graphic-properties draw:fill="solid" draw:fill-color="#eeeeee"/>
      <style:paragraph-properties fo:text-align="center"/>
    </style:style>
    <style:style style:name="P12" style:family="paragraph">
      <loext:graphic-properties draw:fill="none" draw:fill-color="#ffffff"/>
      <style:text-properties style:font-name="Arial" fo:font-size="8pt" style:font-size-asian="8pt" style:font-size-complex="8pt"/>
    </style:style>
    <style:style style:name="P13" style:family="paragraph">
      <loext:graphic-properties draw:fill="solid" draw:fill-color="#000000"/>
      <style:paragraph-properties fo:text-align="center"/>
    </style:style>
    <style:style style:name="P14" style:family="paragraph">
      <loext:graphic-properties draw:fill="solid" draw:fill-color="#999999"/>
      <style:paragraph-properties fo:text-align="center"/>
    </style:style>
    <style:style style:name="P15" style:family="paragraph">
      <loext:graphic-properties draw:fill-color="#999999"/>
      <style:paragraph-properties fo:text-align="center"/>
    </style:style>
    <style:style style:name="P16" style:family="paragraph">
      <loext:graphic-properties draw:fill="solid" draw:fill-color="#666666"/>
      <style:paragraph-properties fo:text-align="center"/>
    </style:style>
    <style:style style:name="P17" style:family="paragraph">
      <loext:graphic-properties draw:fill="solid" draw:fill-color="#333333"/>
      <style:paragraph-properties fo:text-align="center"/>
    </style:style>
    <style:style style:name="P18" style:family="paragraph">
      <loext:graphic-properties draw:fill="solid" draw:fill-color="#ffcc00"/>
      <style:paragraph-properties fo:text-align="center"/>
    </style:style>
    <style:style style:name="P19" style:family="paragraph">
      <loext:graphic-properties draw:fill-color="#ffcc00"/>
      <style:paragraph-properties fo:text-align="center"/>
    </style:style>
    <style:style style:name="P20" style:family="paragraph">
      <loext:graphic-properties draw:fill="none" draw:fill-color="#ffffff"/>
      <style:text-properties style:font-name="Arial" fo:font-size="12pt" style:font-size-asian="12pt" style:font-size-complex="12pt"/>
    </style:style>
    <style:style style:name="P21" style:family="paragraph">
      <loext:graphic-properties draw:fill="solid" draw:fill-color="#808080"/>
      <style:paragraph-properties fo:text-align="center"/>
    </style:style>
    <style:style style:name="P22" style:family="paragraph">
      <loext:graphic-properties draw:fill-color="#666666"/>
      <style:paragraph-properties fo:text-align="center"/>
    </style:style>
    <style:style style:name="P23" style:family="paragraph">
      <loext:graphic-properties draw:fill="solid" draw:fill-color="#cccccc"/>
      <style:paragraph-properties fo:text-align="center"/>
    </style:style>
    <style:style style:name="P24" style:family="paragraph">
      <loext:graphic-properties draw:fill="none" draw:fill-color="#ffffff"/>
      <style:text-properties style:font-name="Arial" fo:font-size="12pt" fo:font-weight="bold" style:font-size-asian="12pt" style:font-weight-asian="bold" style:font-size-complex="12pt" style:font-weight-complex="bold"/>
    </style:style>
    <style:style style:name="P25" style:family="paragraph">
      <loext:graphic-properties draw:fill="none"/>
      <style:text-properties style:font-name="Arial" fo:font-size="12pt" fo:font-weight="bold" style:font-size-asian="12pt" style:font-weight-asian="bold" style:font-size-complex="12pt" style:font-weight-complex="bold"/>
    </style:style>
    <style:style style:name="P26" style:family="paragraph">
      <loext:graphic-properties draw:fill="solid" draw:fill-color="#ffffff"/>
      <style:text-properties style:font-name="Arial" fo:font-size="8pt" style:font-size-asian="8pt" style:font-size-complex="8pt"/>
    </style:style>
    <style:style style:name="P27" style:family="paragraph">
      <loext:graphic-properties draw:fill="solid" draw:fill-color="#ffffff" draw:opacity="80%"/>
      <style:paragraph-properties fo:text-align="center"/>
      <style:text-properties style:font-name="Arial" fo:font-size="8pt" style:font-size-asian="8pt" style:font-size-complex="8pt"/>
    </style:style>
    <style:style style:name="P28" style:family="paragraph">
      <loext:graphic-properties draw:fill="solid" draw:fill-color="#ffffff" draw:opacity="70%"/>
      <style:paragraph-properties fo:text-align="center"/>
    </style:style>
    <style:style style:name="T1" style:family="text">
      <style:text-properties style:font-name="Arial" fo:font-size="10pt" style:font-size-asian="10pt" style:font-size-complex="10pt"/>
    </style:style>
    <style:style style:name="T2" style:family="text">
      <style:text-properties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style:font-name="Arial"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2.8cm" svg:x="1.3cm" svg:y="13.6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412cm" svg:height="0.9cm" svg:x="10.8cm" svg:y="10.155cm">
          <text:p/>
          <draw:enhanced-geometry svg:viewBox="0 0 21600 21600" draw:path-stretchpoint-x="10800" draw:path-stretchpoint-y="10800" draw:text-areas="?f3 ?f4 ?f5 ?f6" draw:type="round-rectangle" draw:modifiers="9775.70715474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6cm" svg:height="0.7cm" svg:x="10.401cm" svg:y="10.601cm">
          <text:p/>
          <draw:enhanced-geometry svg:viewBox="0 0 21600 21600" draw:type="rectangle" draw:enhanced-path="M 0 0 L 21600 0 21600 21600 0 21600 0 0 Z N"/>
        </draw:custom-shape>
        <draw:custom-shape draw:style-name="gr4" draw:text-style-name="P3" draw:layer="layout" svg:width="4cm" svg:height="2.1cm" svg:x="4.3cm" svg:y="9.9cm">
          <text:p/>
          <draw:enhanced-geometry svg:viewBox="0 0 21600 21600" draw:type="rectangle" draw:enhanced-path="M 0 0 L 21600 0 21600 21600 0 21600 0 0 Z N"/>
        </draw:custom-shape>
        <draw:custom-shape draw:style-name="gr5" draw:text-style-name="P4" draw:layer="layout" svg:width="0.798cm" svg:height="0.798cm" svg:x="10.204cm" svg:y="11.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12.102cm" svg:y="11.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0.3cm" svg:y1="11.65cm" svg:x2="12.8cm" svg:y2="11.65cm">
            <text:p/>
          </draw:line>
          <draw:line draw:style-name="gr6" draw:text-style-name="P2" draw:layer="layout" svg:x1="12.601cm" svg:y1="11.751cm" svg:x2="12.701cm" svg:y2="11.551cm">
            <text:p/>
          </draw:line>
          <draw:line draw:style-name="gr6" draw:text-style-name="P2" draw:layer="layout" svg:x1="12.501cm" svg:y1="11.751cm" svg:x2="12.601cm" svg:y2="11.551cm">
            <text:p/>
          </draw:line>
          <draw:line draw:style-name="gr6" draw:text-style-name="P2" draw:layer="layout" svg:x1="12.401cm" svg:y1="11.751cm" svg:x2="12.501cm" svg:y2="11.551cm">
            <text:p/>
          </draw:line>
          <draw:line draw:style-name="gr6" draw:text-style-name="P2" draw:layer="layout" svg:x1="12.301cm" svg:y1="11.751cm" svg:x2="12.401cm" svg:y2="11.551cm">
            <text:p/>
          </draw:line>
          <draw:line draw:style-name="gr6" draw:text-style-name="P2" draw:layer="layout" svg:x1="10.401cm" svg:y1="11.751cm" svg:x2="10.501cm" svg:y2="11.551cm">
            <text:p/>
          </draw:line>
          <draw:line draw:style-name="gr6" draw:text-style-name="P2" draw:layer="layout" svg:x1="10.501cm" svg:y1="11.751cm" svg:x2="10.601cm" svg:y2="11.551cm">
            <text:p/>
          </draw:line>
          <draw:line draw:style-name="gr6" draw:text-style-name="P2" draw:layer="layout" svg:x1="10.6cm" svg:y1="11.75cm" svg:x2="10.7cm" svg:y2="11.55cm">
            <text:p/>
          </draw:line>
          <draw:line draw:style-name="gr6" draw:text-style-name="P2" draw:layer="layout" svg:x1="10.701cm" svg:y1="11.751cm" svg:x2="10.801cm" svg:y2="11.551cm">
            <text:p/>
          </draw:line>
        </draw:g>
        <draw:custom-shape draw:style-name="gr7" draw:text-style-name="P5" draw:layer="layout" svg:width="1.3cm" svg:height="0.511cm" svg:x="10.914cm" svg:y="11.389cm">
          <text:p/>
          <draw:enhanced-geometry svg:viewBox="0 0 21600 21600" draw:mirror-horizontal="false" draw:mirror-vertical="false" draw:type="rectangle" draw:enhanced-path="M 0 0 L 21600 0 21600 21600 0 21600 0 0 Z N"/>
        </draw:custom-shape>
        <draw:custom-shape draw:style-name="gr7" draw:text-style-name="P5" draw:layer="layout" svg:width="0.2cm" svg:height="0.2cm" svg:x="12.4cm" svg:y="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10.502cm" svg:y="11.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9.2cm" svg:y1="12cm" svg:x2="13.1cm" svg:y2="12cm">
          <text:p/>
        </draw:line>
        <draw:line draw:style-name="gr6" draw:text-style-name="P2" draw:layer="layout" svg:x1="13.1cm" svg:y1="12cm" svg:x2="13.1cm" svg:y2="11.5cm">
          <text:p/>
        </draw:line>
        <draw:line draw:style-name="gr6" draw:text-style-name="P2" draw:layer="layout" svg:x1="12.9cm" svg:y1="11.5cm" svg:x2="13.1cm" svg:y2="11.5cm">
          <text:p/>
        </draw:line>
        <draw:line draw:style-name="gr6" draw:text-style-name="P2" draw:layer="layout" svg:x1="13cm" svg:y1="10.6cm" svg:x2="13cm" svg:y2="11.5cm">
          <text:p/>
        </draw:line>
        <draw:line draw:style-name="gr6" draw:text-style-name="P2" draw:layer="layout" svg:x1="10.5cm" svg:y1="10.6cm" svg:x2="13cm" svg:y2="10.6cm">
          <text:p/>
        </draw:line>
        <draw:line draw:style-name="gr6" draw:text-style-name="P2" draw:layer="layout" svg:x1="9.2cm" svg:y1="9.9cm" svg:x2="9.2cm" svg:y2="12cm">
          <text:p/>
        </draw:line>
        <draw:line draw:style-name="gr6" draw:text-style-name="P2" draw:layer="layout" svg:x1="8.9cm" svg:y1="9.9cm" svg:x2="10.5cm" svg:y2="9.9cm">
          <text:p/>
        </draw:line>
        <draw:custom-shape draw:style-name="gr8" draw:text-style-name="P2" draw:layer="layout" svg:width="0.4cm" svg:height="1.3cm" svg:x="12.2cm" svg:y="9.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4cm" svg:x="11.5cm" svg:y="10.2cm">
          <text:p/>
          <draw:enhanced-geometry svg:viewBox="0 0 21600 21600" draw:type="rectangle" draw:enhanced-path="M 0 0 L 21600 0 21600 21600 0 21600 0 0 Z N"/>
        </draw:custom-shape>
        <draw:path draw:style-name="gr10" draw:text-style-name="P2" draw:layer="layout" svg:width="2.099cm" svg:height="0.309cm" svg:x="9.2cm" svg:y="11.089cm" svg:viewBox="0 0 2100 310" svg:d="M2100 310c0-399-2100-299-2100-299">
          <text:p/>
        </draw:path>
        <draw:custom-shape draw:style-name="gr5" draw:text-style-name="P4" draw:layer="layout" svg:width="0.798cm" svg:height="0.798cm" svg:x="4.554cm" svg:y="11.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7.252cm" svg:y="11.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7.55cm" svg:y="11.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4.852cm" svg:y="11.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4.1cm" svg:y1="12cm" svg:x2="8.5cm" svg:y2="12cm">
          <text:p/>
        </draw:line>
        <draw:line draw:style-name="gr6" draw:text-style-name="P2" draw:layer="layout" svg:x1="4cm" svg:y1="9.9cm" svg:x2="8.6cm" svg:y2="9.902cm">
          <text:p/>
        </draw:line>
        <draw:custom-shape draw:style-name="gr11" draw:text-style-name="P6" xml:id="id2" draw:id="id2" draw:layer="layout" svg:width="0.7cm" svg:height="0.45cm" svg:x="5.75cm" svg:y="10.402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5.55cm" svg:y="10.302cm">
          <draw:text-box>
            <text:p><text:span text:style-name="T1">Esc</text:span></text:p>
          </draw:text-box>
        </draw:frame>
        <draw:g>
          <draw:custom-shape draw:style-name="gr11" draw:text-style-name="P6" xml:id="id1" draw:id="id1" draw:layer="layout" svg:width="0.6cm" svg:height="0.5cm" svg:x="4.55cm" svg:y="10.402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4.35cm" svg:y="10.302cm">
            <draw:text-box>
              <text:p><text:span text:style-name="T1">Rx</text:span></text:p>
            </draw:text-box>
          </draw:frame>
          <draw:line draw:style-name="gr13" draw:text-style-name="P2" draw:layer="layout" svg:x1="4.95cm" svg:y1="10.002cm" svg:x2="4.95cm" svg:y2="10.402cm">
            <text:p/>
          </draw:line>
          <draw:custom-shape draw:style-name="gr14" draw:text-style-name="P8" draw:layer="layout" svg:width="0.1cm" svg:height="0.1cm" svg:x="4.9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0" draw:text-style-name="P2" draw:layer="layout" draw:type="curve" svg:x1="5.15cm" svg:y1="10.652cm" svg:x2="5.75cm" svg:y2="10.627cm" draw:start-shape="id1" draw:start-glue-point="1" draw:end-shape="id2" draw:end-glue-point="3" svg:d="M5150 10652c450 0 150-25 600-25" svg:viewBox="0 0 601 26">
          <text:p/>
        </draw:connector>
        <draw:custom-shape draw:style-name="gr11" draw:text-style-name="P6" xml:id="id5" draw:id="id5" draw:layer="layout" svg:width="0.8cm" svg:height="0.568cm" svg:x="5.45cm" svg:y="11.234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5.25cm" svg:y="11.202cm">
          <draw:text-box>
            <text:p><text:span text:style-name="T1">Snd</text:span></text:p>
          </draw:text-box>
        </draw:frame>
        <draw:g xml:id="id6" draw:id="id6">
          <draw:custom-shape draw:style-name="gr15" draw:text-style-name="P9" draw:layer="layout" svg:width="0.15cm" svg:height="0.3cm" svg:x="6.8cm" svg:y="11.45cm">
            <text:p/>
            <draw:enhanced-geometry svg:viewBox="0 0 21600 21600" draw:type="rectangle" draw:enhanced-path="M 0 0 L 21600 0 21600 21600 0 21600 0 0 Z N"/>
          </draw:custom-shape>
          <draw:custom-shape draw:style-name="gr15" draw:text-style-name="P9" draw:layer="layout" svg:width="0.6cm" svg:height="0.137cm" draw:transform="rotate (-1.5707963267949) translate (7.087cm 11.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6" draw:text-style-name="P2" xml:id="id3" draw:id="id3" draw:layer="layout" draw:type="curve" svg:x1="6.45cm" svg:y1="10.627cm" svg:x2="6.45cm" svg:y2="10.627cm" draw:start-shape="id2" draw:end-shape="id2" svg:d="M6450 10627z" svg:viewBox="0 0 1 1">
          <text:p/>
        </draw:connector>
        <draw:g xml:id="id4" draw:id="id4">
          <draw:custom-shape draw:style-name="gr17" draw:text-style-name="P10" draw:layer="layout" svg:width="1.1cm" svg:height="0.38cm" svg:x="6.85cm" svg:y="10.227cm">
            <text:p/>
            <draw:enhanced-geometry svg:viewBox="0 0 21600 21600" draw:mirror-horizontal="false" draw:mirror-vertical="false" draw:type="rectangle" draw:enhanced-path="M 0 0 L 21600 0 21600 21600 0 21600 0 0 Z N"/>
          </draw:custom-shape>
          <draw:g>
            <draw:g>
              <draw:line draw:style-name="gr10" draw:text-style-name="P2" draw:layer="layout" svg:x1="7.024cm" svg:y1="10.292cm" svg:x2="7.024cm" svg:y2="10.542cm">
                <text:p/>
              </draw:line>
              <draw:line draw:style-name="gr10" draw:text-style-name="P2" draw:layer="layout" svg:x1="6.966cm" svg:y1="10.355cm" svg:x2="6.966cm" svg:y2="10.48cm">
                <text:p/>
              </draw:line>
            </draw:g>
            <draw:g>
              <draw:line draw:style-name="gr10" draw:text-style-name="P2" draw:layer="layout" svg:x1="7.139cm" svg:y1="10.292cm" svg:x2="7.139cm" svg:y2="10.542cm">
                <text:p/>
              </draw:line>
              <draw:line draw:style-name="gr10" draw:text-style-name="P2" draw:layer="layout" svg:x1="7.082cm" svg:y1="10.355cm" svg:x2="7.082cm" svg:y2="10.48cm">
                <text:p/>
              </draw:line>
            </draw:g>
            <draw:g>
              <draw:line draw:style-name="gr10" draw:text-style-name="P2" draw:layer="layout" svg:x1="7.255cm" svg:y1="10.292cm" svg:x2="7.255cm" svg:y2="10.542cm">
                <text:p/>
              </draw:line>
              <draw:line draw:style-name="gr10" draw:text-style-name="P2" draw:layer="layout" svg:x1="7.197cm" svg:y1="10.355cm" svg:x2="7.197cm" svg:y2="10.48cm">
                <text:p/>
              </draw:line>
            </draw:g>
            <draw:g>
              <draw:line draw:style-name="gr10" draw:text-style-name="P2" draw:layer="layout" svg:x1="7.371cm" svg:y1="10.292cm" svg:x2="7.371cm" svg:y2="10.542cm">
                <text:p/>
              </draw:line>
              <draw:line draw:style-name="gr10" draw:text-style-name="P2" draw:layer="layout" svg:x1="7.313cm" svg:y1="10.355cm" svg:x2="7.313cm" svg:y2="10.48cm">
                <text:p/>
              </draw:line>
            </draw:g>
            <draw:g>
              <draw:line draw:style-name="gr10" draw:text-style-name="P2" draw:layer="layout" svg:x1="7.487cm" svg:y1="10.292cm" svg:x2="7.487cm" svg:y2="10.542cm">
                <text:p/>
              </draw:line>
              <draw:line draw:style-name="gr10" draw:text-style-name="P2" draw:layer="layout" svg:x1="7.429cm" svg:y1="10.355cm" svg:x2="7.429cm" svg:y2="10.48cm">
                <text:p/>
              </draw:line>
            </draw:g>
            <draw:g>
              <draw:line draw:style-name="gr10" draw:text-style-name="P2" draw:layer="layout" svg:x1="7.603cm" svg:y1="10.292cm" svg:x2="7.603cm" svg:y2="10.542cm">
                <text:p/>
              </draw:line>
              <draw:line draw:style-name="gr10" draw:text-style-name="P2" draw:layer="layout" svg:x1="7.545cm" svg:y1="10.355cm" svg:x2="7.545cm" svg:y2="10.48cm">
                <text:p/>
              </draw:line>
            </draw:g>
            <draw:g>
              <draw:line draw:style-name="gr10" draw:text-style-name="P2" draw:layer="layout" svg:x1="7.718cm" svg:y1="10.292cm" svg:x2="7.718cm" svg:y2="10.542cm">
                <text:p/>
              </draw:line>
              <draw:line draw:style-name="gr10" draw:text-style-name="P2" draw:layer="layout" svg:x1="7.661cm" svg:y1="10.355cm" svg:x2="7.661cm" svg:y2="10.48cm">
                <text:p/>
              </draw:line>
            </draw:g>
            <draw:g>
              <draw:line draw:style-name="gr10" draw:text-style-name="P2" draw:layer="layout" svg:x1="7.834cm" svg:y1="10.292cm" svg:x2="7.834cm" svg:y2="10.542cm">
                <text:p/>
              </draw:line>
              <draw:line draw:style-name="gr10" draw:text-style-name="P2" draw:layer="layout" svg:x1="7.776cm" svg:y1="10.355cm" svg:x2="7.776cm" svg:y2="10.48cm">
                <text:p/>
              </draw:line>
            </draw:g>
          </draw:g>
        </draw:g>
        <draw:connector draw:style-name="gr10" draw:text-style-name="P2" draw:layer="layout" draw:type="curve" draw:line-skew="0.664cm" svg:x1="6.45cm" svg:y1="10.627cm" svg:x2="6.85cm" svg:y2="10.417cm" draw:start-shape="id3" draw:start-glue-point="0" draw:end-shape="id4" draw:end-glue-point="3" svg:d="M6450 10627c244 0 45-210 400-210" svg:viewBox="0 0 401 211">
          <text:p/>
        </draw:connector>
        <draw:connector draw:style-name="gr18" draw:text-style-name="P2" draw:layer="layout" draw:type="curve" svg:x1="6.25cm" svg:y1="11.518cm" svg:x2="6.8cm" svg:y2="11.6cm" draw:start-shape="id5" draw:start-glue-point="1" draw:end-shape="id6" draw:end-glue-point="3" svg:d="M6250 11518c420 0 145 82 550 82" svg:viewBox="0 0 551 83">
          <text:p/>
        </draw:connector>
        <draw:connector draw:style-name="gr18" draw:text-style-name="P2" draw:layer="layout" draw:type="curve" svg:x1="6.1cm" svg:y1="10.852cm" svg:x2="5.85cm" svg:y2="11.234cm" draw:start-shape="id2" draw:start-glue-point="2" draw:end-shape="id5" draw:end-glue-point="0" svg:d="M6100 10852c0 286-250 96-250 382" svg:viewBox="0 0 251 383">
          <text:p/>
        </draw:connector>
        <draw:connector draw:style-name="gr18" draw:text-style-name="P2" xml:id="id7" draw:id="id7" draw:layer="layout" draw:type="curve" svg:x1="6.4cm" svg:y1="10.787cm" svg:x2="8.199cm" svg:y2="11.3cm" svg:d="M6400 10787c1350 0 451 513 1799 513" svg:viewBox="0 0 1800 514">
          <text:p/>
        </draw:connector>
        <draw:line draw:style-name="gr6" draw:text-style-name="P2" draw:layer="layout" svg:x1="10.5cm" svg:y1="10.6cm" svg:x2="10.5cm" svg:y2="9.9cm">
          <text:p/>
        </draw:line>
        <draw:connector draw:style-name="gr18" draw:text-style-name="P2" draw:layer="layout" draw:type="curve" draw:line-skew="-0.14cm" svg:x1="8.199cm" svg:y1="11.3cm" svg:x2="9.199cm" svg:y2="11.096cm" draw:start-shape="id7" draw:start-glue-point="3" svg:d="M8199 11300c927 0 427-204 1000-204" svg:viewBox="0 0 1001 205">
          <text:p/>
        </draw:connector>
        <draw:line draw:style-name="gr19" draw:text-style-name="P2" draw:layer="layout" svg:x1="13.2cm" svg:y1="12.2cm" svg:x2="1cm" svg:y2="12.2cm">
          <text:p/>
        </draw:line>
        <draw:custom-shape draw:style-name="gr2" draw:text-style-name="P2" draw:layer="layout" svg:width="0.412cm" svg:height="0.9cm" svg:x="10.8cm" svg:y="5.655cm">
          <text:p/>
          <draw:enhanced-geometry svg:viewBox="0 0 21600 21600" draw:path-stretchpoint-x="10800" draw:path-stretchpoint-y="10800" draw:text-areas="?f3 ?f4 ?f5 ?f6" draw:type="round-rectangle" draw:modifiers="9775.70715474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6cm" svg:height="0.7cm" svg:x="10.4cm" svg:y="6.1cm">
          <text:p/>
          <draw:enhanced-geometry svg:viewBox="0 0 21600 21600" draw:type="rectangle" draw:enhanced-path="M 0 0 L 21600 0 21600 21600 0 21600 0 0 Z N"/>
        </draw:custom-shape>
        <draw:custom-shape draw:style-name="gr5" draw:text-style-name="P4" draw:layer="layout" svg:width="0.798cm" svg:height="0.798cm" svg:x="10.204cm" svg:y="6.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12.102cm" svg:y="6.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0.3cm" svg:y1="7.15cm" svg:x2="12.8cm" svg:y2="7.15cm">
            <text:p/>
          </draw:line>
          <draw:line draw:style-name="gr6" draw:text-style-name="P2" draw:layer="layout" svg:x1="12.601cm" svg:y1="7.251cm" svg:x2="12.701cm" svg:y2="7.051cm">
            <text:p/>
          </draw:line>
          <draw:line draw:style-name="gr6" draw:text-style-name="P2" draw:layer="layout" svg:x1="12.501cm" svg:y1="7.251cm" svg:x2="12.601cm" svg:y2="7.051cm">
            <text:p/>
          </draw:line>
          <draw:line draw:style-name="gr6" draw:text-style-name="P2" draw:layer="layout" svg:x1="12.401cm" svg:y1="7.251cm" svg:x2="12.501cm" svg:y2="7.051cm">
            <text:p/>
          </draw:line>
          <draw:line draw:style-name="gr6" draw:text-style-name="P2" draw:layer="layout" svg:x1="12.301cm" svg:y1="7.251cm" svg:x2="12.401cm" svg:y2="7.051cm">
            <text:p/>
          </draw:line>
          <draw:line draw:style-name="gr6" draw:text-style-name="P2" draw:layer="layout" svg:x1="10.401cm" svg:y1="7.251cm" svg:x2="10.501cm" svg:y2="7.051cm">
            <text:p/>
          </draw:line>
          <draw:line draw:style-name="gr6" draw:text-style-name="P2" draw:layer="layout" svg:x1="10.501cm" svg:y1="7.251cm" svg:x2="10.601cm" svg:y2="7.051cm">
            <text:p/>
          </draw:line>
          <draw:line draw:style-name="gr6" draw:text-style-name="P2" draw:layer="layout" svg:x1="10.6cm" svg:y1="7.25cm" svg:x2="10.7cm" svg:y2="7.05cm">
            <text:p/>
          </draw:line>
          <draw:line draw:style-name="gr6" draw:text-style-name="P2" draw:layer="layout" svg:x1="10.701cm" svg:y1="7.251cm" svg:x2="10.801cm" svg:y2="7.051cm">
            <text:p/>
          </draw:line>
        </draw:g>
        <draw:custom-shape draw:style-name="gr7" draw:text-style-name="P5" draw:layer="layout" svg:width="1.3cm" svg:height="0.511cm" svg:x="10.914cm" svg:y="6.889cm">
          <text:p/>
          <draw:enhanced-geometry svg:viewBox="0 0 21600 21600" draw:mirror-horizontal="false" draw:mirror-vertical="false" draw:type="rectangle" draw:enhanced-path="M 0 0 L 21600 0 21600 21600 0 21600 0 0 Z N"/>
        </draw:custom-shape>
        <draw:custom-shape draw:style-name="gr7" draw:text-style-name="P5" draw:layer="layout" svg:width="0.2cm" svg:height="0.2cm" svg:x="12.4cm" svg:y="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10.502cm" svg:y="7.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9.2cm" svg:y1="7.5cm" svg:x2="13.1cm" svg:y2="7.5cm">
          <text:p/>
        </draw:line>
        <draw:line draw:style-name="gr6" draw:text-style-name="P2" draw:layer="layout" svg:x1="13.1cm" svg:y1="7.5cm" svg:x2="13.1cm" svg:y2="7cm">
          <text:p/>
        </draw:line>
        <draw:line draw:style-name="gr6" draw:text-style-name="P2" draw:layer="layout" svg:x1="12.9cm" svg:y1="7cm" svg:x2="13.1cm" svg:y2="7cm">
          <text:p/>
        </draw:line>
        <draw:line draw:style-name="gr6" draw:text-style-name="P2" draw:layer="layout" svg:x1="13cm" svg:y1="6.1cm" svg:x2="13cm" svg:y2="7cm">
          <text:p/>
        </draw:line>
        <draw:line draw:style-name="gr6" draw:text-style-name="P2" draw:layer="layout" svg:x1="10.5cm" svg:y1="6.1cm" svg:x2="13cm" svg:y2="6.1cm">
          <text:p/>
        </draw:line>
        <draw:line draw:style-name="gr6" draw:text-style-name="P2" draw:layer="layout" svg:x1="9.2cm" svg:y1="5.4cm" svg:x2="9.2cm" svg:y2="7.5cm">
          <text:p/>
        </draw:line>
        <draw:line draw:style-name="gr6" draw:text-style-name="P2" draw:layer="layout" svg:x1="8.9cm" svg:y1="5.4cm" svg:x2="10.5cm" svg:y2="5.4cm">
          <text:p/>
        </draw:line>
        <draw:line draw:style-name="gr6" draw:text-style-name="P2" draw:layer="layout" svg:x1="10.5cm" svg:y1="6.1cm" svg:x2="10.5cm" svg:y2="5.4cm">
          <text:p/>
        </draw:line>
        <draw:custom-shape draw:style-name="gr11" draw:text-style-name="P6" xml:id="id9" draw:id="id9" draw:layer="layout" svg:width="0.7cm" svg:height="0.45cm" svg:x="10.6cm" svg:y="6.2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10.4cm" svg:y="6.1cm">
          <draw:text-box>
            <text:p><text:span text:style-name="T1">Esc</text:span></text:p>
          </draw:text-box>
        </draw:frame>
        <draw:g>
          <draw:custom-shape draw:style-name="gr11" draw:text-style-name="P6" xml:id="id8" draw:id="id8" draw:layer="layout" svg:width="0.6cm" svg:height="0.5cm" svg:x="9.7cm" svg:y="5.9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9.5cm" svg:y="5.8cm">
            <draw:text-box>
              <text:p><text:span text:style-name="T1">Rx</text:span></text:p>
            </draw:text-box>
          </draw:frame>
          <draw:line draw:style-name="gr13" draw:text-style-name="P2" draw:layer="layout" svg:x1="10.1cm" svg:y1="5.5cm" svg:x2="10.1cm" svg:y2="5.9cm">
            <text:p/>
          </draw:line>
          <draw:custom-shape draw:style-name="gr14" draw:text-style-name="P8" draw:layer="layout" svg:width="0.1cm" svg:height="0.1cm" svg:x="10.05cm" svg:y="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0" draw:text-style-name="P2" draw:layer="layout" draw:type="curve" svg:x1="10.3cm" svg:y1="6.15cm" svg:x2="10.6cm" svg:y2="6.425cm" draw:start-shape="id8" draw:start-glue-point="1" draw:end-shape="id9" draw:end-glue-point="3" svg:d="M10300 6150c225 0 75 275 300 275" svg:viewBox="0 0 301 276">
          <text:p/>
        </draw:connector>
        <draw:custom-shape draw:style-name="gr11" draw:text-style-name="P6" draw:layer="layout" svg:width="0.8cm" svg:height="0.568cm" svg:x="9.3cm" svg:y="6.732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9.1cm" svg:y="6.7cm">
          <draw:text-box>
            <text:p><text:span text:style-name="T1">Snd</text:span></text:p>
          </draw:text-box>
        </draw:frame>
        <draw:g>
          <draw:custom-shape draw:style-name="gr15" draw:text-style-name="P9" xml:id="id10" draw:id="id10" draw:layer="layout" svg:width="0.15cm" svg:height="0.3cm" svg:x="9.3cm" svg:y="6.1cm">
            <text:p/>
            <draw:enhanced-geometry svg:viewBox="0 0 21600 21600" draw:type="rectangle" draw:enhanced-path="M 0 0 L 21600 0 21600 21600 0 21600 0 0 Z N"/>
          </draw:custom-shape>
          <draw:custom-shape draw:style-name="gr15" draw:text-style-name="P9" draw:layer="layout" svg:width="0.6cm" svg:height="0.137cm" draw:transform="rotate (-1.5707963267949) translate (9.587cm 5.9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0" draw:text-style-name="P2" draw:layer="layout" draw:type="curve" draw:line-skew="-0.354cm" svg:x1="9.375cm" svg:y1="6.4cm" svg:x2="9.55cm" svg:y2="6.75cm" draw:start-shape="id10" draw:start-glue-point="2" svg:d="M9375 6400c0 241 175 67 175 350" svg:viewBox="0 0 176 351">
          <text:p/>
        </draw:connector>
        <draw:custom-shape draw:style-name="gr8" draw:text-style-name="P2" draw:layer="layout" svg:width="0.4cm" svg:height="1.3cm" svg:x="12.2cm" svg:y="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4cm" svg:x="11.5cm" svg:y="5.7cm">
          <text:p/>
          <draw:enhanced-geometry svg:viewBox="0 0 21600 21600" draw:type="rectangle" draw:enhanced-path="M 0 0 L 21600 0 21600 21600 0 21600 0 0 Z N"/>
        </draw:custom-shape>
        <draw:connector draw:style-name="gr16" draw:text-style-name="P2" xml:id="id11" draw:id="id11" draw:layer="layout" draw:type="curve" svg:x1="11.3cm" svg:y1="6.425cm" svg:x2="11.3cm" svg:y2="6.425cm" draw:start-shape="id9" draw:end-shape="id9" svg:d="M11300 6425z" svg:viewBox="0 0 1 1">
          <text:p/>
        </draw:connector>
        <draw:g xml:id="id12" draw:id="id12">
          <draw:custom-shape draw:style-name="gr17" draw:text-style-name="P10" draw:layer="layout" svg:width="1.1cm" svg:height="0.38cm" svg:x="11.7cm" svg:y="6.325cm">
            <text:p/>
            <draw:enhanced-geometry svg:viewBox="0 0 21600 21600" draw:mirror-horizontal="false" draw:mirror-vertical="false" draw:type="rectangle" draw:enhanced-path="M 0 0 L 21600 0 21600 21600 0 21600 0 0 Z N"/>
          </draw:custom-shape>
          <draw:g>
            <draw:g>
              <draw:line draw:style-name="gr10" draw:text-style-name="P2" draw:layer="layout" svg:x1="11.874cm" svg:y1="6.39cm" svg:x2="11.874cm" svg:y2="6.64cm">
                <text:p/>
              </draw:line>
              <draw:line draw:style-name="gr10" draw:text-style-name="P2" draw:layer="layout" svg:x1="11.816cm" svg:y1="6.453cm" svg:x2="11.816cm" svg:y2="6.578cm">
                <text:p/>
              </draw:line>
            </draw:g>
            <draw:g>
              <draw:line draw:style-name="gr10" draw:text-style-name="P2" draw:layer="layout" svg:x1="11.989cm" svg:y1="6.39cm" svg:x2="11.989cm" svg:y2="6.64cm">
                <text:p/>
              </draw:line>
              <draw:line draw:style-name="gr10" draw:text-style-name="P2" draw:layer="layout" svg:x1="11.932cm" svg:y1="6.453cm" svg:x2="11.932cm" svg:y2="6.578cm">
                <text:p/>
              </draw:line>
            </draw:g>
            <draw:g>
              <draw:line draw:style-name="gr10" draw:text-style-name="P2" draw:layer="layout" svg:x1="12.105cm" svg:y1="6.39cm" svg:x2="12.105cm" svg:y2="6.64cm">
                <text:p/>
              </draw:line>
              <draw:line draw:style-name="gr10" draw:text-style-name="P2" draw:layer="layout" svg:x1="12.047cm" svg:y1="6.453cm" svg:x2="12.047cm" svg:y2="6.578cm">
                <text:p/>
              </draw:line>
            </draw:g>
            <draw:g>
              <draw:line draw:style-name="gr10" draw:text-style-name="P2" draw:layer="layout" svg:x1="12.221cm" svg:y1="6.39cm" svg:x2="12.221cm" svg:y2="6.64cm">
                <text:p/>
              </draw:line>
              <draw:line draw:style-name="gr10" draw:text-style-name="P2" draw:layer="layout" svg:x1="12.163cm" svg:y1="6.453cm" svg:x2="12.163cm" svg:y2="6.578cm">
                <text:p/>
              </draw:line>
            </draw:g>
            <draw:g>
              <draw:line draw:style-name="gr10" draw:text-style-name="P2" draw:layer="layout" svg:x1="12.337cm" svg:y1="6.39cm" svg:x2="12.337cm" svg:y2="6.64cm">
                <text:p/>
              </draw:line>
              <draw:line draw:style-name="gr10" draw:text-style-name="P2" draw:layer="layout" svg:x1="12.279cm" svg:y1="6.453cm" svg:x2="12.279cm" svg:y2="6.578cm">
                <text:p/>
              </draw:line>
            </draw:g>
            <draw:g>
              <draw:line draw:style-name="gr10" draw:text-style-name="P2" draw:layer="layout" svg:x1="12.453cm" svg:y1="6.39cm" svg:x2="12.453cm" svg:y2="6.64cm">
                <text:p/>
              </draw:line>
              <draw:line draw:style-name="gr10" draw:text-style-name="P2" draw:layer="layout" svg:x1="12.395cm" svg:y1="6.453cm" svg:x2="12.395cm" svg:y2="6.578cm">
                <text:p/>
              </draw:line>
            </draw:g>
            <draw:g>
              <draw:line draw:style-name="gr10" draw:text-style-name="P2" draw:layer="layout" svg:x1="12.568cm" svg:y1="6.39cm" svg:x2="12.568cm" svg:y2="6.64cm">
                <text:p/>
              </draw:line>
              <draw:line draw:style-name="gr10" draw:text-style-name="P2" draw:layer="layout" svg:x1="12.511cm" svg:y1="6.453cm" svg:x2="12.511cm" svg:y2="6.578cm">
                <text:p/>
              </draw:line>
            </draw:g>
            <draw:g>
              <draw:line draw:style-name="gr10" draw:text-style-name="P2" draw:layer="layout" svg:x1="12.684cm" svg:y1="6.39cm" svg:x2="12.684cm" svg:y2="6.64cm">
                <text:p/>
              </draw:line>
              <draw:line draw:style-name="gr10" draw:text-style-name="P2" draw:layer="layout" svg:x1="12.626cm" svg:y1="6.453cm" svg:x2="12.626cm" svg:y2="6.578cm">
                <text:p/>
              </draw:line>
            </draw:g>
          </draw:g>
        </draw:g>
        <draw:connector draw:style-name="gr10" draw:text-style-name="P2" draw:layer="layout" draw:type="curve" draw:line-skew="0.664cm" svg:x1="11.3cm" svg:y1="6.425cm" svg:x2="11.7cm" svg:y2="6.515cm" draw:start-shape="id11" draw:start-glue-point="0" draw:end-shape="id12" draw:end-glue-point="3" svg:d="M11300 6425c244 0 45 90 400 90" svg:viewBox="0 0 401 91">
          <text:p/>
        </draw:connector>
        <draw:path draw:style-name="gr10" draw:text-style-name="P2" draw:layer="layout" svg:width="0.799cm" svg:height="0.219cm" svg:x="9.8cm" svg:y="6.5cm" svg:viewBox="0 0 800 220" svg:d="M0 220c0-220 800-220 800-220">
          <text:p/>
        </draw:path>
        <draw:path draw:style-name="gr10" draw:text-style-name="P2" draw:layer="layout" svg:width="0.284cm" svg:height="0.365cm" svg:x="11.315cm" svg:y="6.534cm" svg:viewBox="0 0 285 366" svg:d="M285 366c0-400-285-365-285-365">
          <text:p/>
        </draw:path>
        <draw:line draw:style-name="gr19" draw:text-style-name="P2" draw:layer="layout" svg:x1="13.2cm" svg:y1="7.7cm" svg:x2="5.8cm" svg:y2="7.7cm">
          <text:p/>
        </draw:line>
        <draw:line draw:style-name="gr20" draw:text-style-name="P2" draw:layer="layout" svg:x1="8cm" svg:y1="4.7cm" svg:x2="9.9cm" svg:y2="5.6cm">
          <text:p/>
        </draw:line>
        <draw:line draw:style-name="gr20" draw:text-style-name="P2" draw:layer="layout" svg:x1="2.9cm" svg:y1="9.5cm" svg:x2="4.8cm" svg:y2="10.1cm">
          <text:p/>
        </draw:line>
        <draw:line draw:style-name="gr19" draw:text-style-name="P2" draw:layer="layout" svg:x1="8.2cm" svg:y1="11.8cm" svg:x2="9.3cm" svg:y2="11.8cm">
          <text:p/>
        </draw:line>
        <draw:custom-shape draw:style-name="gr2" draw:text-style-name="P2" draw:layer="layout" svg:width="0.412cm" svg:height="0.9cm" svg:x="10.6cm" svg:y="14.755cm">
          <text:p/>
          <draw:enhanced-geometry svg:viewBox="0 0 21600 21600" draw:path-stretchpoint-x="10800" draw:path-stretchpoint-y="10800" draw:text-areas="?f3 ?f4 ?f5 ?f6" draw:type="round-rectangle" draw:modifiers="9775.70715474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6cm" svg:height="0.7cm" svg:x="10.2cm" svg:y="15.2cm">
          <text:p/>
          <draw:enhanced-geometry svg:viewBox="0 0 21600 21600" draw:type="rectangle" draw:enhanced-path="M 0 0 L 21600 0 21600 21600 0 21600 0 0 Z N"/>
        </draw:custom-shape>
        <draw:custom-shape draw:style-name="gr5" draw:text-style-name="P4" draw:layer="layout" svg:width="0.798cm" svg:height="0.798cm" svg:x="10.004cm" svg:y="16.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11.902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0.1cm" svg:y1="16.25cm" svg:x2="12.6cm" svg:y2="16.25cm">
            <text:p/>
          </draw:line>
          <draw:line draw:style-name="gr6" draw:text-style-name="P2" draw:layer="layout" svg:x1="12.401cm" svg:y1="16.351cm" svg:x2="12.501cm" svg:y2="16.151cm">
            <text:p/>
          </draw:line>
          <draw:line draw:style-name="gr6" draw:text-style-name="P2" draw:layer="layout" svg:x1="12.301cm" svg:y1="16.351cm" svg:x2="12.401cm" svg:y2="16.151cm">
            <text:p/>
          </draw:line>
          <draw:line draw:style-name="gr6" draw:text-style-name="P2" draw:layer="layout" svg:x1="12.201cm" svg:y1="16.351cm" svg:x2="12.301cm" svg:y2="16.151cm">
            <text:p/>
          </draw:line>
          <draw:line draw:style-name="gr6" draw:text-style-name="P2" draw:layer="layout" svg:x1="12.101cm" svg:y1="16.351cm" svg:x2="12.201cm" svg:y2="16.151cm">
            <text:p/>
          </draw:line>
          <draw:line draw:style-name="gr6" draw:text-style-name="P2" draw:layer="layout" svg:x1="10.201cm" svg:y1="16.351cm" svg:x2="10.301cm" svg:y2="16.151cm">
            <text:p/>
          </draw:line>
          <draw:line draw:style-name="gr6" draw:text-style-name="P2" draw:layer="layout" svg:x1="10.301cm" svg:y1="16.351cm" svg:x2="10.401cm" svg:y2="16.151cm">
            <text:p/>
          </draw:line>
          <draw:line draw:style-name="gr6" draw:text-style-name="P2" draw:layer="layout" svg:x1="10.4cm" svg:y1="16.35cm" svg:x2="10.5cm" svg:y2="16.15cm">
            <text:p/>
          </draw:line>
          <draw:line draw:style-name="gr6" draw:text-style-name="P2" draw:layer="layout" svg:x1="10.501cm" svg:y1="16.351cm" svg:x2="10.601cm" svg:y2="16.151cm">
            <text:p/>
          </draw:line>
        </draw:g>
        <draw:custom-shape draw:style-name="gr7" draw:text-style-name="P5" draw:layer="layout" svg:width="1.3cm" svg:height="0.511cm" svg:x="10.714cm" svg:y="15.989cm">
          <text:p/>
          <draw:enhanced-geometry svg:viewBox="0 0 21600 21600" draw:mirror-horizontal="false" draw:mirror-vertical="false" draw:type="rectangle" draw:enhanced-path="M 0 0 L 21600 0 21600 21600 0 21600 0 0 Z N"/>
        </draw:custom-shape>
        <draw:custom-shape draw:style-name="gr7" draw:text-style-name="P5" draw:layer="layout" svg:width="0.2cm" svg:height="0.2cm" svg:x="12.2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10.302cm" svg:y="16.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9cm" svg:y1="16.6cm" svg:x2="12.9cm" svg:y2="16.6cm">
          <text:p/>
        </draw:line>
        <draw:line draw:style-name="gr6" draw:text-style-name="P2" draw:layer="layout" svg:x1="12.9cm" svg:y1="16.6cm" svg:x2="12.9cm" svg:y2="16.1cm">
          <text:p/>
        </draw:line>
        <draw:line draw:style-name="gr6" draw:text-style-name="P2" draw:layer="layout" svg:x1="12.7cm" svg:y1="16.1cm" svg:x2="12.9cm" svg:y2="16.1cm">
          <text:p/>
        </draw:line>
        <draw:line draw:style-name="gr6" draw:text-style-name="P2" draw:layer="layout" svg:x1="12.8cm" svg:y1="15.2cm" svg:x2="12.8cm" svg:y2="16.1cm">
          <text:p/>
        </draw:line>
        <draw:line draw:style-name="gr6" draw:text-style-name="P2" draw:layer="layout" svg:x1="10.3cm" svg:y1="15.2cm" svg:x2="12.8cm" svg:y2="15.2cm">
          <text:p/>
        </draw:line>
        <draw:line draw:style-name="gr6" draw:text-style-name="P2" draw:layer="layout" svg:x1="9cm" svg:y1="14.5cm" svg:x2="9cm" svg:y2="16.6cm">
          <text:p/>
        </draw:line>
        <draw:line draw:style-name="gr6" draw:text-style-name="P2" draw:layer="layout" svg:x1="8.7cm" svg:y1="14.5cm" svg:x2="10.3cm" svg:y2="14.5cm">
          <text:p/>
        </draw:line>
        <draw:line draw:style-name="gr6" draw:text-style-name="P2" draw:layer="layout" svg:x1="10.3cm" svg:y1="15.2cm" svg:x2="10.3cm" svg:y2="14.5cm">
          <text:p/>
        </draw:line>
        <draw:custom-shape draw:style-name="gr11" draw:text-style-name="P6" xml:id="id14" draw:id="id14" draw:layer="layout" svg:width="0.7cm" svg:height="0.45cm" svg:x="10.4cm" svg:y="15.3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10.2cm" svg:y="15.2cm">
          <draw:text-box>
            <text:p><text:span text:style-name="T1">Esc</text:span></text:p>
          </draw:text-box>
        </draw:frame>
        <draw:g>
          <draw:custom-shape draw:style-name="gr11" draw:text-style-name="P6" xml:id="id13" draw:id="id13" draw:layer="layout" svg:width="0.6cm" svg:height="0.5cm" svg:x="9.5cm" svg:y="15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9.3cm" svg:y="14.9cm">
            <draw:text-box>
              <text:p><text:span text:style-name="T1">Rx</text:span></text:p>
            </draw:text-box>
          </draw:frame>
          <draw:line draw:style-name="gr13" draw:text-style-name="P2" draw:layer="layout" svg:x1="9.9cm" svg:y1="14.6cm" svg:x2="9.9cm" svg:y2="15cm">
            <text:p/>
          </draw:line>
          <draw:custom-shape draw:style-name="gr14" draw:text-style-name="P8" draw:layer="layout" svg:width="0.1cm" svg:height="0.1cm" svg:x="9.85cm" svg:y="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0" draw:text-style-name="P2" draw:layer="layout" draw:type="curve" svg:x1="10.1cm" svg:y1="15.25cm" svg:x2="10.4cm" svg:y2="15.525cm" draw:start-shape="id13" draw:start-glue-point="1" draw:end-shape="id14" draw:end-glue-point="3" svg:d="M10100 15250c225 0 75 275 300 275" svg:viewBox="0 0 301 276">
          <text:p/>
        </draw:connector>
        <draw:custom-shape draw:style-name="gr11" draw:text-style-name="P6" draw:layer="layout" svg:width="0.8cm" svg:height="0.568cm" svg:x="9.1cm" svg:y="15.832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8.9cm" svg:y="15.8cm">
          <draw:text-box>
            <text:p><text:span text:style-name="T1">Snd</text:span></text:p>
          </draw:text-box>
        </draw:frame>
        <draw:g>
          <draw:custom-shape draw:style-name="gr15" draw:text-style-name="P9" xml:id="id15" draw:id="id15" draw:layer="layout" svg:width="0.15cm" svg:height="0.3cm" svg:x="9.1cm" svg:y="15.2cm">
            <text:p/>
            <draw:enhanced-geometry svg:viewBox="0 0 21600 21600" draw:type="rectangle" draw:enhanced-path="M 0 0 L 21600 0 21600 21600 0 21600 0 0 Z N"/>
          </draw:custom-shape>
          <draw:custom-shape draw:style-name="gr15" draw:text-style-name="P9" draw:layer="layout" svg:width="0.6cm" svg:height="0.137cm" draw:transform="rotate (-1.5707963267949) translate (9.387cm 15.0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0" draw:text-style-name="P2" draw:layer="layout" draw:type="curve" draw:line-skew="-0.354cm" svg:x1="9.175cm" svg:y1="15.5cm" svg:x2="9.35cm" svg:y2="15.85cm" draw:start-shape="id15" draw:start-glue-point="2" svg:d="M9175 15500c0 241 175 67 175 350" svg:viewBox="0 0 176 351">
          <text:p/>
        </draw:connector>
        <draw:custom-shape draw:style-name="gr8" draw:text-style-name="P2" draw:layer="layout" svg:width="0.4cm" svg:height="1.3cm" svg:x="12cm" svg:y="13.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4cm" svg:x="11.3cm" svg:y="14.8cm">
          <text:p/>
          <draw:enhanced-geometry svg:viewBox="0 0 21600 21600" draw:type="rectangle" draw:enhanced-path="M 0 0 L 21600 0 21600 21600 0 21600 0 0 Z N"/>
        </draw:custom-shape>
        <draw:connector draw:style-name="gr16" draw:text-style-name="P2" xml:id="id16" draw:id="id16" draw:layer="layout" draw:type="curve" svg:x1="11.1cm" svg:y1="15.525cm" svg:x2="11.1cm" svg:y2="15.525cm" draw:start-shape="id14" draw:end-shape="id14" svg:d="M11100 15525z" svg:viewBox="0 0 1 1">
          <text:p/>
        </draw:connector>
        <draw:g xml:id="id17" draw:id="id17">
          <draw:custom-shape draw:style-name="gr17" draw:text-style-name="P10" draw:layer="layout" svg:width="1.1cm" svg:height="0.38cm" svg:x="11.5cm" svg:y="15.425cm">
            <text:p/>
            <draw:enhanced-geometry svg:viewBox="0 0 21600 21600" draw:mirror-horizontal="false" draw:mirror-vertical="false" draw:type="rectangle" draw:enhanced-path="M 0 0 L 21600 0 21600 21600 0 21600 0 0 Z N"/>
          </draw:custom-shape>
          <draw:g>
            <draw:g>
              <draw:line draw:style-name="gr10" draw:text-style-name="P2" draw:layer="layout" svg:x1="11.674cm" svg:y1="15.49cm" svg:x2="11.674cm" svg:y2="15.74cm">
                <text:p/>
              </draw:line>
              <draw:line draw:style-name="gr10" draw:text-style-name="P2" draw:layer="layout" svg:x1="11.616cm" svg:y1="15.553cm" svg:x2="11.616cm" svg:y2="15.678cm">
                <text:p/>
              </draw:line>
            </draw:g>
            <draw:g>
              <draw:line draw:style-name="gr10" draw:text-style-name="P2" draw:layer="layout" svg:x1="11.789cm" svg:y1="15.49cm" svg:x2="11.789cm" svg:y2="15.74cm">
                <text:p/>
              </draw:line>
              <draw:line draw:style-name="gr10" draw:text-style-name="P2" draw:layer="layout" svg:x1="11.732cm" svg:y1="15.553cm" svg:x2="11.732cm" svg:y2="15.678cm">
                <text:p/>
              </draw:line>
            </draw:g>
            <draw:g>
              <draw:line draw:style-name="gr10" draw:text-style-name="P2" draw:layer="layout" svg:x1="11.905cm" svg:y1="15.49cm" svg:x2="11.905cm" svg:y2="15.74cm">
                <text:p/>
              </draw:line>
              <draw:line draw:style-name="gr10" draw:text-style-name="P2" draw:layer="layout" svg:x1="11.847cm" svg:y1="15.553cm" svg:x2="11.847cm" svg:y2="15.678cm">
                <text:p/>
              </draw:line>
            </draw:g>
            <draw:g>
              <draw:line draw:style-name="gr10" draw:text-style-name="P2" draw:layer="layout" svg:x1="12.021cm" svg:y1="15.49cm" svg:x2="12.021cm" svg:y2="15.74cm">
                <text:p/>
              </draw:line>
              <draw:line draw:style-name="gr10" draw:text-style-name="P2" draw:layer="layout" svg:x1="11.963cm" svg:y1="15.553cm" svg:x2="11.963cm" svg:y2="15.678cm">
                <text:p/>
              </draw:line>
            </draw:g>
            <draw:g>
              <draw:line draw:style-name="gr10" draw:text-style-name="P2" draw:layer="layout" svg:x1="12.137cm" svg:y1="15.49cm" svg:x2="12.137cm" svg:y2="15.74cm">
                <text:p/>
              </draw:line>
              <draw:line draw:style-name="gr10" draw:text-style-name="P2" draw:layer="layout" svg:x1="12.079cm" svg:y1="15.553cm" svg:x2="12.079cm" svg:y2="15.678cm">
                <text:p/>
              </draw:line>
            </draw:g>
            <draw:g>
              <draw:line draw:style-name="gr10" draw:text-style-name="P2" draw:layer="layout" svg:x1="12.253cm" svg:y1="15.49cm" svg:x2="12.253cm" svg:y2="15.74cm">
                <text:p/>
              </draw:line>
              <draw:line draw:style-name="gr10" draw:text-style-name="P2" draw:layer="layout" svg:x1="12.195cm" svg:y1="15.553cm" svg:x2="12.195cm" svg:y2="15.678cm">
                <text:p/>
              </draw:line>
            </draw:g>
            <draw:g>
              <draw:line draw:style-name="gr10" draw:text-style-name="P2" draw:layer="layout" svg:x1="12.368cm" svg:y1="15.49cm" svg:x2="12.368cm" svg:y2="15.74cm">
                <text:p/>
              </draw:line>
              <draw:line draw:style-name="gr10" draw:text-style-name="P2" draw:layer="layout" svg:x1="12.311cm" svg:y1="15.553cm" svg:x2="12.311cm" svg:y2="15.678cm">
                <text:p/>
              </draw:line>
            </draw:g>
            <draw:g>
              <draw:line draw:style-name="gr10" draw:text-style-name="P2" draw:layer="layout" svg:x1="12.484cm" svg:y1="15.49cm" svg:x2="12.484cm" svg:y2="15.74cm">
                <text:p/>
              </draw:line>
              <draw:line draw:style-name="gr10" draw:text-style-name="P2" draw:layer="layout" svg:x1="12.426cm" svg:y1="15.553cm" svg:x2="12.426cm" svg:y2="15.678cm">
                <text:p/>
              </draw:line>
            </draw:g>
          </draw:g>
        </draw:g>
        <draw:connector draw:style-name="gr10" draw:text-style-name="P2" draw:layer="layout" draw:type="curve" draw:line-skew="0.664cm" svg:x1="11.1cm" svg:y1="15.525cm" svg:x2="11.5cm" svg:y2="15.615cm" draw:start-shape="id16" draw:start-glue-point="0" draw:end-shape="id17" draw:end-glue-point="3" svg:d="M11100 15525c244 0 45 90 400 90" svg:viewBox="0 0 401 91">
          <text:p/>
        </draw:connector>
        <draw:path draw:style-name="gr10" draw:text-style-name="P2" draw:layer="layout" svg:width="0.799cm" svg:height="0.219cm" svg:x="9.6cm" svg:y="15.6cm" svg:viewBox="0 0 800 220" svg:d="M0 220c0-220 800-220 800-220">
          <text:p/>
        </draw:path>
        <draw:path draw:style-name="gr10" draw:text-style-name="P2" draw:layer="layout" svg:width="0.284cm" svg:height="0.365cm" svg:x="11.115cm" svg:y="15.634cm" svg:viewBox="0 0 285 366" svg:d="M285 366c0-400-285-365-285-365">
          <text:p/>
        </draw:path>
        <draw:custom-shape draw:style-name="gr21" draw:text-style-name="P11" draw:layer="layout" svg:width="1.5cm" svg:height="2.8cm" svg:x="1.3cm" svg:y="13.6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 draw:layer="layout" svg:width="0.6cm" svg:height="0.6cm" svg:x="1.4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2cm" svg:height="0.2cm" svg:x="2.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189cm" svg:height="0.189cm" svg:x="1.61cm" svg:y="14.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9cm" svg:height="0.569cm" svg:x="1.2cm" svg:y="15.88cm">
          <draw:text-box>
            <text:p><text:span text:style-name="T2">Speed/Dir</text:span></text:p>
          </draw:text-box>
        </draw:frame>
        <draw:g>
          <draw:custom-shape draw:style-name="gr14" draw:text-style-name="P8" draw:layer="layout" svg:width="0.2cm" svg:height="0.2cm" svg:x="1.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4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1.7cm" svg:y1="15.35cm" svg:x2="1.7cm" svg:y2="15.45cm">
          <text:p/>
        </draw:line>
        <draw:g>
          <draw:custom-shape draw:style-name="gr22" draw:text-style-name="P5" draw:layer="layout" svg:width="0.2cm" svg:height="0.2cm" svg:x="1.61cm" svg:y="14.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66cm" svg:y="14.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2.299cm" svg:y="1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2.349cm" svg:y="1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62cm" svg:y="15.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67cm" svg:y="15.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2.30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2.359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 draw:text-style-name="P12" draw:layer="layout" svg:width="1.7cm" svg:height="0.887cm" svg:x="1.25cm" svg:y="13.88cm">
          <draw:text-box>
            <text:p><text:span text:style-name="T2">Cab <text:s/>Cab</text:span></text:p>
            <text:p><text:span text:style-name="T2"><text:s text:c="2"/></text:span><text:span text:style-name="T2">A <text:s text:c="5"/>B</text:span></text:p>
          </draw:text-box>
        </draw:frame>
        <draw:line draw:style-name="gr19" draw:text-style-name="P2" draw:layer="layout" svg:x1="7.8cm" svg:y1="16.8cm" svg:x2="1cm" svg:y2="16.8cm">
          <text:p/>
        </draw:line>
        <draw:line draw:style-name="gr20" draw:text-style-name="P2" draw:layer="layout" svg:x1="3cm" svg:y1="14cm" svg:x2="9.8cm" svg:y2="14.8cm">
          <text:p/>
        </draw:line>
        <draw:custom-shape draw:style-name="gr2" draw:text-style-name="P2" draw:layer="layout" svg:width="0.412cm" svg:height="0.9cm" svg:x="5.2cm" svg:y="14.755cm">
          <text:p/>
          <draw:enhanced-geometry svg:viewBox="0 0 21600 21600" draw:path-stretchpoint-x="10800" draw:path-stretchpoint-y="10800" draw:text-areas="?f3 ?f4 ?f5 ?f6" draw:type="round-rectangle" draw:modifiers="9775.70715474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6cm" svg:height="0.7cm" svg:x="4.8cm" svg:y="15.2cm">
          <text:p/>
          <draw:enhanced-geometry svg:viewBox="0 0 21600 21600" draw:type="rectangle" draw:enhanced-path="M 0 0 L 21600 0 21600 21600 0 21600 0 0 Z N"/>
        </draw:custom-shape>
        <draw:custom-shape draw:style-name="gr5" draw:text-style-name="P4" draw:layer="layout" svg:width="0.798cm" svg:height="0.798cm" svg:x="4.604cm" svg:y="16.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6.502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7cm" svg:y1="16.25cm" svg:x2="7.2cm" svg:y2="16.25cm">
            <text:p/>
          </draw:line>
          <draw:line draw:style-name="gr6" draw:text-style-name="P2" draw:layer="layout" svg:x1="7.001cm" svg:y1="16.351cm" svg:x2="7.101cm" svg:y2="16.151cm">
            <text:p/>
          </draw:line>
          <draw:line draw:style-name="gr6" draw:text-style-name="P2" draw:layer="layout" svg:x1="6.901cm" svg:y1="16.351cm" svg:x2="7.001cm" svg:y2="16.151cm">
            <text:p/>
          </draw:line>
          <draw:line draw:style-name="gr6" draw:text-style-name="P2" draw:layer="layout" svg:x1="6.801cm" svg:y1="16.351cm" svg:x2="6.901cm" svg:y2="16.151cm">
            <text:p/>
          </draw:line>
          <draw:line draw:style-name="gr6" draw:text-style-name="P2" draw:layer="layout" svg:x1="6.701cm" svg:y1="16.351cm" svg:x2="6.801cm" svg:y2="16.151cm">
            <text:p/>
          </draw:line>
          <draw:line draw:style-name="gr6" draw:text-style-name="P2" draw:layer="layout" svg:x1="4.801cm" svg:y1="16.351cm" svg:x2="4.901cm" svg:y2="16.151cm">
            <text:p/>
          </draw:line>
          <draw:line draw:style-name="gr6" draw:text-style-name="P2" draw:layer="layout" svg:x1="4.901cm" svg:y1="16.351cm" svg:x2="5.001cm" svg:y2="16.151cm">
            <text:p/>
          </draw:line>
          <draw:line draw:style-name="gr6" draw:text-style-name="P2" draw:layer="layout" svg:x1="5cm" svg:y1="16.35cm" svg:x2="5.1cm" svg:y2="16.15cm">
            <text:p/>
          </draw:line>
          <draw:line draw:style-name="gr6" draw:text-style-name="P2" draw:layer="layout" svg:x1="5.101cm" svg:y1="16.351cm" svg:x2="5.201cm" svg:y2="16.151cm">
            <text:p/>
          </draw:line>
        </draw:g>
        <draw:custom-shape draw:style-name="gr7" draw:text-style-name="P5" draw:layer="layout" svg:width="1.3cm" svg:height="0.511cm" svg:x="5.314cm" svg:y="15.989cm">
          <text:p/>
          <draw:enhanced-geometry svg:viewBox="0 0 21600 21600" draw:mirror-horizontal="false" draw:mirror-vertical="false" draw:type="rectangle" draw:enhanced-path="M 0 0 L 21600 0 21600 21600 0 21600 0 0 Z N"/>
        </draw:custom-shape>
        <draw:custom-shape draw:style-name="gr7" draw:text-style-name="P5" draw:layer="layout" svg:width="0.2cm" svg:height="0.2cm" svg:x="6.8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4.902cm" svg:y="16.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3.8cm" svg:y1="16.6cm" svg:x2="7.5cm" svg:y2="16.6cm">
          <text:p/>
        </draw:line>
        <draw:line draw:style-name="gr6" draw:text-style-name="P2" draw:layer="layout" svg:x1="7.5cm" svg:y1="16.6cm" svg:x2="7.5cm" svg:y2="16.1cm">
          <text:p/>
        </draw:line>
        <draw:line draw:style-name="gr6" draw:text-style-name="P2" draw:layer="layout" svg:x1="7.3cm" svg:y1="16.1cm" svg:x2="7.5cm" svg:y2="16.1cm">
          <text:p/>
        </draw:line>
        <draw:line draw:style-name="gr6" draw:text-style-name="P2" draw:layer="layout" svg:x1="7.4cm" svg:y1="15.2cm" svg:x2="7.4cm" svg:y2="16.1cm">
          <text:p/>
        </draw:line>
        <draw:line draw:style-name="gr6" draw:text-style-name="P2" draw:layer="layout" svg:x1="4.9cm" svg:y1="15.2cm" svg:x2="7.4cm" svg:y2="15.2cm">
          <text:p/>
        </draw:line>
        <draw:line draw:style-name="gr6" draw:text-style-name="P2" draw:layer="layout" svg:x1="3.8cm" svg:y1="14.5cm" svg:x2="3.8cm" svg:y2="16.6cm">
          <text:p/>
        </draw:line>
        <draw:line draw:style-name="gr6" draw:text-style-name="P2" draw:layer="layout" svg:x1="3.5cm" svg:y1="14.5cm" svg:x2="4.9cm" svg:y2="14.5cm">
          <text:p/>
        </draw:line>
        <draw:line draw:style-name="gr6" draw:text-style-name="P2" draw:layer="layout" svg:x1="4.9cm" svg:y1="15.2cm" svg:x2="4.9cm" svg:y2="14.5cm">
          <text:p/>
        </draw:line>
        <draw:custom-shape draw:style-name="gr11" draw:text-style-name="P6" xml:id="id19" draw:id="id19" draw:layer="layout" svg:width="0.7cm" svg:height="0.45cm" svg:x="5cm" svg:y="15.3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4.8cm" svg:y="15.2cm">
          <draw:text-box>
            <text:p><text:span text:style-name="T1">Esc</text:span></text:p>
          </draw:text-box>
        </draw:frame>
        <draw:g>
          <draw:custom-shape draw:style-name="gr11" draw:text-style-name="P6" xml:id="id18" draw:id="id18" draw:layer="layout" svg:width="0.6cm" svg:height="0.5cm" svg:x="4.1cm" svg:y="15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3.9cm" svg:y="14.9cm">
            <draw:text-box>
              <text:p><text:span text:style-name="T1">Rx</text:span></text:p>
            </draw:text-box>
          </draw:frame>
          <draw:line draw:style-name="gr13" draw:text-style-name="P2" draw:layer="layout" svg:x1="4.5cm" svg:y1="14.6cm" svg:x2="4.5cm" svg:y2="15cm">
            <text:p/>
          </draw:line>
          <draw:custom-shape draw:style-name="gr14" draw:text-style-name="P8" draw:layer="layout" svg:width="0.1cm" svg:height="0.1cm" svg:x="4.45cm" svg:y="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0" draw:text-style-name="P2" draw:layer="layout" draw:type="curve" svg:x1="4.7cm" svg:y1="15.25cm" svg:x2="5cm" svg:y2="15.525cm" draw:start-shape="id18" draw:start-glue-point="1" draw:end-shape="id19" draw:end-glue-point="3" svg:d="M4700 15250c225 0 75 275 300 275" svg:viewBox="0 0 301 276">
          <text:p/>
        </draw:connector>
        <draw:custom-shape draw:style-name="gr8" draw:text-style-name="P2" draw:layer="layout" svg:width="0.4cm" svg:height="1.3cm" svg:x="6.6cm" svg:y="13.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4cm" svg:x="5.9cm" svg:y="14.8cm">
          <text:p/>
          <draw:enhanced-geometry svg:viewBox="0 0 21600 21600" draw:type="rectangle" draw:enhanced-path="M 0 0 L 21600 0 21600 21600 0 21600 0 0 Z N"/>
        </draw:custom-shape>
        <draw:connector draw:style-name="gr16" draw:text-style-name="P2" xml:id="id20" draw:id="id20" draw:layer="layout" draw:type="curve" svg:x1="5.7cm" svg:y1="15.525cm" svg:x2="5.7cm" svg:y2="15.525cm" draw:start-shape="id19" draw:end-shape="id19" svg:d="M5700 15525z" svg:viewBox="0 0 1 1">
          <text:p/>
        </draw:connector>
        <draw:g xml:id="id21" draw:id="id21">
          <draw:custom-shape draw:style-name="gr17" draw:text-style-name="P10" draw:layer="layout" svg:width="1.1cm" svg:height="0.38cm" svg:x="6.1cm" svg:y="15.425cm">
            <text:p/>
            <draw:enhanced-geometry svg:viewBox="0 0 21600 21600" draw:mirror-horizontal="false" draw:mirror-vertical="false" draw:type="rectangle" draw:enhanced-path="M 0 0 L 21600 0 21600 21600 0 21600 0 0 Z N"/>
          </draw:custom-shape>
          <draw:g>
            <draw:g>
              <draw:line draw:style-name="gr10" draw:text-style-name="P2" draw:layer="layout" svg:x1="6.274cm" svg:y1="15.49cm" svg:x2="6.274cm" svg:y2="15.74cm">
                <text:p/>
              </draw:line>
              <draw:line draw:style-name="gr10" draw:text-style-name="P2" draw:layer="layout" svg:x1="6.216cm" svg:y1="15.553cm" svg:x2="6.216cm" svg:y2="15.678cm">
                <text:p/>
              </draw:line>
            </draw:g>
            <draw:g>
              <draw:line draw:style-name="gr10" draw:text-style-name="P2" draw:layer="layout" svg:x1="6.389cm" svg:y1="15.49cm" svg:x2="6.389cm" svg:y2="15.74cm">
                <text:p/>
              </draw:line>
              <draw:line draw:style-name="gr10" draw:text-style-name="P2" draw:layer="layout" svg:x1="6.332cm" svg:y1="15.553cm" svg:x2="6.332cm" svg:y2="15.678cm">
                <text:p/>
              </draw:line>
            </draw:g>
            <draw:g>
              <draw:line draw:style-name="gr10" draw:text-style-name="P2" draw:layer="layout" svg:x1="6.505cm" svg:y1="15.49cm" svg:x2="6.505cm" svg:y2="15.74cm">
                <text:p/>
              </draw:line>
              <draw:line draw:style-name="gr10" draw:text-style-name="P2" draw:layer="layout" svg:x1="6.447cm" svg:y1="15.553cm" svg:x2="6.447cm" svg:y2="15.678cm">
                <text:p/>
              </draw:line>
            </draw:g>
            <draw:g>
              <draw:line draw:style-name="gr10" draw:text-style-name="P2" draw:layer="layout" svg:x1="6.621cm" svg:y1="15.49cm" svg:x2="6.621cm" svg:y2="15.74cm">
                <text:p/>
              </draw:line>
              <draw:line draw:style-name="gr10" draw:text-style-name="P2" draw:layer="layout" svg:x1="6.563cm" svg:y1="15.553cm" svg:x2="6.563cm" svg:y2="15.678cm">
                <text:p/>
              </draw:line>
            </draw:g>
            <draw:g>
              <draw:line draw:style-name="gr10" draw:text-style-name="P2" draw:layer="layout" svg:x1="6.737cm" svg:y1="15.49cm" svg:x2="6.737cm" svg:y2="15.74cm">
                <text:p/>
              </draw:line>
              <draw:line draw:style-name="gr10" draw:text-style-name="P2" draw:layer="layout" svg:x1="6.679cm" svg:y1="15.553cm" svg:x2="6.679cm" svg:y2="15.678cm">
                <text:p/>
              </draw:line>
            </draw:g>
            <draw:g>
              <draw:line draw:style-name="gr10" draw:text-style-name="P2" draw:layer="layout" svg:x1="6.853cm" svg:y1="15.49cm" svg:x2="6.853cm" svg:y2="15.74cm">
                <text:p/>
              </draw:line>
              <draw:line draw:style-name="gr10" draw:text-style-name="P2" draw:layer="layout" svg:x1="6.795cm" svg:y1="15.553cm" svg:x2="6.795cm" svg:y2="15.678cm">
                <text:p/>
              </draw:line>
            </draw:g>
            <draw:g>
              <draw:line draw:style-name="gr10" draw:text-style-name="P2" draw:layer="layout" svg:x1="6.968cm" svg:y1="15.49cm" svg:x2="6.968cm" svg:y2="15.74cm">
                <text:p/>
              </draw:line>
              <draw:line draw:style-name="gr10" draw:text-style-name="P2" draw:layer="layout" svg:x1="6.911cm" svg:y1="15.553cm" svg:x2="6.911cm" svg:y2="15.678cm">
                <text:p/>
              </draw:line>
            </draw:g>
            <draw:g>
              <draw:line draw:style-name="gr10" draw:text-style-name="P2" draw:layer="layout" svg:x1="7.084cm" svg:y1="15.49cm" svg:x2="7.084cm" svg:y2="15.74cm">
                <text:p/>
              </draw:line>
              <draw:line draw:style-name="gr10" draw:text-style-name="P2" draw:layer="layout" svg:x1="7.026cm" svg:y1="15.553cm" svg:x2="7.026cm" svg:y2="15.678cm">
                <text:p/>
              </draw:line>
            </draw:g>
          </draw:g>
        </draw:g>
        <draw:connector draw:style-name="gr10" draw:text-style-name="P2" draw:layer="layout" draw:type="curve" draw:line-skew="0.664cm" svg:x1="5.7cm" svg:y1="15.525cm" svg:x2="6.1cm" svg:y2="15.615cm" draw:start-shape="id20" draw:start-glue-point="0" draw:end-shape="id21" draw:end-glue-point="3" svg:d="M5700 15525c244 0 45 90 400 90" svg:viewBox="0 0 401 91">
          <text:p/>
        </draw:connector>
        <draw:path draw:style-name="gr10" draw:text-style-name="P2" draw:layer="layout" svg:width="0.284cm" svg:height="0.365cm" svg:x="5.715cm" svg:y="15.634cm" svg:viewBox="0 0 285 366" svg:d="M285 366c0-400-285-365-285-365">
          <text:p/>
        </draw:path>
        <draw:line draw:style-name="gr20" draw:text-style-name="P2" draw:layer="layout" svg:x1="3cm" svg:y1="14cm" svg:x2="4.4cm" svg:y2="14.8cm">
          <text:p/>
        </draw:line>
        <draw:custom-shape draw:style-name="gr22" draw:text-style-name="P5" draw:layer="layout" svg:width="0.6cm" svg:height="0.6cm" svg:x="2.1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2" draw:layer="layout" svg:x1="2.4cm" svg:y1="15.35cm" svg:x2="2.4cm" svg:y2="15.45cm">
          <text:p/>
        </draw:line>
        <draw:line draw:style-name="gr19" draw:text-style-name="P2" draw:layer="layout" svg:x1="13.4cm" svg:y1="16.8cm" svg:x2="8.4cm" svg:y2="16.8cm">
          <text:p/>
        </draw:line>
        <draw:frame draw:style-name="gr12" draw:text-style-name="P7" draw:layer="layout" svg:width="5.65cm" svg:height="0.64cm" svg:x="2.85cm" svg:y="13.3cm">
          <draw:text-box>
            <text:p><text:span text:style-name="T1">Model TX-6 (dual cab)</text:span></text:p>
          </draw:text-box>
        </draw:frame>
        <draw:custom-shape draw:style-name="gr2" draw:text-style-name="P2" draw:layer="layout" svg:width="0.412cm" svg:height="0.9cm" svg:x="10.5cm" svg:y="19.955cm">
          <text:p/>
          <draw:enhanced-geometry svg:viewBox="0 0 21600 21600" draw:path-stretchpoint-x="10800" draw:path-stretchpoint-y="10800" draw:text-areas="?f3 ?f4 ?f5 ?f6" draw:type="round-rectangle" draw:modifiers="9775.70715474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 draw:layer="layout" svg:width="2.6cm" svg:height="0.7cm" svg:x="10.1cm" svg:y="20.4cm">
          <text:p/>
          <draw:enhanced-geometry svg:viewBox="0 0 21600 21600" draw:type="rectangle" draw:enhanced-path="M 0 0 L 21600 0 21600 21600 0 21600 0 0 Z N"/>
        </draw:custom-shape>
        <draw:custom-shape draw:style-name="gr5" draw:text-style-name="P4" draw:layer="layout" svg:width="0.798cm" svg:height="0.798cm" svg:x="9.904cm" svg:y="21.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11.802cm" svg:y="21.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12.1cm" svg:y="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10.202cm" svg:y="21.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8.9cm" svg:y1="21.8cm" svg:x2="12.9cm" svg:y2="21.8cm">
          <text:p/>
        </draw:line>
        <draw:line draw:style-name="gr6" draw:text-style-name="P2" draw:layer="layout" svg:x1="12.9cm" svg:y1="21.8cm" svg:x2="12.9cm" svg:y2="21.3cm">
          <text:p/>
        </draw:line>
        <draw:line draw:style-name="gr6" draw:text-style-name="P2" draw:layer="layout" svg:x1="12.7cm" svg:y1="21.3cm" svg:x2="12.9cm" svg:y2="21.3cm">
          <text:p/>
        </draw:line>
        <draw:line draw:style-name="gr6" draw:text-style-name="P2" draw:layer="layout" svg:x1="12.8cm" svg:y1="20.4cm" svg:x2="12.8cm" svg:y2="21.3cm">
          <text:p/>
        </draw:line>
        <draw:line draw:style-name="gr6" draw:text-style-name="P2" draw:layer="layout" svg:x1="10.2cm" svg:y1="20.4cm" svg:x2="12.8cm" svg:y2="20.4cm">
          <text:p/>
        </draw:line>
        <draw:line draw:style-name="gr6" draw:text-style-name="P2" draw:layer="layout" svg:x1="8.9cm" svg:y1="19.7cm" svg:x2="8.9cm" svg:y2="21.8cm">
          <text:p/>
        </draw:line>
        <draw:line draw:style-name="gr6" draw:text-style-name="P2" draw:layer="layout" svg:x1="8.6cm" svg:y1="19.7cm" svg:x2="10.2cm" svg:y2="19.7cm">
          <text:p/>
        </draw:line>
        <draw:line draw:style-name="gr6" draw:text-style-name="P2" draw:layer="layout" svg:x1="10.2cm" svg:y1="20.4cm" svg:x2="10.2cm" svg:y2="19.7cm">
          <text:p/>
        </draw:line>
        <draw:custom-shape draw:style-name="gr11" draw:text-style-name="P6" xml:id="id24" draw:id="id24" draw:layer="layout" svg:width="0.6cm" svg:height="0.5cm" svg:x="9.5cm" svg:y="20.35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9.3cm" svg:y="20.25cm">
          <draw:text-box>
            <text:p><text:span text:style-name="T1">Rx</text:span></text:p>
          </draw:text-box>
        </draw:frame>
        <draw:line draw:style-name="gr13" draw:text-style-name="P2" draw:layer="layout" svg:x1="9.9cm" svg:y1="19.9cm" svg:x2="9.9cm" svg:y2="20.35cm">
          <text:p/>
        </draw:line>
        <draw:custom-shape draw:style-name="gr14" draw:text-style-name="P8" draw:layer="layout" svg:width="0.1cm" svg:height="0.1cm" svg:x="9.85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8cm" svg:height="0.55cm" svg:x="9cm" svg:y="21.05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8.8cm" svg:y="21cm">
          <draw:text-box>
            <text:p><text:span text:style-name="T1">Snd</text:span></text:p>
          </draw:text-box>
        </draw:frame>
        <draw:g>
          <draw:custom-shape draw:style-name="gr15" draw:text-style-name="P9" xml:id="id22" draw:id="id22" draw:layer="layout" svg:width="0.15cm" svg:height="0.3cm" svg:x="9cm" svg:y="20.4cm">
            <text:p/>
            <draw:enhanced-geometry svg:viewBox="0 0 21600 21600" draw:type="rectangle" draw:enhanced-path="M 0 0 L 21600 0 21600 21600 0 21600 0 0 Z N"/>
          </draw:custom-shape>
          <draw:custom-shape draw:style-name="gr15" draw:text-style-name="P9" draw:layer="layout" svg:width="0.6cm" svg:height="0.137cm" draw:transform="rotate (-1.5707963267949) translate (9.287cm 20.2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0" draw:text-style-name="P2" draw:layer="layout" draw:type="curve" draw:line-skew="-0.354cm" svg:x1="9.075cm" svg:y1="20.7cm" svg:x2="9.25cm" svg:y2="21.05cm" draw:start-shape="id22" draw:start-glue-point="2" svg:d="M9075 20700c0 241 175 67 175 350" svg:viewBox="0 0 176 351">
          <text:p/>
        </draw:connector>
        <draw:custom-shape draw:style-name="gr8" draw:text-style-name="P2" draw:layer="layout" svg:width="0.4cm" svg:height="1.3cm" svg:x="11.9cm" svg:y="1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4cm" svg:x="11.2cm" svg:y="20cm">
          <text:p/>
          <draw:enhanced-geometry svg:viewBox="0 0 21600 21600" draw:type="rectangle" draw:enhanced-path="M 0 0 L 21600 0 21600 21600 0 21600 0 0 Z N"/>
        </draw:custom-shape>
        <draw:g xml:id="id23" draw:id="id23">
          <draw:custom-shape draw:style-name="gr17" draw:text-style-name="P10" draw:layer="layout" svg:width="0.6cm" svg:height="0.38cm" svg:x="9cm" svg:y="19.82cm">
            <text:p/>
            <draw:enhanced-geometry svg:viewBox="0 0 21600 21600" draw:mirror-horizontal="true" draw:mirror-vertical="false" draw:type="rectangle" draw:enhanced-path="M 0 0 L 21600 0 21600 21600 0 21600 0 0 Z N"/>
          </draw:custom-shape>
          <draw:g>
            <draw:g>
              <draw:line draw:style-name="gr10" draw:text-style-name="P2" draw:layer="layout" svg:x1="9.426cm" svg:y1="19.885cm" svg:x2="9.426cm" svg:y2="20.135cm">
                <text:p/>
              </draw:line>
              <draw:line draw:style-name="gr10" draw:text-style-name="P2" draw:layer="layout" svg:x1="9.484cm" svg:y1="19.948cm" svg:x2="9.484cm" svg:y2="20.073cm">
                <text:p/>
              </draw:line>
            </draw:g>
            <draw:g>
              <draw:line draw:style-name="gr10" draw:text-style-name="P2" draw:layer="layout" svg:x1="9.311cm" svg:y1="19.885cm" svg:x2="9.311cm" svg:y2="20.135cm">
                <text:p/>
              </draw:line>
              <draw:line draw:style-name="gr10" draw:text-style-name="P2" draw:layer="layout" svg:x1="9.368cm" svg:y1="19.948cm" svg:x2="9.368cm" svg:y2="20.073cm">
                <text:p/>
              </draw:line>
            </draw:g>
            <draw:g>
              <draw:line draw:style-name="gr10" draw:text-style-name="P2" draw:layer="layout" svg:x1="9.195cm" svg:y1="19.885cm" svg:x2="9.195cm" svg:y2="20.135cm">
                <text:p/>
              </draw:line>
              <draw:line draw:style-name="gr10" draw:text-style-name="P2" draw:layer="layout" svg:x1="9.253cm" svg:y1="19.948cm" svg:x2="9.253cm" svg:y2="20.073cm">
                <text:p/>
              </draw:line>
            </draw:g>
            <draw:g>
              <draw:line draw:style-name="gr10" draw:text-style-name="P2" draw:layer="layout" svg:x1="9.079cm" svg:y1="19.885cm" svg:x2="9.079cm" svg:y2="20.135cm">
                <text:p/>
              </draw:line>
              <draw:line draw:style-name="gr10" draw:text-style-name="P2" draw:layer="layout" svg:x1="9.137cm" svg:y1="19.948cm" svg:x2="9.137cm" svg:y2="20.073cm">
                <text:p/>
              </draw:line>
            </draw:g>
          </draw:g>
        </draw:g>
        <draw:g>
          <draw:custom-shape draw:style-name="gr27" draw:text-style-name="P13" draw:layer="layout" svg:width="1.4cm" svg:height="2.8cm" svg:x="6.4cm" svg:y="18.3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1.4cm" svg:height="2.8cm" svg:x="6.4cm" svg:y="18.3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 draw:layer="layout" svg:width="1cm" svg:height="1cm" svg:x="6.6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4cm" svg:height="0.4cm" svg:x="6.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2cm" svg:height="0.2cm" svg:x="7.5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189cm" svg:height="0.189cm" svg:x="6.511cm" svg:y="19.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6cm" svg:height="0.569cm" svg:x="6.45cm" svg:y="19.93cm">
            <draw:text-box>
              <text:p><text:span text:style-name="T2">Speed</text:span></text:p>
            </draw:text-box>
          </draw:frame>
          <draw:g>
            <draw:custom-shape draw:style-name="gr14" draw:text-style-name="P8" draw:layer="layout" svg:width="0.2cm" svg:height="0.2cm" svg:x="6.5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6.55cm" svg:y="1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7.1cm" svg:y1="18.6cm" svg:x2="7.1cm" svg:y2="18.7cm">
            <text:p/>
          </draw:line>
          <draw:g>
            <draw:custom-shape draw:style-name="gr22" draw:text-style-name="P5" draw:layer="layout" svg:width="0.2cm" svg:height="0.2cm" svg:x="6.511cm" svg:y="19.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6.561cm" svg:y="1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7.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7.5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6.522cm" svg:y="19.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6.572cm" svg:y="1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7.511cm" svg:y="19.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7.561cm" svg:y="19.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3" draw:text-style-name="P12" draw:layer="layout" svg:width="0.9cm" svg:height="0.569cm" svg:x="7.1cm" svg:y="18.531cm">
            <draw:text-box>
              <text:p><text:span text:style-name="T2">Dir</text:span></text:p>
            </draw:text-box>
          </draw:frame>
        </draw:g>
        <draw:line draw:style-name="gr19" draw:text-style-name="P2" draw:layer="layout" svg:x1="13.2cm" svg:y1="22cm" svg:x2="5.8cm" svg:y2="22cm">
          <text:p/>
        </draw:line>
        <draw:line draw:style-name="gr20" draw:text-style-name="P2" draw:layer="layout" svg:x1="8cm" svg:y1="19cm" svg:x2="9.9cm" svg:y2="19.8cm">
          <text:p/>
        </draw:line>
        <draw:connector draw:style-name="gr18" draw:text-style-name="P2" draw:layer="layout" draw:type="curve" svg:x1="9.6cm" svg:y1="20.01cm" svg:x2="9.8cm" svg:y2="20.35cm" draw:start-shape="id23" draw:start-glue-point="1" draw:end-shape="id24" draw:end-glue-point="0" svg:d="M9600 20010c134 0 200 113 200 340" svg:viewBox="0 0 201 341">
          <text:p/>
        </draw:connector>
        <draw:custom-shape draw:style-name="gr28" draw:text-style-name="P14" draw:layer="layout" svg:width="1.8cm" svg:height="0.1cm" svg:x="10.6cm" svg:y="21.4cm">
          <text:p/>
          <draw:enhanced-geometry svg:viewBox="0 0 21600 21600" draw:mirror-horizontal="false" draw:mirror-vertical="false" draw:type="rectangle" draw:enhanced-path="M 0 0 L 21600 0 21600 21600 0 21600 0 0 Z N"/>
        </draw:custom-shape>
        <draw:custom-shape draw:style-name="gr29" draw:text-style-name="P15" draw:layer="layout" svg:width="0.1cm" svg:height="0.1cm" svg:x="10.5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0.1cm" svg:height="0.1cm" svg:x="12.4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 draw:text-style-name="P16" draw:layer="layout" svg:width="0.8cm" svg:height="0.3cm" svg:x="11.3cm" svg:y="20.5cm">
            <text:p/>
            <draw:enhanced-geometry svg:viewBox="0 0 21600 21600" draw:type="rectangle" draw:enhanced-path="M 0 0 L 21600 0 21600 21600 0 21600 0 0 Z N"/>
          </draw:custom-shape>
          <draw:custom-shape draw:style-name="gr31" draw:text-style-name="P17" draw:layer="layout" svg:width="0.6cm" svg:height="0.3cm" svg:x="11.4cm" svg:y="20.5cm">
            <text:p/>
            <draw:enhanced-geometry svg:viewBox="0 0 21600 21600" draw:path-stretchpoint-x="10800" draw:path-stretchpoint-y="10800" draw:text-areas="?f3 ?f4 ?f5 ?f6" draw:type="round-rectangle" draw:modifiers="2081.06312292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2" draw:text-style-name="P3" draw:layer="layout" svg:width="0.1cm" svg:height="0.2cm" svg:x="11.8cm" svg:y="20.6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3" draw:layer="layout" svg:width="0.1cm" svg:height="0.1cm" svg:x="11.8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8" draw:layer="layout" svg:width="0.69cm" svg:height="0.05cm" svg:x="11.85cm" svg:y="20.85cm">
              <text:p/>
              <draw:enhanced-geometry svg:viewBox="0 0 21600 21600" draw:mirror-horizontal="false" draw:mirror-vertical="false" draw:type="rectangle" draw:enhanced-path="M 0 0 L 21600 0 21600 21600 0 21600 0 0 Z N"/>
            </draw:custom-shape>
            <draw:custom-shape draw:style-name="gr33" draw:text-style-name="P3" draw:layer="layout" svg:width="0.06cm" svg:height="0.06cm" svg:x="11.82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9" draw:layer="layout" svg:width="0.2cm" svg:height="0.1cm" draw:transform="rotate (1.5707963267949) translate (12.55cm 2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9" draw:layer="layout" svg:width="0.2cm" svg:height="0.1cm" draw:transform="rotate (-1.5707963267949) translate (12.55cm 2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6" draw:text-style-name="P18" draw:layer="layout" svg:width="0.1cm" svg:height="0.2cm" svg:x="12.5cm" svg:y="20.8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18" draw:layer="layout" svg:width="0.1cm" svg:height="0.1cm" svg:x="12.5cm" svg:y="21.0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37" draw:text-style-name="P18" draw:layer="layout" svg:width="0.06cm" svg:height="0.06cm" svg:x="12.52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0" draw:text-style-name="P16" draw:layer="layout" svg:width="0.8cm" svg:height="0.3cm" svg:x="10.31cm" svg:y="20.65cm">
            <text:p/>
            <draw:enhanced-geometry svg:viewBox="0 0 21600 21600" draw:type="rectangle" draw:enhanced-path="M 0 0 L 21600 0 21600 21600 0 21600 0 0 Z N"/>
          </draw:custom-shape>
          <draw:custom-shape draw:style-name="gr31" draw:text-style-name="P17" draw:layer="layout" svg:width="0.6cm" svg:height="0.3cm" svg:x="10.41cm" svg:y="20.65cm">
            <text:p/>
            <draw:enhanced-geometry svg:viewBox="0 0 21600 21600" draw:path-stretchpoint-x="10800" draw:path-stretchpoint-y="10800" draw:text-areas="?f3 ?f4 ?f5 ?f6" draw:type="round-rectangle" draw:modifiers="2081.06312292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2" draw:text-style-name="P3" draw:layer="layout" svg:width="0.1cm" svg:height="0.2cm" svg:x="10.81cm" svg:y="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3" draw:layer="layout" svg:width="0.1cm" svg:height="0.1cm" svg:x="10.81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8" draw:layer="layout" svg:width="0.69cm" svg:height="0.05cm" svg:x="10.86cm" svg:y="21cm">
              <text:p/>
              <draw:enhanced-geometry svg:viewBox="0 0 21600 21600" draw:mirror-horizontal="false" draw:mirror-vertical="false" draw:type="rectangle" draw:enhanced-path="M 0 0 L 21600 0 21600 21600 0 21600 0 0 Z N"/>
            </draw:custom-shape>
            <draw:custom-shape draw:style-name="gr33" draw:text-style-name="P3" draw:layer="layout" svg:width="0.06cm" svg:height="0.06cm" svg:x="10.8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9" draw:layer="layout" svg:width="0.2cm" svg:height="0.1cm" draw:transform="rotate (1.5707963267949) translate (11.56cm 2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9" draw:layer="layout" svg:width="0.2cm" svg:height="0.1cm" draw:transform="rotate (-1.5707963267949) translate (11.56cm 21.1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6" draw:text-style-name="P18" draw:layer="layout" svg:width="0.1cm" svg:height="0.2cm" svg:x="11.51cm" svg:y="21.03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18" draw:layer="layout" svg:width="0.1cm" svg:height="0.1cm" svg:x="11.51cm" svg:y="21.1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37" draw:text-style-name="P18" draw:layer="layout" svg:width="0.06cm" svg:height="0.06cm" svg:x="11.5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onnector draw:style-name="gr18" draw:text-style-name="P2" draw:layer="layout" draw:type="curve" svg:x1="10.1cm" svg:y1="20.71cm" svg:x2="10.3cm" svg:y2="20.81cm" svg:d="M10100 20710c150 0 50 100 200 100" svg:viewBox="0 0 201 101">
          <text:p/>
        </draw:connector>
        <draw:connector draw:style-name="gr18" draw:text-style-name="P2" draw:layer="layout" draw:type="curve" svg:x1="10.1cm" svg:y1="20.5cm" svg:x2="11.3cm" svg:y2="20.6cm" svg:d="M10100 20500c900 0 300 100 1200 100" svg:viewBox="0 0 1201 101">
          <text:p/>
        </draw:connector>
        <draw:connector draw:style-name="gr10" draw:text-style-name="P2" draw:layer="layout" draw:type="curve" svg:x1="9.678cm" svg:y1="20.85cm" svg:x2="9.566cm" svg:y2="21.065cm" svg:d="M9678 20850c0 162-112 55-112 215" svg:viewBox="0 0 113 216">
          <text:p/>
        </draw:connector>
        <draw:frame draw:style-name="gr38" draw:text-style-name="P7" draw:layer="layout" svg:width="3.65cm" svg:height="0.725cm" svg:x="8.85cm" svg:y="17.671cm">
          <draw:text-box>
            <text:p><text:span text:style-name="T3">Live steam loco</text:span></text:p>
          </draw:text-box>
        </draw:frame>
        <draw:frame draw:style-name="gr38" draw:text-style-name="P20" draw:layer="layout" svg:width="4.9cm" svg:height="0.725cm" svg:x="7.9cm" svg:y="13.1cm">
          <draw:text-box>
            <text:p><text:span text:style-name="T3">Electric batteries <text:s/>locos</text:span></text:p>
          </draw:text-box>
        </draw:frame>
        <draw:frame draw:style-name="gr39" draw:text-style-name="P20" draw:layer="layout" svg:width="7.099cm" svg:height="1.199cm" svg:x="4.201cm" svg:y="8.434cm">
          <draw:text-box>
            <text:p><text:span text:style-name="T3">Electric <text:s/>loco with battery and radio</text:span></text:p>
            <text:p><text:span text:style-name="T3"><text:s/></text:span><text:span text:style-name="T3">in auxiliary wagon/tender</text:span></text:p>
          </draw:text-box>
        </draw:frame>
        <draw:g>
          <draw:custom-shape draw:style-name="gr30" draw:text-style-name="P16" draw:layer="layout" svg:width="4.4cm" svg:height="3.355cm" svg:x="1cm" svg:y="18.645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5" draw:layer="layout" svg:width="0.245cm" svg:height="0.248cm" svg:x="3.087cm" svg:y="1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23cm" svg:height="0.124cm" svg:x="3.149cm" svg:y="18.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17" draw:layer="layout" svg:width="1.468cm" svg:height="0.497cm" svg:x="2.466cm" svg:y="18.14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0" draw:text-style-name="P16" draw:layer="layout" svg:width="1.345cm" svg:height="1.367cm" svg:x="1.489cm" svg:y="19.639cm">
              <text:p/>
              <draw:enhanced-geometry svg:viewBox="0 0 21600 21600" draw:type="rectangle" draw:enhanced-path="M 0 0 L 21600 0 21600 21600 0 21600 0 0 Z N"/>
            </draw:custom-shape>
            <draw:custom-shape draw:style-name="gr41" draw:text-style-name="P21" draw:layer="layout" svg:width="1.1cm" svg:height="1.118cm" svg:x="1.611cm" svg:y="19.764cm">
              <text:p/>
              <draw:enhanced-geometry svg:viewBox="0 0 21600 21600" draw:type="rectangle" draw:enhanced-path="M 0 0 L 21600 0 21600 21600 0 21600 0 0 Z N"/>
            </draw:custom-shape>
            <draw:custom-shape draw:style-name="gr42" draw:text-style-name="P17" draw:layer="layout" svg:width="0.855cm" svg:height="0.87cm" svg:x="1.734cm" svg:y="1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467cm" svg:y1="20.633cm" svg:x2="2.834cm" svg:y2="21.006cm">
              <text:p/>
            </draw:line>
            <draw:line draw:style-name="gr43" draw:text-style-name="P2" draw:layer="layout" svg:x1="1.501cm" svg:y1="19.652cm" svg:x2="1.868cm" svg:y2="20.025cm">
              <text:p/>
            </draw:line>
            <draw:line draw:style-name="gr43" draw:text-style-name="P2" draw:layer="layout" svg:x1="2.833cm" svg:y1="19.639cm" svg:x2="2.491cm" svg:y2="20.037cm">
              <text:p/>
            </draw:line>
            <draw:line draw:style-name="gr43" draw:text-style-name="P2" draw:layer="layout" svg:x1="1.831cm" svg:y1="20.633cm" svg:x2="1.489cm" svg:y2="21.031cm">
              <text:p/>
            </draw:line>
            <draw:g>
              <draw:g>
                <draw:custom-shape draw:style-name="gr22" draw:text-style-name="P5" draw:layer="layout" svg:width="0.243cm" svg:height="0.249cm" svg:x="2.04cm" svg:y="20.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3cm" svg:height="0.124cm" svg:x="2.1cm" svg:y="20.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0" draw:text-style-name="P16" draw:layer="layout" svg:width="1.345cm" svg:height="1.367cm" svg:x="3.566cm" svg:y="19.639cm">
              <text:p/>
              <draw:enhanced-geometry svg:viewBox="0 0 21600 21600" draw:type="rectangle" draw:enhanced-path="M 0 0 L 21600 0 21600 21600 0 21600 0 0 Z N"/>
            </draw:custom-shape>
            <draw:custom-shape draw:style-name="gr41" draw:text-style-name="P21" draw:layer="layout" svg:width="1.1cm" svg:height="1.118cm" svg:x="3.689cm" svg:y="19.764cm">
              <text:p/>
              <draw:enhanced-geometry svg:viewBox="0 0 21600 21600" draw:type="rectangle" draw:enhanced-path="M 0 0 L 21600 0 21600 21600 0 21600 0 0 Z N"/>
            </draw:custom-shape>
            <draw:custom-shape draw:style-name="gr42" draw:text-style-name="P17" draw:layer="layout" svg:width="0.855cm" svg:height="0.87cm" svg:x="3.811cm" svg:y="1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4.544cm" svg:y1="20.633cm" svg:x2="4.911cm" svg:y2="21.006cm">
              <text:p/>
            </draw:line>
            <draw:line draw:style-name="gr43" draw:text-style-name="P2" draw:layer="layout" svg:x1="3.579cm" svg:y1="19.652cm" svg:x2="3.946cm" svg:y2="20.025cm">
              <text:p/>
            </draw:line>
            <draw:line draw:style-name="gr43" draw:text-style-name="P2" draw:layer="layout" svg:x1="4.911cm" svg:y1="19.639cm" svg:x2="4.569cm" svg:y2="20.037cm">
              <text:p/>
            </draw:line>
            <draw:line draw:style-name="gr43" draw:text-style-name="P2" draw:layer="layout" svg:x1="3.909cm" svg:y1="20.633cm" svg:x2="3.567cm" svg:y2="21.031cm">
              <text:p/>
            </draw:line>
            <draw:g>
              <draw:g>
                <draw:custom-shape draw:style-name="gr22" draw:text-style-name="P5" draw:layer="layout" svg:width="0.243cm" svg:height="0.249cm" svg:x="4.117cm" svg:y="20.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3cm" svg:height="0.124cm" svg:x="4.177cm" svg:y="20.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5" draw:text-style-name="P22" draw:layer="layout" svg:width="0.122cm" svg:height="0.373cm" svg:x="1.489cm" svg:y="18.894cm">
              <text:p/>
              <draw:enhanced-geometry svg:viewBox="0 0 21600 21600" draw:type="rectangle" draw:enhanced-path="M 0 0 L 21600 0 21600 21600 0 21600 0 0 Z N"/>
            </draw:custom-shape>
            <draw:custom-shape draw:style-name="gr46" draw:text-style-name="P4" draw:layer="layout" svg:width="0.122cm" svg:height="0.124cm" svg:x="1.489cm" svg:y="18.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3cm" svg:height="0.373cm" svg:x="4.3cm" svg:y="18.919cm">
              <text:p/>
              <draw:enhanced-geometry svg:viewBox="0 0 21600 21600" draw:type="rectangle" draw:enhanced-path="M 0 0 L 21600 0 21600 21600 0 21600 0 0 Z N"/>
            </draw:custom-shape>
            <draw:custom-shape draw:style-name="gr46" draw:text-style-name="P4" draw:layer="layout" svg:width="0.123cm" svg:height="0.124cm" svg:x="4.3cm" svg:y="18.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1.855cm" svg:y="18.887cm">
              <text:p/>
              <draw:enhanced-geometry svg:viewBox="0 0 21600 21600" draw:mirror-vertical="true" draw:type="rectangle" draw:enhanced-path="M 0 0 L 21600 0 21600 21600 0 21600 0 0 Z N"/>
            </draw:custom-shape>
            <draw:custom-shape draw:style-name="gr46" draw:text-style-name="P4" draw:layer="layout" svg:width="0.122cm" svg:height="0.125cm" svg:x="1.855cm" svg:y="19.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4.789cm" svg:y="18.887cm">
              <text:p/>
              <draw:enhanced-geometry svg:viewBox="0 0 21600 21600" draw:mirror-vertical="true" draw:type="rectangle" draw:enhanced-path="M 0 0 L 21600 0 21600 21600 0 21600 0 0 Z N"/>
            </draw:custom-shape>
            <draw:custom-shape draw:style-name="gr46" draw:text-style-name="P4" draw:layer="layout" svg:width="0.122cm" svg:height="0.125cm" svg:x="4.789cm" svg:y="19.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47" draw:text-style-name="P23" draw:layer="layout" svg:width="1.954cm" svg:height="0.603cm" svg:x="2.223cm" svg:y="21.142cm">
            <text:p/>
            <draw:enhanced-geometry svg:viewBox="0 0 21600 21600" draw:mirror-vertical="true" draw:type="rectangle" draw:enhanced-path="M 0 0 L 21600 0 21600 21600 0 21600 0 0 Z N"/>
          </draw:custom-shape>
          <draw:line draw:style-name="gr48" draw:text-style-name="P2" draw:layer="layout" svg:x1="2.344cm" svg:y1="21.317cm" svg:x2="2.833cm" svg:y2="21.317cm">
            <text:p/>
          </draw:line>
          <draw:line draw:style-name="gr48" draw:text-style-name="P2" draw:layer="layout" svg:x1="2.344cm" svg:y1="21.503cm" svg:x2="3.322cm" svg:y2="21.503cm">
            <text:p/>
          </draw:line>
          <draw:custom-shape draw:style-name="gr49" draw:text-style-name="P2" draw:layer="layout" svg:width="0.123cm" svg:height="0.124cm" svg:x="3.566cm" svg:y="21.255cm">
            <text:p/>
            <draw:enhanced-geometry svg:viewBox="0 0 21600 21600" draw:type="rectangle" draw:enhanced-path="M 0 0 L 21600 0 21600 21600 0 21600 0 0 Z N"/>
          </draw:custom-shape>
          <draw:custom-shape draw:style-name="gr49" draw:text-style-name="P2" draw:layer="layout" svg:width="0.123cm" svg:height="0.124cm" svg:x="3.811cm" svg:y="21.255cm">
            <text:p/>
            <draw:enhanced-geometry svg:viewBox="0 0 21600 21600" draw:type="rectangle" draw:enhanced-path="M 0 0 L 21600 0 21600 21600 0 21600 0 0 Z N"/>
          </draw:custom-shape>
          <draw:custom-shape draw:style-name="gr49" draw:text-style-name="P2" draw:layer="layout" svg:width="0.123cm" svg:height="0.124cm" svg:x="3.566cm" svg:y="21.503cm">
            <text:p/>
            <draw:enhanced-geometry svg:viewBox="0 0 21600 21600" draw:type="rectangle" draw:enhanced-path="M 0 0 L 21600 0 21600 21600 0 21600 0 0 Z N"/>
          </draw:custom-shape>
          <draw:custom-shape draw:style-name="gr49" draw:text-style-name="P2" draw:layer="layout" svg:width="0.123cm" svg:height="0.124cm" svg:x="3.811cm" svg:y="21.503cm">
            <text:p/>
            <draw:enhanced-geometry svg:viewBox="0 0 21600 21600" draw:type="rectangle" draw:enhanced-path="M 0 0 L 21600 0 21600 21600 0 21600 0 0 Z N"/>
          </draw:custom-shape>
          <draw:custom-shape draw:style-name="gr50" draw:text-style-name="P22" draw:layer="layout" svg:width="0.49cm" svg:height="0.248cm" svg:x="2.955cm" svg:y="17.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5" draw:text-style-name="P22" draw:layer="layout" svg:width="0.49cm" svg:height="0.248cm" svg:x="2.955cm" svg:y="19.267cm">
              <text:p/>
              <draw:enhanced-geometry svg:viewBox="0 0 21600 21600" draw:type="rectangle" draw:enhanced-path="M 0 0 L 21600 0 21600 21600 0 21600 0 0 Z N"/>
            </draw:custom-shape>
            <draw:custom-shape draw:style-name="gr51" draw:text-style-name="P13" draw:layer="layout" svg:width="0.245cm" svg:height="0.248cm" svg:x="2.955cm" svg:y="19.267cm">
              <text:p/>
              <draw:enhanced-geometry svg:viewBox="0 0 21600 21600" draw:type="rectangle" draw:enhanced-path="M 0 0 L 21600 0 21600 21600 0 21600 0 0 Z N"/>
            </draw:custom-shape>
          </draw:g>
        </draw:g>
        <draw:frame draw:style-name="gr52" draw:text-style-name="P24" draw:layer="layout" svg:width="1.2cm" svg:height="0.738cm" svg:x="5.35cm" svg:y="19.23cm">
          <draw:text-box>
            <text:p><text:span text:style-name="T4">OR</text:span></text:p>
          </draw:text-box>
        </draw:frame>
        <draw:frame draw:style-name="gr38" draw:text-style-name="P20" draw:layer="layout" svg:width="5.3cm" svg:height="0.725cm" svg:x="8.4cm" svg:y="4.1cm">
          <draw:text-box>
            <text:p><text:span text:style-name="T3">Electric loco with battery</text:span></text:p>
          </draw:text-box>
        </draw:frame>
        <draw:g>
          <draw:custom-shape draw:style-name="gr30" draw:text-style-name="P16" draw:layer="layout" svg:width="4.384cm" svg:height="3.355cm" svg:x="1.016cm" svg:y="4.361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5" draw:layer="layout" svg:width="0.244cm" svg:height="0.248cm" svg:x="3.096cm" svg:y="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22cm" svg:height="0.124cm" svg:x="3.157cm" svg:y="4.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17" draw:layer="layout" svg:width="1.462cm" svg:height="0.497cm" svg:x="2.477cm" svg:y="3.857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0" draw:text-style-name="P16" draw:layer="layout" svg:width="1.34cm" svg:height="1.367cm" svg:x="1.503cm" svg:y="5.355cm">
              <text:p/>
              <draw:enhanced-geometry svg:viewBox="0 0 21600 21600" draw:type="rectangle" draw:enhanced-path="M 0 0 L 21600 0 21600 21600 0 21600 0 0 Z N"/>
            </draw:custom-shape>
            <draw:custom-shape draw:style-name="gr41" draw:text-style-name="P21" draw:layer="layout" svg:width="1.096cm" svg:height="1.118cm" svg:x="1.625cm" svg:y="5.48cm">
              <text:p/>
              <draw:enhanced-geometry svg:viewBox="0 0 21600 21600" draw:type="rectangle" draw:enhanced-path="M 0 0 L 21600 0 21600 21600 0 21600 0 0 Z N"/>
            </draw:custom-shape>
            <draw:custom-shape draw:style-name="gr42" draw:text-style-name="P17" draw:layer="layout" svg:width="0.852cm" svg:height="0.87cm" svg:x="1.747cm" svg:y="5.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477cm" svg:y1="6.349cm" svg:x2="2.842cm" svg:y2="6.722cm">
              <text:p/>
            </draw:line>
            <draw:line draw:style-name="gr43" draw:text-style-name="P2" draw:layer="layout" svg:x1="1.515cm" svg:y1="5.368cm" svg:x2="1.88cm" svg:y2="5.741cm">
              <text:p/>
            </draw:line>
            <draw:line draw:style-name="gr43" draw:text-style-name="P2" draw:layer="layout" svg:x1="2.843cm" svg:y1="5.355cm" svg:x2="2.502cm" svg:y2="5.753cm">
              <text:p/>
            </draw:line>
            <draw:line draw:style-name="gr43" draw:text-style-name="P2" draw:layer="layout" svg:x1="1.844cm" svg:y1="6.349cm" svg:x2="1.503cm" svg:y2="6.747cm">
              <text:p/>
            </draw:line>
            <draw:g>
              <draw:g>
                <draw:custom-shape draw:style-name="gr22" draw:text-style-name="P5" draw:layer="layout" svg:width="0.244cm" svg:height="0.249cm" svg:x="2.051cm" svg:y="5.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2cm" svg:height="0.124cm" svg:x="2.112cm" svg:y="5.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0" draw:text-style-name="P16" draw:layer="layout" svg:width="1.34cm" svg:height="1.367cm" svg:x="3.573cm" svg:y="5.355cm">
              <text:p/>
              <draw:enhanced-geometry svg:viewBox="0 0 21600 21600" draw:type="rectangle" draw:enhanced-path="M 0 0 L 21600 0 21600 21600 0 21600 0 0 Z N"/>
            </draw:custom-shape>
            <draw:custom-shape draw:style-name="gr41" draw:text-style-name="P21" draw:layer="layout" svg:width="1.096cm" svg:height="1.118cm" svg:x="3.695cm" svg:y="5.48cm">
              <text:p/>
              <draw:enhanced-geometry svg:viewBox="0 0 21600 21600" draw:type="rectangle" draw:enhanced-path="M 0 0 L 21600 0 21600 21600 0 21600 0 0 Z N"/>
            </draw:custom-shape>
            <draw:custom-shape draw:style-name="gr42" draw:text-style-name="P17" draw:layer="layout" svg:width="0.852cm" svg:height="0.87cm" svg:x="3.817cm" svg:y="5.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4.548cm" svg:y1="6.349cm" svg:x2="4.913cm" svg:y2="6.722cm">
              <text:p/>
            </draw:line>
            <draw:line draw:style-name="gr43" draw:text-style-name="P2" draw:layer="layout" svg:x1="3.586cm" svg:y1="5.368cm" svg:x2="3.951cm" svg:y2="5.741cm">
              <text:p/>
            </draw:line>
            <draw:line draw:style-name="gr43" draw:text-style-name="P2" draw:layer="layout" svg:x1="4.913cm" svg:y1="5.355cm" svg:x2="4.572cm" svg:y2="5.753cm">
              <text:p/>
            </draw:line>
            <draw:line draw:style-name="gr43" draw:text-style-name="P2" draw:layer="layout" svg:x1="3.914cm" svg:y1="6.349cm" svg:x2="3.573cm" svg:y2="6.747cm">
              <text:p/>
            </draw:line>
            <draw:g>
              <draw:g>
                <draw:custom-shape draw:style-name="gr22" draw:text-style-name="P5" draw:layer="layout" svg:width="0.244cm" svg:height="0.249cm" svg:x="4.121cm" svg:y="5.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2cm" svg:height="0.124cm" svg:x="4.182cm" svg:y="5.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5" draw:text-style-name="P22" draw:layer="layout" svg:width="0.122cm" svg:height="0.373cm" svg:x="1.503cm" svg:y="4.61cm">
              <text:p/>
              <draw:enhanced-geometry svg:viewBox="0 0 21600 21600" draw:type="rectangle" draw:enhanced-path="M 0 0 L 21600 0 21600 21600 0 21600 0 0 Z N"/>
            </draw:custom-shape>
            <draw:custom-shape draw:style-name="gr46" draw:text-style-name="P4" draw:layer="layout" svg:width="0.122cm" svg:height="0.124cm" svg:x="1.503cm" svg:y="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4.304cm" svg:y="4.635cm">
              <text:p/>
              <draw:enhanced-geometry svg:viewBox="0 0 21600 21600" draw:type="rectangle" draw:enhanced-path="M 0 0 L 21600 0 21600 21600 0 21600 0 0 Z N"/>
            </draw:custom-shape>
            <draw:custom-shape draw:style-name="gr46" draw:text-style-name="P4" draw:layer="layout" svg:width="0.122cm" svg:height="0.124cm" svg:x="4.304cm" svg:y="4.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1cm" svg:height="0.373cm" svg:x="1.869cm" svg:y="4.603cm">
              <text:p/>
              <draw:enhanced-geometry svg:viewBox="0 0 21600 21600" draw:mirror-vertical="true" draw:type="rectangle" draw:enhanced-path="M 0 0 L 21600 0 21600 21600 0 21600 0 0 Z N"/>
            </draw:custom-shape>
            <draw:custom-shape draw:style-name="gr46" draw:text-style-name="P4" draw:layer="layout" svg:width="0.121cm" svg:height="0.125cm" svg:x="1.869cm" svg:y="4.8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4.791cm" svg:y="4.603cm">
              <text:p/>
              <draw:enhanced-geometry svg:viewBox="0 0 21600 21600" draw:mirror-vertical="true" draw:type="rectangle" draw:enhanced-path="M 0 0 L 21600 0 21600 21600 0 21600 0 0 Z N"/>
            </draw:custom-shape>
            <draw:custom-shape draw:style-name="gr46" draw:text-style-name="P4" draw:layer="layout" svg:width="0.122cm" svg:height="0.125cm" svg:x="4.791cm" svg:y="4.8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47" draw:text-style-name="P23" draw:layer="layout" svg:width="1.948cm" svg:height="0.603cm" svg:x="2.234cm" svg:y="6.858cm">
            <text:p/>
            <draw:enhanced-geometry svg:viewBox="0 0 21600 21600" draw:mirror-vertical="true" draw:type="rectangle" draw:enhanced-path="M 0 0 L 21600 0 21600 21600 0 21600 0 0 Z N"/>
          </draw:custom-shape>
          <draw:line draw:style-name="gr48" draw:text-style-name="P2" draw:layer="layout" svg:x1="2.356cm" svg:y1="7.033cm" svg:x2="2.843cm" svg:y2="7.033cm">
            <text:p/>
          </draw:line>
          <draw:line draw:style-name="gr48" draw:text-style-name="P2" draw:layer="layout" svg:x1="2.356cm" svg:y1="7.219cm" svg:x2="3.33cm" svg:y2="7.219cm">
            <text:p/>
          </draw:line>
          <draw:custom-shape draw:style-name="gr49" draw:text-style-name="P2" draw:layer="layout" svg:width="0.122cm" svg:height="0.124cm" svg:x="3.573cm" svg:y="6.971cm">
            <text:p/>
            <draw:enhanced-geometry svg:viewBox="0 0 21600 21600" draw:type="rectangle" draw:enhanced-path="M 0 0 L 21600 0 21600 21600 0 21600 0 0 Z N"/>
          </draw:custom-shape>
          <draw:custom-shape draw:style-name="gr49" draw:text-style-name="P2" draw:layer="layout" svg:width="0.122cm" svg:height="0.124cm" svg:x="3.817cm" svg:y="6.971cm">
            <text:p/>
            <draw:enhanced-geometry svg:viewBox="0 0 21600 21600" draw:type="rectangle" draw:enhanced-path="M 0 0 L 21600 0 21600 21600 0 21600 0 0 Z N"/>
          </draw:custom-shape>
          <draw:custom-shape draw:style-name="gr49" draw:text-style-name="P2" draw:layer="layout" svg:width="0.122cm" svg:height="0.124cm" svg:x="3.573cm" svg:y="7.219cm">
            <text:p/>
            <draw:enhanced-geometry svg:viewBox="0 0 21600 21600" draw:type="rectangle" draw:enhanced-path="M 0 0 L 21600 0 21600 21600 0 21600 0 0 Z N"/>
          </draw:custom-shape>
          <draw:custom-shape draw:style-name="gr49" draw:text-style-name="P2" draw:layer="layout" svg:width="0.122cm" svg:height="0.124cm" svg:x="3.817cm" svg:y="7.219cm">
            <text:p/>
            <draw:enhanced-geometry svg:viewBox="0 0 21600 21600" draw:type="rectangle" draw:enhanced-path="M 0 0 L 21600 0 21600 21600 0 21600 0 0 Z N"/>
          </draw:custom-shape>
          <draw:custom-shape draw:style-name="gr50" draw:text-style-name="P22" draw:layer="layout" svg:width="0.486cm" svg:height="0.248cm" svg:x="2.965cm" svg:y="3.616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5" draw:text-style-name="P22" draw:layer="layout" svg:width="0.486cm" svg:height="0.248cm" svg:x="2.965cm" svg:y="4.983cm">
              <text:p/>
              <draw:enhanced-geometry svg:viewBox="0 0 21600 21600" draw:type="rectangle" draw:enhanced-path="M 0 0 L 21600 0 21600 21600 0 21600 0 0 Z N"/>
            </draw:custom-shape>
            <draw:custom-shape draw:style-name="gr51" draw:text-style-name="P13" draw:layer="layout" svg:width="0.243cm" svg:height="0.248cm" svg:x="2.965cm" svg:y="4.983cm">
              <text:p/>
              <draw:enhanced-geometry svg:viewBox="0 0 21600 21600" draw:type="rectangle" draw:enhanced-path="M 0 0 L 21600 0 21600 21600 0 21600 0 0 Z N"/>
            </draw:custom-shape>
          </draw:g>
        </draw:g>
        <draw:frame draw:style-name="gr52" draw:text-style-name="P24" draw:layer="layout" svg:width="1.2cm" svg:height="0.738cm" svg:x="5.3cm" svg:y="5.032cm">
          <draw:text-box>
            <text:p><text:span text:style-name="T4">OR</text:span></text:p>
          </draw:text-box>
        </draw:frame>
        <draw:g>
          <draw:custom-shape draw:style-name="gr27" draw:text-style-name="P13" draw:layer="layout" svg:width="1.4cm" svg:height="2.8cm" svg:x="1.25cm" svg:y="9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1.4cm" svg:height="2.8cm" svg:x="1.25cm" svg:y="9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 draw:layer="layout" svg:width="1cm" svg:height="1cm" svg:x="1.45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4cm" svg:height="0.4cm" svg:x="1.7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2cm" svg:height="0.2cm" svg:x="2.35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189cm" svg:height="0.189cm" svg:x="1.361cm" svg:y="9.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6cm" svg:height="0.569cm" svg:x="1.3cm" svg:y="10.63cm">
            <draw:text-box>
              <text:p><text:span text:style-name="T2">Speed</text:span></text:p>
            </draw:text-box>
          </draw:frame>
          <draw:g>
            <draw:custom-shape draw:style-name="gr14" draw:text-style-name="P8" draw:layer="layout" svg:width="0.2cm" svg:height="0.2cm" svg:x="1.35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4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1.95cm" svg:y1="9.3cm" svg:x2="1.95cm" svg:y2="9.4cm">
            <text:p/>
          </draw:line>
          <draw:g>
            <draw:custom-shape draw:style-name="gr22" draw:text-style-name="P5" draw:layer="layout" svg:width="0.2cm" svg:height="0.2cm" svg:x="1.361cm" svg:y="9.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411cm" svg:y="9.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2.35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2.4cm" svg:y="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372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422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2.361cm" svg:y="10.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2.411cm" svg:y="10.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3" draw:text-style-name="P12" draw:layer="layout" svg:width="0.9cm" svg:height="0.569cm" svg:x="1.95cm" svg:y="9.231cm">
            <draw:text-box>
              <text:p><text:span text:style-name="T2">Dir</text:span></text:p>
            </draw:text-box>
          </draw:frame>
        </draw:g>
        <draw:g>
          <draw:custom-shape draw:style-name="gr27" draw:text-style-name="P13" draw:layer="layout" svg:width="1.4cm" svg:height="2.8cm" svg:x="6.4cm" svg:y="4.1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1.4cm" svg:height="2.8cm" svg:x="6.4cm" svg:y="4.1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 draw:layer="layout" svg:width="1cm" svg:height="1cm" svg:x="6.6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4cm" svg:height="0.4cm" svg:x="6.9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2cm" svg:height="0.2cm" svg:x="7.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189cm" svg:height="0.189cm" svg:x="6.511cm" svg:y="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6cm" svg:height="0.569cm" svg:x="6.45cm" svg:y="5.83cm">
            <draw:text-box>
              <text:p><text:span text:style-name="T2">Speed</text:span></text:p>
            </draw:text-box>
          </draw:frame>
          <draw:g>
            <draw:custom-shape draw:style-name="gr14" draw:text-style-name="P8" draw:layer="layout" svg:width="0.2cm" svg:height="0.2cm" svg:x="6.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6.55cm" svg:y="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7.1cm" svg:y1="4.4cm" svg:x2="7.1cm" svg:y2="4.5cm">
            <text:p/>
          </draw:line>
          <draw:g>
            <draw:custom-shape draw:style-name="gr22" draw:text-style-name="P5" draw:layer="layout" svg:width="0.2cm" svg:height="0.2cm" svg:x="6.511cm" svg:y="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6.561cm" svg:y="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7.5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7.5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6.522cm" svg:y="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6.572cm" svg:y="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7.511cm" svg:y="5.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7.561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3" draw:text-style-name="P12" draw:layer="layout" svg:width="0.9cm" svg:height="0.569cm" svg:x="7.1cm" svg:y="4.331cm">
            <draw:text-box>
              <text:p><text:span text:style-name="T2">Dir</text:span></text:p>
            </draw:text-box>
          </draw:frame>
          <draw:g>
            <draw:custom-shape draw:style-name="gr53" draw:text-style-name="P13" draw:layer="layout" svg:width="1.11cm" svg:height="1cm" svg:x="6.55cm" svg:y="5.5cm">
              <text:p/>
              <draw:enhanced-geometry svg:viewBox="0 0 21600 21600" draw:type="block-arc" draw:modifiers="-147.25277742239 10232.058239871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54" draw:text-style-name="P2" draw:layer="layout" svg:x1="7.558cm" svg:y1="5.73cm" svg:x2="7.642cm" svg:y2="5.838cm">
              <text:p/>
            </draw:line>
          </draw:g>
        </draw:g>
        <draw:frame draw:style-name="gr55" draw:text-style-name="P25" draw:layer="layout" svg:width="12.6cm" svg:height="1.305cm" svg:x="1cm" svg:y="1.035cm">
          <draw:text-box>
            <text:p><text:span text:style-name="T4">Principle of large scale train control systems proposed by</text:span></text:p>
            <text:p><text:span text:style-name="T4"><text:s/></text:span><text:span text:style-name="T4">Australian company</text:span><text:span text:style-name="T5"> RCS (Remote Control System)</text:span></text:p>
          </draw:text-box>
        </draw:frame>
        <draw:frame draw:style-name="gr56" draw:text-style-name="P7" draw:layer="layout" svg:width="8.6cm" svg:height="1.807cm" svg:x="0.8cm" svg:y="22.805cm">
          <draw:text-box>
            <text:p><text:span text:style-name="T1">Tx : Radio transmitter</text:span></text:p>
            <text:p><text:span text:style-name="T1">Rx : Radio receiver: signal output RC servo type</text:span></text:p>
            <text:p><text:span text:style-name="T1">Esc : Electronic speed controller: specific for trains</text:span></text:p>
            <text:p><text:span text:style-name="T1">Snd : Sound card generator</text:span></text:p>
          </draw:text-box>
        </draw:frame>
        <draw:frame draw:style-name="gr38" draw:text-style-name="P20" draw:layer="layout" svg:width="12.1cm" svg:height="0.725cm" svg:x="1.1cm" svg:y="2.236cm">
          <draw:text-box>
            <text:p><text:span text:style-name="T3">Radio frequency 2.4 GHz, coding DSM2 (Spektrum)</text:span></text:p>
          </draw:text-box>
        </draw:frame>
        <draw:frame draw:style-name="gr39" draw:text-style-name="P20" draw:layer="layout" svg:width="2.7cm" svg:height="1.199cm" svg:x="3.6cm" svg:y="3.275cm">
          <draw:text-box>
            <text:p><text:span text:style-name="T3">DSM2</text:span></text:p>
            <text:p><text:span text:style-name="T3"><text:s/></text:span><text:span text:style-name="T3">compatible</text:span></text:p>
          </draw:text-box>
        </draw:frame>
        <draw:frame draw:style-name="gr39" draw:text-style-name="P20" draw:layer="layout" svg:width="2.7cm" svg:height="1.199cm" svg:x="3.6cm" svg:y="17.576cm">
          <draw:text-box>
            <text:p><text:span text:style-name="T3">DSM2</text:span></text:p>
            <text:p><text:span text:style-name="T3"><text:s/></text:span><text:span text:style-name="T3">compatible</text:span></text:p>
          </draw:text-box>
        </draw:frame>
        <draw:frame draw:style-name="gr57" draw:text-style-name="P7" draw:layer="layout" svg:width="11.8cm" svg:height="1.029cm" svg:x="0.8cm" svg:y="27.071cm">
          <draw:text-box>
            <text:p><text:span text:style-name="T1">RCS no longer propose radio system for accessories (switches/points, fixed lighting and sound systems). </text:span></text:p>
          </draw:text-box>
        </draw:frame>
        <draw:frame draw:style-name="gr38" draw:text-style-name="P20" draw:layer="layout" svg:width="2.2cm" svg:height="0.725cm" svg:x="0.9cm" svg:y="8.277cm">
          <draw:text-box>
            <text:p><text:span text:style-name="T3">RCS Tx</text:span></text:p>
          </draw:text-box>
        </draw:frame>
        <draw:frame draw:style-name="gr38" draw:text-style-name="P20" draw:layer="layout" svg:width="2.2cm" svg:height="0.725cm" svg:x="1.1cm" svg:y="12.878cm">
          <draw:text-box>
            <text:p><text:span text:style-name="T3">RCS Tx</text:span></text:p>
          </draw:text-box>
        </draw:frame>
        <draw:frame draw:style-name="gr38" draw:text-style-name="P20" draw:layer="layout" svg:width="2.2cm" svg:height="0.725cm" svg:x="6.1cm" svg:y="17.579cm">
          <draw:text-box>
            <text:p><text:span text:style-name="T3">RCS Tx</text:span></text:p>
          </draw:text-box>
        </draw:frame>
        <draw:frame draw:style-name="gr38" draw:text-style-name="P20" draw:layer="layout" svg:width="2.2cm" svg:height="0.725cm" svg:x="6.1cm" svg:y="3.378cm">
          <draw:text-box>
            <text:p><text:span text:style-name="T3">RCS Tx</text:span></text:p>
          </draw:text-box>
        </draw:frame>
        <draw:frame draw:style-name="gr58" draw:text-style-name="P7" draw:layer="layout" svg:width="12.4cm" svg:height="1.418cm" svg:x="0.8cm" svg:y="25.782cm">
          <draw:text-box>
            <text:p><text:span text:style-name="T1">One RCS transmitter can bind with as many receivers as needed. Binding is done with a cable or automatically at startup depending from the Receiver model.</text:span></text:p>
          </draw:text-box>
        </draw:frame>
        <draw:frame draw:style-name="gr58" draw:text-style-name="P7" draw:layer="layout" svg:width="12.6cm" svg:height="1.418cm" svg:x="0.8cm" svg:y="24.482cm">
          <draw:text-box>
            <text:p><text:span text:style-name="T1">The general philosophy of the RCS system is to have one lightweight (150g) and compact transmitter per running loco. Low cost of transmitters will maintain overall cost way below the cost any DCC rail controlled system. <text:s/></text:span></text:p>
          </draw:text-box>
        </draw:frame>
        <draw:frame draw:style-name="gr12" draw:text-style-name="P7" draw:layer="layout" svg:width="11.8cm" svg:height="0.64cm" svg:x="0.8cm" svg:y="27.96cm">
          <draw:text-box>
            <text:p><text:span text:style-name="T1">Web page: http://www.rcs-rc.com </text:span></text:p>
          </draw:text-box>
        </draw:frame>
        <draw:frame draw:style-name="gr23" draw:text-style-name="P12" draw:layer="layout" svg:width="4.6cm" svg:height="0.887cm" svg:x="8.9cm" svg:y="22.014cm">
          <draw:text-box>
            <text:p><text:span text:style-name="T2">© Pierre ROUZEAU cc by-nc-sa</text:span></text:p>
            <text:p><text:span text:style-name="T2">http://rouzeau.net</text:span></text:p>
          </draw:text-box>
        </draw:frame>
      </draw:page>
      <draw:page draw:name="page2" draw:style-name="dp1" draw:master-page-name="Standard">
        <draw:g>
          <draw:custom-shape draw:style-name="gr11" draw:text-style-name="P6" xml:id="id25" draw:id="id25" draw:layer="layout" svg:width="0.6cm" svg:height="0.5cm" svg:x="15.9cm" svg:y="2.198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15.7cm" svg:y="2.098cm">
            <draw:text-box>
              <text:p><text:span text:style-name="T1">Rx</text:span></text:p>
            </draw:text-box>
          </draw:frame>
          <draw:line draw:style-name="gr13" draw:text-style-name="P2" draw:layer="layout" svg:x1="16.3cm" svg:y1="1.798cm" svg:x2="16.3cm" svg:y2="2.198cm">
            <text:p/>
          </draw:line>
          <draw:custom-shape draw:style-name="gr14" draw:text-style-name="P8" draw:layer="layout" svg:width="0.1cm" svg:height="0.1cm" svg:x="16.25cm" svg:y="1.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9" draw:text-style-name="P25" draw:layer="layout" svg:width="12.6cm" svg:height="0.738cm" svg:x="1cm" svg:y="1.036cm">
          <draw:text-box>
            <text:p><text:span text:style-name="T4">What is a train ESC ? (Electronic Speed Controller)</text:span></text:p>
          </draw:text-box>
        </draw:frame>
        <draw:frame draw:style-name="gr60" draw:text-style-name="P7" draw:layer="layout" svg:width="12.6cm" svg:height="3.363cm" svg:x="1.3cm" svg:y="2.282cm">
          <draw:text-box>
            <text:p><text:span text:style-name="T1">There are two kinds of RC devices, thoses with main motor which goes only forward, like airplane or helicopter and those which could go in both directions, like boats or trains.</text:span></text:p>
            <text:p><text:span text:style-name="T1">Hence RC radio with sticks are adjusted with the 0 power at the stick bottom position or 0 power at the stickcenter position.</text:span></text:p>
            <text:p><text:span text:style-name="T1">For trains, if there is any spring(s) to return the stick to 0, it shall be removed.</text:span></text:p>
            <text:p><text:span text:style-name="T1"/></text:p>
            <text:p><text:span text:style-name="T1">For trains, there are two ESC types :</text:span></text:p>
          </draw:text-box>
        </draw:frame>
        <draw:g>
          <draw:custom-shape draw:style-name="gr30" draw:text-style-name="P16" draw:layer="layout" svg:width="4.4cm" svg:height="3.355cm" svg:x="13.8cm" svg:y="5.345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5" draw:layer="layout" svg:width="0.245cm" svg:height="0.248cm" svg:x="15.887cm" svg:y="5.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23cm" svg:height="0.124cm" svg:x="15.94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17" draw:layer="layout" svg:width="1.468cm" svg:height="0.497cm" svg:x="15.266cm" svg:y="4.84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0" draw:text-style-name="P16" draw:layer="layout" svg:width="1.345cm" svg:height="1.367cm" svg:x="14.289cm" svg:y="6.339cm">
              <text:p/>
              <draw:enhanced-geometry svg:viewBox="0 0 21600 21600" draw:type="rectangle" draw:enhanced-path="M 0 0 L 21600 0 21600 21600 0 21600 0 0 Z N"/>
            </draw:custom-shape>
            <draw:custom-shape draw:style-name="gr41" draw:text-style-name="P21" draw:layer="layout" svg:width="1.1cm" svg:height="1.118cm" svg:x="14.411cm" svg:y="6.464cm">
              <text:p/>
              <draw:enhanced-geometry svg:viewBox="0 0 21600 21600" draw:type="rectangle" draw:enhanced-path="M 0 0 L 21600 0 21600 21600 0 21600 0 0 Z N"/>
            </draw:custom-shape>
            <draw:custom-shape draw:style-name="gr42" draw:text-style-name="P17" draw:layer="layout" svg:width="0.855cm" svg:height="0.87cm" svg:x="14.534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15.267cm" svg:y1="7.333cm" svg:x2="15.634cm" svg:y2="7.706cm">
              <text:p/>
            </draw:line>
            <draw:line draw:style-name="gr43" draw:text-style-name="P2" draw:layer="layout" svg:x1="14.301cm" svg:y1="6.352cm" svg:x2="14.668cm" svg:y2="6.725cm">
              <text:p/>
            </draw:line>
            <draw:line draw:style-name="gr43" draw:text-style-name="P2" draw:layer="layout" svg:x1="15.633cm" svg:y1="6.339cm" svg:x2="15.291cm" svg:y2="6.737cm">
              <text:p/>
            </draw:line>
            <draw:line draw:style-name="gr43" draw:text-style-name="P2" draw:layer="layout" svg:x1="14.631cm" svg:y1="7.333cm" svg:x2="14.289cm" svg:y2="7.731cm">
              <text:p/>
            </draw:line>
            <draw:g>
              <draw:g>
                <draw:custom-shape draw:style-name="gr22" draw:text-style-name="P5" draw:layer="layout" svg:width="0.243cm" svg:height="0.249cm" svg:x="14.84cm" svg:y="6.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3cm" svg:height="0.124cm" svg:x="14.9cm" svg:y="6.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0" draw:text-style-name="P16" draw:layer="layout" svg:width="1.345cm" svg:height="1.367cm" svg:x="16.366cm" svg:y="6.339cm">
              <text:p/>
              <draw:enhanced-geometry svg:viewBox="0 0 21600 21600" draw:type="rectangle" draw:enhanced-path="M 0 0 L 21600 0 21600 21600 0 21600 0 0 Z N"/>
            </draw:custom-shape>
            <draw:custom-shape draw:style-name="gr41" draw:text-style-name="P21" draw:layer="layout" svg:width="1.1cm" svg:height="1.118cm" svg:x="16.489cm" svg:y="6.464cm">
              <text:p/>
              <draw:enhanced-geometry svg:viewBox="0 0 21600 21600" draw:type="rectangle" draw:enhanced-path="M 0 0 L 21600 0 21600 21600 0 21600 0 0 Z N"/>
            </draw:custom-shape>
            <draw:custom-shape draw:style-name="gr42" draw:text-style-name="P17" draw:layer="layout" svg:width="0.855cm" svg:height="0.87cm" svg:x="16.611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17.344cm" svg:y1="7.333cm" svg:x2="17.711cm" svg:y2="7.706cm">
              <text:p/>
            </draw:line>
            <draw:line draw:style-name="gr43" draw:text-style-name="P2" draw:layer="layout" svg:x1="16.379cm" svg:y1="6.352cm" svg:x2="16.746cm" svg:y2="6.725cm">
              <text:p/>
            </draw:line>
            <draw:line draw:style-name="gr43" draw:text-style-name="P2" draw:layer="layout" svg:x1="17.711cm" svg:y1="6.339cm" svg:x2="17.369cm" svg:y2="6.737cm">
              <text:p/>
            </draw:line>
            <draw:line draw:style-name="gr43" draw:text-style-name="P2" draw:layer="layout" svg:x1="16.709cm" svg:y1="7.333cm" svg:x2="16.367cm" svg:y2="7.731cm">
              <text:p/>
            </draw:line>
            <draw:g>
              <draw:g>
                <draw:custom-shape draw:style-name="gr22" draw:text-style-name="P5" draw:layer="layout" svg:width="0.243cm" svg:height="0.249cm" svg:x="16.917cm" svg:y="6.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3cm" svg:height="0.124cm" svg:x="16.977cm" svg:y="6.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5" draw:text-style-name="P22" draw:layer="layout" svg:width="0.122cm" svg:height="0.373cm" svg:x="14.289cm" svg:y="5.594cm">
              <text:p/>
              <draw:enhanced-geometry svg:viewBox="0 0 21600 21600" draw:type="rectangle" draw:enhanced-path="M 0 0 L 21600 0 21600 21600 0 21600 0 0 Z N"/>
            </draw:custom-shape>
            <draw:custom-shape draw:style-name="gr46" draw:text-style-name="P4" draw:layer="layout" svg:width="0.122cm" svg:height="0.124cm" svg:x="14.289cm" svg:y="5.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3cm" svg:height="0.373cm" svg:x="17.1cm" svg:y="5.619cm">
              <text:p/>
              <draw:enhanced-geometry svg:viewBox="0 0 21600 21600" draw:type="rectangle" draw:enhanced-path="M 0 0 L 21600 0 21600 21600 0 21600 0 0 Z N"/>
            </draw:custom-shape>
            <draw:custom-shape draw:style-name="gr46" draw:text-style-name="P4" draw:layer="layout" svg:width="0.123cm" svg:height="0.124cm" svg:x="17.1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14.655cm" svg:y="5.587cm">
              <text:p/>
              <draw:enhanced-geometry svg:viewBox="0 0 21600 21600" draw:mirror-vertical="true" draw:type="rectangle" draw:enhanced-path="M 0 0 L 21600 0 21600 21600 0 21600 0 0 Z N"/>
            </draw:custom-shape>
            <draw:custom-shape draw:style-name="gr46" draw:text-style-name="P4" draw:layer="layout" svg:width="0.122cm" svg:height="0.125cm" svg:x="14.655cm" svg:y="5.8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17.589cm" svg:y="5.587cm">
              <text:p/>
              <draw:enhanced-geometry svg:viewBox="0 0 21600 21600" draw:mirror-vertical="true" draw:type="rectangle" draw:enhanced-path="M 0 0 L 21600 0 21600 21600 0 21600 0 0 Z N"/>
            </draw:custom-shape>
            <draw:custom-shape draw:style-name="gr46" draw:text-style-name="P4" draw:layer="layout" svg:width="0.122cm" svg:height="0.125cm" svg:x="17.589cm" svg:y="5.8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47" draw:text-style-name="P23" draw:layer="layout" svg:width="1.954cm" svg:height="0.603cm" svg:x="15.023cm" svg:y="7.842cm">
            <text:p/>
            <draw:enhanced-geometry svg:viewBox="0 0 21600 21600" draw:mirror-vertical="true" draw:type="rectangle" draw:enhanced-path="M 0 0 L 21600 0 21600 21600 0 21600 0 0 Z N"/>
          </draw:custom-shape>
          <draw:line draw:style-name="gr48" draw:text-style-name="P2" draw:layer="layout" svg:x1="15.144cm" svg:y1="8.017cm" svg:x2="15.633cm" svg:y2="8.017cm">
            <text:p/>
          </draw:line>
          <draw:line draw:style-name="gr48" draw:text-style-name="P2" draw:layer="layout" svg:x1="15.144cm" svg:y1="8.203cm" svg:x2="16.122cm" svg:y2="8.203cm">
            <text:p/>
          </draw:line>
          <draw:custom-shape draw:style-name="gr49" draw:text-style-name="P2" draw:layer="layout" svg:width="0.123cm" svg:height="0.124cm" svg:x="16.366cm" svg:y="7.955cm">
            <text:p/>
            <draw:enhanced-geometry svg:viewBox="0 0 21600 21600" draw:type="rectangle" draw:enhanced-path="M 0 0 L 21600 0 21600 21600 0 21600 0 0 Z N"/>
          </draw:custom-shape>
          <draw:custom-shape draw:style-name="gr49" draw:text-style-name="P2" draw:layer="layout" svg:width="0.123cm" svg:height="0.124cm" svg:x="16.611cm" svg:y="7.955cm">
            <text:p/>
            <draw:enhanced-geometry svg:viewBox="0 0 21600 21600" draw:type="rectangle" draw:enhanced-path="M 0 0 L 21600 0 21600 21600 0 21600 0 0 Z N"/>
          </draw:custom-shape>
          <draw:custom-shape draw:style-name="gr49" draw:text-style-name="P2" draw:layer="layout" svg:width="0.123cm" svg:height="0.124cm" svg:x="16.366cm" svg:y="8.203cm">
            <text:p/>
            <draw:enhanced-geometry svg:viewBox="0 0 21600 21600" draw:type="rectangle" draw:enhanced-path="M 0 0 L 21600 0 21600 21600 0 21600 0 0 Z N"/>
          </draw:custom-shape>
          <draw:custom-shape draw:style-name="gr49" draw:text-style-name="P2" draw:layer="layout" svg:width="0.123cm" svg:height="0.124cm" svg:x="16.611cm" svg:y="8.203cm">
            <text:p/>
            <draw:enhanced-geometry svg:viewBox="0 0 21600 21600" draw:type="rectangle" draw:enhanced-path="M 0 0 L 21600 0 21600 21600 0 21600 0 0 Z N"/>
          </draw:custom-shape>
          <draw:custom-shape draw:style-name="gr50" draw:text-style-name="P22" draw:layer="layout" svg:width="0.49cm" svg:height="0.248cm" svg:x="15.755cm" svg:y="4.6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5" draw:text-style-name="P22" draw:layer="layout" svg:width="0.49cm" svg:height="0.248cm" svg:x="15.755cm" svg:y="5.967cm">
              <text:p/>
              <draw:enhanced-geometry svg:viewBox="0 0 21600 21600" draw:type="rectangle" draw:enhanced-path="M 0 0 L 21600 0 21600 21600 0 21600 0 0 Z N"/>
            </draw:custom-shape>
            <draw:custom-shape draw:style-name="gr51" draw:text-style-name="P13" draw:layer="layout" svg:width="0.245cm" svg:height="0.248cm" svg:x="15.755cm" svg:y="5.967cm">
              <text:p/>
              <draw:enhanced-geometry svg:viewBox="0 0 21600 21600" draw:type="rectangle" draw:enhanced-path="M 0 0 L 21600 0 21600 21600 0 21600 0 0 Z N"/>
            </draw:custom-shape>
          </draw:g>
          <draw:custom-shape draw:style-name="gr3" draw:text-style-name="P3" draw:layer="layout" svg:width="3.1cm" svg:height="4.8cm" svg:x="16cm" svg:y="4.3cm">
            <text:p/>
            <draw:enhanced-geometry svg:viewBox="0 0 21600 21600" draw:type="rectangle" draw:enhanced-path="M 0 0 L 21600 0 21600 21600 0 21600 0 0 Z N"/>
          </draw:custom-shape>
          <draw:frame draw:style-name="gr61" draw:text-style-name="P26" draw:layer="layout" svg:width="1.6cm" svg:height="0.569cm" svg:x="15.35cm" svg:y="6.301cm">
            <draw:text-box>
              <text:p><text:span text:style-name="T2">Forward</text:span></text:p>
            </draw:text-box>
          </draw:frame>
          <draw:frame draw:style-name="gr61" draw:text-style-name="P26" draw:layer="layout" svg:width="1.75cm" svg:height="0.569cm" svg:x="15.35cm" svg:y="7.102cm">
            <draw:text-box>
              <text:p><text:span text:style-name="T2">Backward</text:span></text:p>
            </draw:text-box>
          </draw:frame>
          <draw:custom-shape draw:style-name="gr62" draw:text-style-name="P8" draw:layer="layout" svg:width="0.1cm" svg:height="0.5cm" svg:x="15.2cm" svg:y="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8" draw:layer="layout" svg:width="0.1cm" svg:height="0.498cm" svg:x="15.202cm" svg:y="7.10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7" draw:text-style-name="P13" draw:layer="layout" svg:width="1.4cm" svg:height="2.8cm" svg:x="17.9cm" svg:y="5.9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1.4cm" svg:height="2.8cm" svg:x="17.9cm" svg:y="5.9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2cm" svg:height="0.2cm" svg:x="1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189cm" svg:height="0.189cm" svg:x="18.111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6" draw:layer="layout" svg:width="1.6cm" svg:height="0.569cm" svg:x="18.55cm" svg:y="6.9cm">
            <draw:text-box>
              <text:p><text:span text:style-name="T2">Forward</text:span></text:p>
            </draw:text-box>
          </draw:frame>
          <draw:g>
            <draw:custom-shape draw:style-name="gr14" draw:text-style-name="P8" draw:layer="layout" svg:width="0.2cm" svg:height="0.2cm" svg:x="18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8.05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8.111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8.161cm" svg:y="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8.9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8.95cm" svg:y="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1" draw:text-style-name="P26" draw:layer="layout" svg:width="1.75cm" svg:height="0.569cm" svg:x="16.9cm" svg:y="6.9cm">
            <draw:text-box>
              <text:p><text:span text:style-name="T2">Backward</text:span></text:p>
            </draw:text-box>
          </draw:frame>
          <draw:custom-shape draw:style-name="gr22" draw:text-style-name="P5" draw:layer="layout" svg:width="1cm" svg:height="1cm" svg:x="18.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3" draw:text-style-name="P8" draw:layer="layout" svg:width="1.11cm" svg:height="1cm" draw:transform="rotate (-0.523598775598299) translate (18.43cm 7.08cm)">
                <text:p/>
                <draw:enhanced-geometry svg:viewBox="0 0 21600 21600" draw:type="block-arc" draw:modifiers="-116.611915046484 10221.294169025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4" draw:text-style-name="P2" draw:layer="layout" svg:x1="19.088cm" svg:y1="7.531cm" svg:x2="19.172cm" svg:y2="7.639cm">
                <text:p/>
              </draw:line>
            </draw:g>
            <draw:g>
              <draw:custom-shape draw:style-name="gr63" draw:text-style-name="P8" draw:layer="layout" svg:width="1.109cm" svg:height="0.999cm" draw:transform="skewX (0.00104719755119663) rotate (-0.523598775598299) translate (18.317cm 7.081cm)">
                <text:p/>
                <draw:enhanced-geometry svg:viewBox="0 0 21600 21600" draw:mirror-horizontal="true" draw:type="block-arc" draw:modifiers="-116.611915046484 10221.294169025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4" draw:text-style-name="P2" draw:layer="layout" svg:x1="18.123cm" svg:y1="7.532cm" svg:x2="18.039cm" svg:y2="7.64cm">
                <text:p/>
              </draw:line>
            </draw:g>
          </draw:g>
          <draw:line draw:style-name="gr24" draw:text-style-name="P2" draw:layer="layout" svg:x1="18.6cm" svg:y1="7.4cm" svg:x2="18.6cm" svg:y2="7.5cm">
            <text:p/>
          </draw:line>
        </draw:g>
        <draw:g>
          <draw:custom-shape draw:style-name="gr30" draw:text-style-name="P16" draw:layer="layout" svg:width="4.4cm" svg:height="3.355cm" svg:x="13.908cm" svg:y="10.146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5" draw:layer="layout" svg:width="0.245cm" svg:height="0.248cm" svg:x="15.995cm" svg:y="10.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23cm" svg:height="0.124cm" svg:x="16.057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17" draw:layer="layout" svg:width="1.468cm" svg:height="0.497cm" svg:x="15.374cm" svg:y="9.64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0" draw:text-style-name="P16" draw:layer="layout" svg:width="1.345cm" svg:height="1.367cm" svg:x="14.397cm" svg:y="11.14cm">
              <text:p/>
              <draw:enhanced-geometry svg:viewBox="0 0 21600 21600" draw:type="rectangle" draw:enhanced-path="M 0 0 L 21600 0 21600 21600 0 21600 0 0 Z N"/>
            </draw:custom-shape>
            <draw:custom-shape draw:style-name="gr41" draw:text-style-name="P21" draw:layer="layout" svg:width="1.1cm" svg:height="1.118cm" svg:x="14.519cm" svg:y="11.265cm">
              <text:p/>
              <draw:enhanced-geometry svg:viewBox="0 0 21600 21600" draw:type="rectangle" draw:enhanced-path="M 0 0 L 21600 0 21600 21600 0 21600 0 0 Z N"/>
            </draw:custom-shape>
            <draw:custom-shape draw:style-name="gr42" draw:text-style-name="P17" draw:layer="layout" svg:width="0.855cm" svg:height="0.87cm" svg:x="14.642cm" svg:y="11.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15.375cm" svg:y1="12.134cm" svg:x2="15.742cm" svg:y2="12.507cm">
              <text:p/>
            </draw:line>
            <draw:line draw:style-name="gr43" draw:text-style-name="P2" draw:layer="layout" svg:x1="14.409cm" svg:y1="11.153cm" svg:x2="14.776cm" svg:y2="11.526cm">
              <text:p/>
            </draw:line>
            <draw:line draw:style-name="gr43" draw:text-style-name="P2" draw:layer="layout" svg:x1="15.741cm" svg:y1="11.14cm" svg:x2="15.399cm" svg:y2="11.538cm">
              <text:p/>
            </draw:line>
            <draw:line draw:style-name="gr43" draw:text-style-name="P2" draw:layer="layout" svg:x1="14.739cm" svg:y1="12.134cm" svg:x2="14.397cm" svg:y2="12.532cm">
              <text:p/>
            </draw:line>
            <draw:custom-shape draw:style-name="gr65" draw:text-style-name="P23" draw:layer="layout" svg:width="0.1cm" svg:height="0.3cm" svg:x="15.02cm" svg:y="11.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3" draw:layer="layout" svg:width="0.231cm" svg:height="0.319cm" svg:x="14.95cm" svg:y="1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2" draw:text-style-name="P5" draw:layer="layout" svg:width="0.243cm" svg:height="0.249cm" svg:x="14.948cm" svg:y="11.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3cm" svg:height="0.124cm" svg:x="15.008cm" svg:y="12.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0" draw:text-style-name="P16" draw:layer="layout" svg:width="1.345cm" svg:height="1.367cm" svg:x="16.474cm" svg:y="11.14cm">
              <text:p/>
              <draw:enhanced-geometry svg:viewBox="0 0 21600 21600" draw:type="rectangle" draw:enhanced-path="M 0 0 L 21600 0 21600 21600 0 21600 0 0 Z N"/>
            </draw:custom-shape>
            <draw:custom-shape draw:style-name="gr41" draw:text-style-name="P21" draw:layer="layout" svg:width="1.1cm" svg:height="1.118cm" svg:x="16.597cm" svg:y="11.265cm">
              <text:p/>
              <draw:enhanced-geometry svg:viewBox="0 0 21600 21600" draw:type="rectangle" draw:enhanced-path="M 0 0 L 21600 0 21600 21600 0 21600 0 0 Z N"/>
            </draw:custom-shape>
            <draw:custom-shape draw:style-name="gr42" draw:text-style-name="P17" draw:layer="layout" svg:width="0.855cm" svg:height="0.87cm" svg:x="16.719cm" svg:y="11.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17.452cm" svg:y1="12.134cm" svg:x2="17.819cm" svg:y2="12.507cm">
              <text:p/>
            </draw:line>
            <draw:line draw:style-name="gr43" draw:text-style-name="P2" draw:layer="layout" svg:x1="16.487cm" svg:y1="11.153cm" svg:x2="16.854cm" svg:y2="11.526cm">
              <text:p/>
            </draw:line>
            <draw:line draw:style-name="gr43" draw:text-style-name="P2" draw:layer="layout" svg:x1="17.819cm" svg:y1="11.14cm" svg:x2="17.477cm" svg:y2="11.538cm">
              <text:p/>
            </draw:line>
            <draw:line draw:style-name="gr43" draw:text-style-name="P2" draw:layer="layout" svg:x1="16.817cm" svg:y1="12.134cm" svg:x2="16.475cm" svg:y2="12.532cm">
              <text:p/>
            </draw:line>
            <draw:g>
              <draw:g>
                <draw:custom-shape draw:style-name="gr22" draw:text-style-name="P5" draw:layer="layout" svg:width="0.243cm" svg:height="0.249cm" svg:x="17.025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123cm" svg:height="0.124cm" svg:x="17.085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5" draw:text-style-name="P22" draw:layer="layout" svg:width="0.122cm" svg:height="0.373cm" svg:x="14.397cm" svg:y="10.395cm">
              <text:p/>
              <draw:enhanced-geometry svg:viewBox="0 0 21600 21600" draw:type="rectangle" draw:enhanced-path="M 0 0 L 21600 0 21600 21600 0 21600 0 0 Z N"/>
            </draw:custom-shape>
            <draw:custom-shape draw:style-name="gr46" draw:text-style-name="P4" draw:layer="layout" svg:width="0.122cm" svg:height="0.124cm" svg:x="14.397cm" svg:y="10.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3cm" svg:height="0.373cm" svg:x="17.208cm" svg:y="10.42cm">
              <text:p/>
              <draw:enhanced-geometry svg:viewBox="0 0 21600 21600" draw:type="rectangle" draw:enhanced-path="M 0 0 L 21600 0 21600 21600 0 21600 0 0 Z N"/>
            </draw:custom-shape>
            <draw:custom-shape draw:style-name="gr46" draw:text-style-name="P4" draw:layer="layout" svg:width="0.123cm" svg:height="0.124cm" svg:x="17.208cm" svg:y="1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14.663cm" svg:y="10.388cm">
              <text:p/>
              <draw:enhanced-geometry svg:viewBox="0 0 21600 21600" draw:mirror-vertical="true" draw:type="rectangle" draw:enhanced-path="M 0 0 L 21600 0 21600 21600 0 21600 0 0 Z N"/>
            </draw:custom-shape>
            <draw:custom-shape draw:style-name="gr46" draw:text-style-name="P4" draw:layer="layout" svg:width="0.122cm" svg:height="0.125cm" svg:x="14.663cm" svg:y="10.6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2" draw:layer="layout" svg:width="0.122cm" svg:height="0.373cm" svg:x="17.697cm" svg:y="10.388cm">
              <text:p/>
              <draw:enhanced-geometry svg:viewBox="0 0 21600 21600" draw:mirror-vertical="true" draw:type="rectangle" draw:enhanced-path="M 0 0 L 21600 0 21600 21600 0 21600 0 0 Z N"/>
            </draw:custom-shape>
            <draw:custom-shape draw:style-name="gr46" draw:text-style-name="P4" draw:layer="layout" svg:width="0.122cm" svg:height="0.125cm" svg:x="17.697cm" svg:y="10.6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47" draw:text-style-name="P23" draw:layer="layout" svg:width="1.954cm" svg:height="0.603cm" svg:x="15.131cm" svg:y="12.643cm">
            <text:p/>
            <draw:enhanced-geometry svg:viewBox="0 0 21600 21600" draw:mirror-vertical="true" draw:type="rectangle" draw:enhanced-path="M 0 0 L 21600 0 21600 21600 0 21600 0 0 Z N"/>
          </draw:custom-shape>
          <draw:line draw:style-name="gr48" draw:text-style-name="P2" draw:layer="layout" svg:x1="15.252cm" svg:y1="12.818cm" svg:x2="15.741cm" svg:y2="12.818cm">
            <text:p/>
          </draw:line>
          <draw:line draw:style-name="gr48" draw:text-style-name="P2" draw:layer="layout" svg:x1="15.252cm" svg:y1="13.004cm" svg:x2="16.23cm" svg:y2="13.004cm">
            <text:p/>
          </draw:line>
          <draw:custom-shape draw:style-name="gr49" draw:text-style-name="P2" draw:layer="layout" svg:width="0.123cm" svg:height="0.124cm" svg:x="16.474cm" svg:y="12.756cm">
            <text:p/>
            <draw:enhanced-geometry svg:viewBox="0 0 21600 21600" draw:type="rectangle" draw:enhanced-path="M 0 0 L 21600 0 21600 21600 0 21600 0 0 Z N"/>
          </draw:custom-shape>
          <draw:custom-shape draw:style-name="gr49" draw:text-style-name="P2" draw:layer="layout" svg:width="0.123cm" svg:height="0.124cm" svg:x="16.719cm" svg:y="12.756cm">
            <text:p/>
            <draw:enhanced-geometry svg:viewBox="0 0 21600 21600" draw:type="rectangle" draw:enhanced-path="M 0 0 L 21600 0 21600 21600 0 21600 0 0 Z N"/>
          </draw:custom-shape>
          <draw:custom-shape draw:style-name="gr49" draw:text-style-name="P2" draw:layer="layout" svg:width="0.123cm" svg:height="0.124cm" svg:x="16.474cm" svg:y="13.004cm">
            <text:p/>
            <draw:enhanced-geometry svg:viewBox="0 0 21600 21600" draw:type="rectangle" draw:enhanced-path="M 0 0 L 21600 0 21600 21600 0 21600 0 0 Z N"/>
          </draw:custom-shape>
          <draw:custom-shape draw:style-name="gr49" draw:text-style-name="P2" draw:layer="layout" svg:width="0.123cm" svg:height="0.124cm" svg:x="16.719cm" svg:y="13.004cm">
            <text:p/>
            <draw:enhanced-geometry svg:viewBox="0 0 21600 21600" draw:type="rectangle" draw:enhanced-path="M 0 0 L 21600 0 21600 21600 0 21600 0 0 Z N"/>
          </draw:custom-shape>
          <draw:custom-shape draw:style-name="gr50" draw:text-style-name="P22" draw:layer="layout" svg:width="0.49cm" svg:height="0.248cm" svg:x="15.863cm" svg:y="9.40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5" draw:text-style-name="P22" draw:layer="layout" svg:width="0.49cm" svg:height="0.248cm" svg:x="15.863cm" svg:y="10.768cm">
              <text:p/>
              <draw:enhanced-geometry svg:viewBox="0 0 21600 21600" draw:type="rectangle" draw:enhanced-path="M 0 0 L 21600 0 21600 21600 0 21600 0 0 Z N"/>
            </draw:custom-shape>
            <draw:custom-shape draw:style-name="gr51" draw:text-style-name="P13" draw:layer="layout" svg:width="0.245cm" svg:height="0.248cm" svg:x="15.863cm" svg:y="10.768cm">
              <text:p/>
              <draw:enhanced-geometry svg:viewBox="0 0 21600 21600" draw:type="rectangle" draw:enhanced-path="M 0 0 L 21600 0 21600 21600 0 21600 0 0 Z N"/>
            </draw:custom-shape>
          </draw:g>
          <draw:custom-shape draw:style-name="gr3" draw:text-style-name="P3" draw:layer="layout" svg:width="3.1cm" svg:height="4.8cm" svg:x="16.108cm" svg:y="9.101cm">
            <text:p/>
            <draw:enhanced-geometry svg:viewBox="0 0 21600 21600" draw:type="rectangle" draw:enhanced-path="M 0 0 L 21600 0 21600 21600 0 21600 0 0 Z N"/>
          </draw:custom-shape>
          <draw:frame draw:style-name="gr61" draw:text-style-name="P26" draw:layer="layout" svg:width="1.6cm" svg:height="0.569cm" svg:x="15.5cm" svg:y="11.431cm">
            <draw:text-box>
              <text:p><text:span text:style-name="T2">Speed</text:span></text:p>
            </draw:text-box>
          </draw:frame>
          <draw:custom-shape draw:style-name="gr62" draw:text-style-name="P8" draw:layer="layout" svg:width="0.1cm" svg:height="0.999cm" svg:x="15.308cm" svg:y="11.2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7" draw:layer="layout" svg:width="1.8cm" svg:height="1.381cm" svg:x="14.3cm" svg:y="9.619cm">
            <draw:text-box>
              <text:p text:style-name="P9"><text:span text:style-name="T2">Selecting direction</text:span></text:p>
            </draw:text-box>
          </draw:frame>
          <draw:custom-shape draw:style-name="gr22" draw:text-style-name="P5" draw:layer="layout" svg:width="0.4cm" svg:height="0.4cm" draw:transform="rotate (-0.785398163397449) translate (15.203cm 1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2" draw:layer="layout" svg:x1="15.06cm" svg:y1="10.46cm" svg:x2="15.131cm" svg:y2="10.531cm">
            <text:p/>
          </draw:line>
        </draw:g>
        <draw:g>
          <draw:custom-shape draw:style-name="gr27" draw:text-style-name="P13" draw:layer="layout" svg:width="1.4cm" svg:height="2.8cm" svg:x="17.9cm" svg:y="10.6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1.4cm" svg:height="2.8cm" svg:x="17.9cm" svg:y="10.6cm">
            <text:p/>
            <draw:enhanced-geometry svg:viewBox="0 0 21600 21600" draw:path-stretchpoint-x="10800" draw:path-stretchpoint-y="10800" draw:text-areas="?f3 ?f4 ?f5 ?f6" draw:type="round-rectangle" draw:modifiers="1676.19047619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 draw:layer="layout" svg:width="1cm" svg:height="1cm" svg:x="18.1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2cm" svg:height="0.2cm" svg:x="19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189cm" svg:height="0.189cm" svg:x="18.011cm" svg:y="11.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6cm" svg:height="0.569cm" svg:x="17.95cm" svg:y="12.33cm">
            <draw:text-box>
              <text:p><text:span text:style-name="T2">Speed</text:span></text:p>
            </draw:text-box>
          </draw:frame>
          <draw:g>
            <draw:custom-shape draw:style-name="gr14" draw:text-style-name="P8" draw:layer="layout" svg:width="0.2cm" svg:height="0.2cm" svg:x="18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8.0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8.011cm" svg:y="11.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8.061cm" svg:y="11.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9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9.05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8.022cm" svg:y="1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8.072cm" svg:y="11.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5" draw:layer="layout" svg:width="0.2cm" svg:height="0.2cm" svg:x="19.011cm" svg:y="1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1cm" svg:height="0.1cm" svg:x="19.061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3" draw:text-style-name="P8" draw:layer="layout" svg:width="1.11cm" svg:height="1cm" svg:x="18.05cm" svg:y="12cm">
              <text:p/>
              <draw:enhanced-geometry svg:viewBox="0 0 21600 21600" draw:type="block-arc" draw:modifiers="-147.25277742239 10232.058239871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4" draw:text-style-name="P2" draw:layer="layout" svg:x1="19.058cm" svg:y1="12.23cm" svg:x2="19.142cm" svg:y2="12.338cm">
              <text:p/>
            </draw:line>
          </draw:g>
          <draw:custom-shape draw:style-name="gr67" draw:text-style-name="P28" draw:layer="layout" svg:width="2.2cm" svg:height="1.5cm" svg:x="17.5cm" svg:y="10.4cm">
            <text:p/>
            <draw:enhanced-geometry svg:viewBox="0 0 21600 21600" draw:type="rectangle" draw:enhanced-path="M 0 0 L 21600 0 21600 21600 0 21600 0 0 Z N"/>
          </draw:custom-shape>
          <draw:custom-shape draw:style-name="gr22" draw:text-style-name="P5" draw:layer="layout" svg:width="0.4cm" svg:height="0.4cm" svg:x="18.4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2" draw:layer="layout" svg:x1="18.6cm" svg:y1="11.2cm" svg:x2="18.6cm" svg:y2="11.3cm">
            <text:p/>
          </draw:line>
          <draw:frame draw:style-name="gr25" draw:text-style-name="P12" draw:layer="layout" svg:width="1.7cm" svg:height="0.887cm" svg:x="17.8cm" svg:y="10.413cm">
            <draw:text-box>
              <text:p><text:span text:style-name="T2">Selecting direction</text:span></text:p>
            </draw:text-box>
          </draw:frame>
        </draw:g>
        <draw:frame draw:style-name="gr56" draw:text-style-name="P7" draw:layer="layout" svg:width="11.5cm" svg:height="1.807cm" svg:x="1.3cm" svg:y="6.082cm">
          <draw:text-box>
            <text:p><text:span text:style-name="T1">- The models with 'center off' where only one channel is used for both directions. With stick radios, the 0 power will be adjusted in the center, going forward is done with stick on top and reverse with stick on bottom.</text:span></text:p>
          </draw:text-box>
        </draw:frame>
        <draw:frame draw:style-name="gr68" draw:text-style-name="P7" draw:layer="layout" svg:width="12.6cm" svg:height="2.974cm" svg:x="1.2cm" svg:y="10.3cm">
          <draw:text-box>
            <text:p><text:span text:style-name="T1">- The other models, which are driven similarly to most live steam locomotive controllers (where the reversing valve is separated from the power valve), have different channels for the power and direction.</text:span></text:p>
            <text:p><text:span text:style-name="T1">This is used to have a more realistic operation. However, this means that power operating need two radio channels instead of one, and also need two commands devices (sticks, knob, selector, etc.). In some ESC, switching direction may need to have the power near 0 to effectively change direction.</text:span></text:p>
          </draw:text-box>
        </draw:frame>
        <draw:frame draw:style-name="gr58" draw:text-style-name="P7" draw:layer="layout" svg:width="18.6cm" svg:height="1.418cm" svg:x="1.2cm" svg:y="14.5cm">
          <draw:text-box>
            <text:p><text:span text:style-name="T1">Rotating knobs train transmitters works similarly with both solutions.</text:span></text:p>
            <text:p><text:span text:style-name="T1">Some train ESC are equipped with auxiliary outputs to handle accessories signals (typically bell and whistle, couplers or car lights). The RC signals are proportionals and they may need to be relayed for use in sound cards.</text:span></text:p>
          </draw:text-box>
        </draw:frame>
        <draw:custom-shape draw:style-name="gr2" draw:text-style-name="P2" draw:layer="layout" svg:width="0.412cm" svg:height="0.9cm" svg:x="17cm" svg:y="1.953cm">
          <text:p/>
          <draw:enhanced-geometry svg:viewBox="0 0 21600 21600" draw:path-stretchpoint-x="10800" draw:path-stretchpoint-y="10800" draw:text-areas="?f3 ?f4 ?f5 ?f6" draw:type="round-rectangle" draw:modifiers="9775.70715474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6cm" svg:height="0.7cm" svg:x="16.6cm" svg:y="2.398cm">
          <text:p/>
          <draw:enhanced-geometry svg:viewBox="0 0 21600 21600" draw:type="rectangle" draw:enhanced-path="M 0 0 L 21600 0 21600 21600 0 21600 0 0 Z N"/>
        </draw:custom-shape>
        <draw:custom-shape draw:style-name="gr5" draw:text-style-name="P4" draw:layer="layout" svg:width="0.798cm" svg:height="0.798cm" svg:x="16.404cm" svg:y="3.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798cm" svg:height="0.798cm" svg:x="18.302cm" svg:y="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6.5cm" svg:y1="3.448cm" svg:x2="19cm" svg:y2="3.448cm">
            <text:p/>
          </draw:line>
          <draw:line draw:style-name="gr6" draw:text-style-name="P2" draw:layer="layout" svg:x1="18.801cm" svg:y1="3.549cm" svg:x2="18.901cm" svg:y2="3.349cm">
            <text:p/>
          </draw:line>
          <draw:line draw:style-name="gr6" draw:text-style-name="P2" draw:layer="layout" svg:x1="18.701cm" svg:y1="3.549cm" svg:x2="18.801cm" svg:y2="3.349cm">
            <text:p/>
          </draw:line>
          <draw:line draw:style-name="gr6" draw:text-style-name="P2" draw:layer="layout" svg:x1="18.601cm" svg:y1="3.549cm" svg:x2="18.701cm" svg:y2="3.349cm">
            <text:p/>
          </draw:line>
          <draw:line draw:style-name="gr6" draw:text-style-name="P2" draw:layer="layout" svg:x1="18.501cm" svg:y1="3.549cm" svg:x2="18.601cm" svg:y2="3.349cm">
            <text:p/>
          </draw:line>
          <draw:line draw:style-name="gr6" draw:text-style-name="P2" draw:layer="layout" svg:x1="16.601cm" svg:y1="3.549cm" svg:x2="16.701cm" svg:y2="3.349cm">
            <text:p/>
          </draw:line>
          <draw:line draw:style-name="gr6" draw:text-style-name="P2" draw:layer="layout" svg:x1="16.701cm" svg:y1="3.549cm" svg:x2="16.801cm" svg:y2="3.349cm">
            <text:p/>
          </draw:line>
          <draw:line draw:style-name="gr6" draw:text-style-name="P2" draw:layer="layout" svg:x1="16.8cm" svg:y1="3.548cm" svg:x2="16.9cm" svg:y2="3.348cm">
            <text:p/>
          </draw:line>
          <draw:line draw:style-name="gr6" draw:text-style-name="P2" draw:layer="layout" svg:x1="16.901cm" svg:y1="3.549cm" svg:x2="17.001cm" svg:y2="3.349cm">
            <text:p/>
          </draw:line>
        </draw:g>
        <draw:custom-shape draw:style-name="gr7" draw:text-style-name="P5" draw:layer="layout" svg:width="1.3cm" svg:height="0.511cm" svg:x="17.114cm" svg:y="3.187cm">
          <text:p/>
          <draw:enhanced-geometry svg:viewBox="0 0 21600 21600" draw:mirror-horizontal="false" draw:mirror-vertical="false" draw:type="rectangle" draw:enhanced-path="M 0 0 L 21600 0 21600 21600 0 21600 0 0 Z N"/>
        </draw:custom-shape>
        <draw:custom-shape draw:style-name="gr7" draw:text-style-name="P5" draw:layer="layout" svg:width="0.2cm" svg:height="0.2cm" svg:x="18.6cm" svg:y="3.4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cm" svg:height="0.2cm" svg:x="16.702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15.4cm" svg:y1="3.798cm" svg:x2="19.3cm" svg:y2="3.798cm">
          <text:p/>
        </draw:line>
        <draw:line draw:style-name="gr6" draw:text-style-name="P2" draw:layer="layout" svg:x1="19.3cm" svg:y1="3.798cm" svg:x2="19.3cm" svg:y2="3.298cm">
          <text:p/>
        </draw:line>
        <draw:line draw:style-name="gr6" draw:text-style-name="P2" draw:layer="layout" svg:x1="19.1cm" svg:y1="3.298cm" svg:x2="19.3cm" svg:y2="3.298cm">
          <text:p/>
        </draw:line>
        <draw:line draw:style-name="gr6" draw:text-style-name="P2" draw:layer="layout" svg:x1="19.2cm" svg:y1="2.398cm" svg:x2="19.2cm" svg:y2="3.298cm">
          <text:p/>
        </draw:line>
        <draw:line draw:style-name="gr6" draw:text-style-name="P2" draw:layer="layout" svg:x1="16.7cm" svg:y1="2.398cm" svg:x2="19.2cm" svg:y2="2.398cm">
          <text:p/>
        </draw:line>
        <draw:line draw:style-name="gr6" draw:text-style-name="P2" draw:layer="layout" svg:x1="15.4cm" svg:y1="1.698cm" svg:x2="15.4cm" svg:y2="3.798cm">
          <text:p/>
        </draw:line>
        <draw:line draw:style-name="gr6" draw:text-style-name="P2" draw:layer="layout" svg:x1="15.1cm" svg:y1="1.698cm" svg:x2="16.7cm" svg:y2="1.698cm">
          <text:p/>
        </draw:line>
        <draw:line draw:style-name="gr6" draw:text-style-name="P2" draw:layer="layout" svg:x1="16.7cm" svg:y1="2.398cm" svg:x2="16.7cm" svg:y2="1.698cm">
          <text:p/>
        </draw:line>
        <draw:connector draw:style-name="gr10" draw:text-style-name="P2" draw:layer="layout" draw:type="curve" svg:x1="16.5cm" svg:y1="2.448cm" svg:x2="16.8cm" svg:y2="2.723cm" draw:start-shape="id25" draw:start-glue-point="1" draw:end-shape="id26" draw:end-glue-point="3" svg:d="M16500 2448c225 0 75 275 300 275" svg:viewBox="0 0 301 276">
          <text:p/>
        </draw:connector>
        <draw:custom-shape draw:style-name="gr11" draw:text-style-name="P6" draw:layer="layout" svg:width="0.8cm" svg:height="0.568cm" svg:x="15.5cm" svg:y="3.03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15.3cm" svg:y="2.998cm">
          <draw:text-box>
            <text:p><text:span text:style-name="T1">Snd</text:span></text:p>
          </draw:text-box>
        </draw:frame>
        <draw:g>
          <draw:custom-shape draw:style-name="gr15" draw:text-style-name="P9" xml:id="id27" draw:id="id27" draw:layer="layout" svg:width="0.15cm" svg:height="0.3cm" svg:x="15.5cm" svg:y="2.398cm">
            <text:p/>
            <draw:enhanced-geometry svg:viewBox="0 0 21600 21600" draw:type="rectangle" draw:enhanced-path="M 0 0 L 21600 0 21600 21600 0 21600 0 0 Z N"/>
          </draw:custom-shape>
          <draw:custom-shape draw:style-name="gr15" draw:text-style-name="P9" draw:layer="layout" svg:width="0.6cm" svg:height="0.137cm" draw:transform="rotate (-1.5707963267949) translate (15.787cm 2.2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0" draw:text-style-name="P2" draw:layer="layout" draw:type="curve" draw:line-skew="-0.354cm" svg:x1="15.575cm" svg:y1="2.698cm" svg:x2="15.75cm" svg:y2="3.048cm" draw:start-shape="id27" draw:start-glue-point="2" svg:d="M15575 2698c0 241 175 67 175 350" svg:viewBox="0 0 176 351">
          <text:p/>
        </draw:connector>
        <draw:custom-shape draw:style-name="gr8" draw:text-style-name="P2" draw:layer="layout" svg:width="0.4cm" svg:height="1.3cm" svg:x="18.4cm" svg:y="1.0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4cm" svg:x="17.7cm" svg:y="1.998cm">
          <text:p/>
          <draw:enhanced-geometry svg:viewBox="0 0 21600 21600" draw:type="rectangle" draw:enhanced-path="M 0 0 L 21600 0 21600 21600 0 21600 0 0 Z N"/>
        </draw:custom-shape>
        <draw:connector draw:style-name="gr16" draw:text-style-name="P2" xml:id="id28" draw:id="id28" draw:layer="layout" draw:type="curve" svg:x1="17.5cm" svg:y1="2.723cm" svg:x2="17.5cm" svg:y2="2.723cm" draw:start-shape="id26" draw:end-shape="id26" svg:d="M17500 2723z" svg:viewBox="0 0 1 1">
          <text:p/>
        </draw:connector>
        <draw:g xml:id="id29" draw:id="id29">
          <draw:custom-shape draw:style-name="gr17" draw:text-style-name="P10" draw:layer="layout" svg:width="1.1cm" svg:height="0.38cm" svg:x="17.9cm" svg:y="2.623cm">
            <text:p/>
            <draw:enhanced-geometry svg:viewBox="0 0 21600 21600" draw:mirror-horizontal="false" draw:mirror-vertical="false" draw:type="rectangle" draw:enhanced-path="M 0 0 L 21600 0 21600 21600 0 21600 0 0 Z N"/>
          </draw:custom-shape>
          <draw:g>
            <draw:g>
              <draw:line draw:style-name="gr10" draw:text-style-name="P2" draw:layer="layout" svg:x1="18.074cm" svg:y1="2.688cm" svg:x2="18.074cm" svg:y2="2.938cm">
                <text:p/>
              </draw:line>
              <draw:line draw:style-name="gr10" draw:text-style-name="P2" draw:layer="layout" svg:x1="18.016cm" svg:y1="2.751cm" svg:x2="18.016cm" svg:y2="2.876cm">
                <text:p/>
              </draw:line>
            </draw:g>
            <draw:g>
              <draw:line draw:style-name="gr10" draw:text-style-name="P2" draw:layer="layout" svg:x1="18.189cm" svg:y1="2.688cm" svg:x2="18.189cm" svg:y2="2.938cm">
                <text:p/>
              </draw:line>
              <draw:line draw:style-name="gr10" draw:text-style-name="P2" draw:layer="layout" svg:x1="18.132cm" svg:y1="2.751cm" svg:x2="18.132cm" svg:y2="2.876cm">
                <text:p/>
              </draw:line>
            </draw:g>
            <draw:g>
              <draw:line draw:style-name="gr10" draw:text-style-name="P2" draw:layer="layout" svg:x1="18.305cm" svg:y1="2.688cm" svg:x2="18.305cm" svg:y2="2.938cm">
                <text:p/>
              </draw:line>
              <draw:line draw:style-name="gr10" draw:text-style-name="P2" draw:layer="layout" svg:x1="18.247cm" svg:y1="2.751cm" svg:x2="18.247cm" svg:y2="2.876cm">
                <text:p/>
              </draw:line>
            </draw:g>
            <draw:g>
              <draw:line draw:style-name="gr10" draw:text-style-name="P2" draw:layer="layout" svg:x1="18.421cm" svg:y1="2.688cm" svg:x2="18.421cm" svg:y2="2.938cm">
                <text:p/>
              </draw:line>
              <draw:line draw:style-name="gr10" draw:text-style-name="P2" draw:layer="layout" svg:x1="18.363cm" svg:y1="2.751cm" svg:x2="18.363cm" svg:y2="2.876cm">
                <text:p/>
              </draw:line>
            </draw:g>
            <draw:g>
              <draw:line draw:style-name="gr10" draw:text-style-name="P2" draw:layer="layout" svg:x1="18.537cm" svg:y1="2.688cm" svg:x2="18.537cm" svg:y2="2.938cm">
                <text:p/>
              </draw:line>
              <draw:line draw:style-name="gr10" draw:text-style-name="P2" draw:layer="layout" svg:x1="18.479cm" svg:y1="2.751cm" svg:x2="18.479cm" svg:y2="2.876cm">
                <text:p/>
              </draw:line>
            </draw:g>
            <draw:g>
              <draw:line draw:style-name="gr10" draw:text-style-name="P2" draw:layer="layout" svg:x1="18.653cm" svg:y1="2.688cm" svg:x2="18.653cm" svg:y2="2.938cm">
                <text:p/>
              </draw:line>
              <draw:line draw:style-name="gr10" draw:text-style-name="P2" draw:layer="layout" svg:x1="18.595cm" svg:y1="2.751cm" svg:x2="18.595cm" svg:y2="2.876cm">
                <text:p/>
              </draw:line>
            </draw:g>
            <draw:g>
              <draw:line draw:style-name="gr10" draw:text-style-name="P2" draw:layer="layout" svg:x1="18.768cm" svg:y1="2.688cm" svg:x2="18.768cm" svg:y2="2.938cm">
                <text:p/>
              </draw:line>
              <draw:line draw:style-name="gr10" draw:text-style-name="P2" draw:layer="layout" svg:x1="18.711cm" svg:y1="2.751cm" svg:x2="18.711cm" svg:y2="2.876cm">
                <text:p/>
              </draw:line>
            </draw:g>
            <draw:g>
              <draw:line draw:style-name="gr10" draw:text-style-name="P2" draw:layer="layout" svg:x1="18.884cm" svg:y1="2.688cm" svg:x2="18.884cm" svg:y2="2.938cm">
                <text:p/>
              </draw:line>
              <draw:line draw:style-name="gr10" draw:text-style-name="P2" draw:layer="layout" svg:x1="18.826cm" svg:y1="2.751cm" svg:x2="18.826cm" svg:y2="2.876cm">
                <text:p/>
              </draw:line>
            </draw:g>
          </draw:g>
        </draw:g>
        <draw:connector draw:style-name="gr10" draw:text-style-name="P2" draw:layer="layout" draw:type="curve" draw:line-skew="0.664cm" svg:x1="17.5cm" svg:y1="2.723cm" svg:x2="17.9cm" svg:y2="2.813cm" draw:start-shape="id28" draw:start-glue-point="0" draw:end-shape="id29" draw:end-glue-point="3" svg:d="M17500 2723c244 0 45 90 400 90" svg:viewBox="0 0 401 91">
          <text:p/>
        </draw:connector>
        <draw:path draw:style-name="gr10" draw:text-style-name="P2" draw:layer="layout" svg:width="0.799cm" svg:height="0.219cm" svg:x="16cm" svg:y="2.798cm" svg:viewBox="0 0 800 220" svg:d="M0 220c0-220 800-220 800-220">
          <text:p/>
        </draw:path>
        <draw:path draw:style-name="gr10" draw:text-style-name="P2" draw:layer="layout" svg:width="0.284cm" svg:height="0.365cm" svg:x="17.515cm" svg:y="2.832cm" svg:viewBox="0 0 285 366" svg:d="M285 366c0-400-285-365-285-365">
          <text:p/>
        </draw:path>
        <draw:custom-shape draw:style-name="gr69" draw:text-style-name="P28" draw:layer="layout" svg:width="5.1cm" svg:height="3.3cm" svg:x="14.7cm" svg:y="0.9cm">
          <text:p/>
          <draw:enhanced-geometry svg:viewBox="0 0 21600 21600" draw:type="rectangle" draw:enhanced-path="M 0 0 L 21600 0 21600 21600 0 21600 0 0 Z N"/>
        </draw:custom-shape>
        <draw:g>
          <draw:custom-shape draw:style-name="gr11" draw:text-style-name="P6" xml:id="id26" draw:id="id26" draw:layer="layout" svg:width="0.7cm" svg:height="0.45cm" svg:x="16.8cm" svg:y="2.498cm">
            <text:p/>
            <draw:enhanced-geometry svg:viewBox="0 0 21600 21600" draw:mirror-horizontal="false" draw:mirror-vertical="false" draw:type="rectangle" draw:enhanced-path="M 0 0 L 21600 0 21600 21600 0 21600 0 0 Z N"/>
          </draw:custom-shape>
          <draw:frame draw:style-name="gr12" draw:text-style-name="P7" draw:layer="layout" svg:width="1.6cm" svg:height="0.64cm" svg:x="16.6cm" svg:y="2.398cm">
            <draw:text-box>
              <text:p><text:span text:style-name="T1">Esc</text:span></text:p>
            </draw:text-box>
          </draw:frame>
        </draw:g>
        <draw:frame draw:style-name="gr23" draw:text-style-name="P12" draw:layer="layout" svg:width="4.6cm" svg:height="0.887cm" svg:x="14.5cm" svg:y="13.613cm">
          <draw:text-box>
            <text:p><text:span text:style-name="T2">© Pierre ROUZEAU cc by-nc-sa</text:span></text:p>
            <text:p><text:span text:style-name="T2">http://rouzeau.n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20T20:03:41.783000000</meta:creation-date>
    <dc:date>2016-11-27T11:56:44.380000000</dc:date>
    <meta:editing-duration>PT6H32M22S</meta:editing-duration>
    <meta:editing-cycles>62</meta:editing-cycles>
    <meta:generator>LibreOffice/5.2.3.3$Windows_x86 LibreOffice_project/d54a8868f08a7b39642414cf2c8ef2f228f780cf</meta:generator>
    <meta:document-statistic meta:object-count="862"/>
  </office:meta>
</office:document-meta>
</file>